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1" style:family="table">
      <style:table-properties style:width="16.752cm" table:align="margins"/>
    </style:style>
    <style:style style:name="Table1.A" style:family="table-column">
      <style:table-column-properties style:column-width="16.752cm" style:rel-column-width="65535*"/>
    </style:style>
    <style:style style:name="Table1.A1" style:family="table-cell">
      <style:table-cell-properties fo:padding="0.097cm" fo:border="0.05pt solid #000000"/>
    </style:style>
    <style:style style:name="P1" style:family="paragraph" style:parent-style-name="Normal">
      <style:text-properties fo:font-size="12pt" style:font-size-asian="12pt"/>
    </style:style>
    <style:style style:name="P2" style:family="paragraph" style:parent-style-name="Normal">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P3" style:family="paragraph" style:parent-style-name="Normal">
      <style:text-properties fo:font-style="italic" style:font-style-asian="italic"/>
    </style:style>
    <style:style style:name="P4" style:family="paragraph" style:parent-style-name="Normal">
      <style:text-properties fo:font-style="italic" officeooo:rsid="003a2dc9" officeooo:paragraph-rsid="003a2dc9" style:font-style-asian="italic"/>
    </style:style>
    <style:style style:name="P5" style:family="paragraph" style:parent-style-name="Normal">
      <style:text-properties fo:font-style="italic" officeooo:rsid="003b0e17" officeooo:paragraph-rsid="003b0e17" style:font-style-asian="italic"/>
    </style:style>
    <style:style style:name="P6" style:family="paragraph" style:parent-style-name="Normal">
      <style:text-properties style:text-underline-style="solid" style:text-underline-width="auto" style:text-underline-color="font-color"/>
    </style:style>
    <style:style style:name="P7" style:family="paragraph" style:parent-style-name="Normal">
      <style:text-properties style:text-underline-style="solid" style:text-underline-width="auto" style:text-underline-color="font-color" officeooo:paragraph-rsid="003c2acd"/>
    </style:style>
    <style:style style:name="P8" style:family="paragraph" style:parent-style-name="Normal">
      <style:paragraph-properties fo:text-align="center" style:justify-single-word="false"/>
      <style:text-properties fo:font-size="18pt" fo:font-weight="bold" officeooo:rsid="003488d7" officeooo:paragraph-rsid="003488d7" style:font-size-asian="18pt" style:font-weight-asian="bold" style:font-size-complex="13pt" style:font-weight-complex="bold"/>
    </style:style>
    <style:style style:name="P9" style:family="paragraph" style:parent-style-name="Normal">
      <style:text-properties officeooo:rsid="00358558" officeooo:paragraph-rsid="00358558"/>
    </style:style>
    <style:style style:name="P10" style:family="paragraph" style:parent-style-name="Normal">
      <style:text-properties officeooo:paragraph-rsid="00409d30"/>
    </style:style>
    <style:style style:name="P11" style:family="paragraph" style:parent-style-name="Normal">
      <style:text-properties officeooo:rsid="00477250" officeooo:paragraph-rsid="00477250"/>
    </style:style>
    <style:style style:name="P12" style:family="paragraph" style:parent-style-name="Normal">
      <style:text-properties officeooo:rsid="005c35c2" officeooo:paragraph-rsid="005c35c2"/>
    </style:style>
    <style:style style:name="P13" style:family="paragraph" style:parent-style-name="Normal">
      <style:text-properties officeooo:paragraph-rsid="00632ad1"/>
    </style:style>
    <style:style style:name="P14" style:family="paragraph" style:parent-style-name="Normal">
      <style:text-properties officeooo:paragraph-rsid="006bfeb2"/>
    </style:style>
    <style:style style:name="P15" style:family="paragraph" style:parent-style-name="Normal">
      <style:paragraph-properties fo:hyphenation-ladder-count="no-limit" fo:break-before="page"/>
      <style:text-properties fo:hyphenate="true"/>
    </style:style>
    <style:style style:name="P16" style:family="paragraph" style:parent-style-name="Paragraphe_20_de_20_liste">
      <style:paragraph-properties fo:margin-left="0cm" fo:margin-right="0cm" fo:text-indent="0cm" style:auto-text-indent="false"/>
    </style:style>
    <style:style style:name="P17" style:family="paragraph" style:parent-style-name="Paragraphe_20_de_20_liste">
      <style:paragraph-properties fo:margin-left="0cm" fo:margin-right="0cm" fo:text-indent="0cm" style:auto-text-indent="false"/>
      <style:text-properties officeooo:paragraph-rsid="007e444e"/>
    </style:style>
    <style:style style:name="P18" style:family="paragraph" style:parent-style-name="Paragraphe_20_de_20_liste">
      <style:paragraph-properties fo:margin-left="0cm" fo:margin-right="0cm" fo:text-indent="0cm" style:auto-text-indent="false"/>
      <style:text-properties officeooo:paragraph-rsid="00d47971"/>
    </style:style>
    <style:style style:name="P19" style:family="paragraph" style:parent-style-name="Paragraphe_20_de_20_liste" style:list-style-name="L2"/>
    <style:style style:name="P20" style:family="paragraph" style:parent-style-name="Paragraphe_20_de_20_liste" style:list-style-name="L2">
      <style:text-properties officeooo:paragraph-rsid="00438a07"/>
    </style:style>
    <style:style style:name="P21" style:family="paragraph" style:parent-style-name="Paragraphe_20_de_20_liste" style:list-style-name="L1">
      <style:paragraph-properties fo:margin-left="-2.498cm" fo:margin-right="0cm" fo:text-indent="0cm" style:auto-text-indent="false"/>
      <style:text-properties fo:font-size="16pt" fo:font-weight="bold" officeooo:rsid="00e2c5bf" officeooo:paragraph-rsid="00e2c5bf" style:font-size-asian="16pt" style:font-weight-asian="bold"/>
    </style:style>
    <style:style style:name="P22" style:family="paragraph" style:parent-style-name="Paragraphe_20_de_20_liste" style:list-style-name="L1">
      <style:paragraph-properties fo:margin-left="-2.498cm" fo:margin-right="0cm" fo:text-indent="0cm" style:auto-text-indent="false"/>
      <style:text-properties fo:font-size="14pt" style:text-underline-style="solid" style:text-underline-width="auto" style:text-underline-color="font-color" officeooo:rsid="00358558" officeooo:paragraph-rsid="00358558" style:text-underline-mode="continuous" style:text-overline-mode="continuous" style:text-line-through-mode="continuous" style:font-size-asian="14pt"/>
    </style:style>
    <style:style style:name="P23" style:family="paragraph" style:parent-style-name="Paragraphe_20_de_20_liste">
      <style:paragraph-properties fo:margin-left="0cm" fo:margin-right="0cm" fo:text-indent="0cm" style:auto-text-indent="false"/>
      <style:text-properties officeooo:paragraph-rsid="00e3223e"/>
    </style:style>
    <style:style style:name="P24" style:family="paragraph" style:parent-style-name="Paragraphe_20_de_20_liste">
      <style:paragraph-properties fo:margin-left="0cm" fo:margin-right="0cm" fo:text-indent="0cm" style:auto-text-indent="false"/>
      <style:text-properties officeooo:paragraph-rsid="00fe3cf4"/>
    </style:style>
    <style:style style:name="P25" style:family="paragraph" style:parent-style-name="Paragraphe_20_de_20_liste">
      <style:paragraph-properties fo:margin-left="0cm" fo:margin-right="0cm" fo:text-indent="0cm" style:auto-text-indent="false"/>
      <style:text-properties officeooo:paragraph-rsid="0130f6a5"/>
    </style:style>
    <style:style style:name="P26" style:family="paragraph" style:parent-style-name="Paragraphe_20_de_20_liste">
      <style:paragraph-properties fo:margin-left="0cm" fo:margin-right="0cm" fo:text-indent="0cm" style:auto-text-indent="false"/>
      <style:text-properties officeooo:paragraph-rsid="0136a5a6"/>
    </style:style>
    <style:style style:name="P27" style:family="paragraph" style:parent-style-name="Paragraphe_20_de_20_liste">
      <style:paragraph-properties fo:margin-left="0cm" fo:margin-right="0cm" fo:text-indent="0cm" style:auto-text-indent="false"/>
      <style:text-properties officeooo:paragraph-rsid="013c8760"/>
    </style:style>
    <style:style style:name="P28" style:family="paragraph" style:parent-style-name="Paragraphe_20_de_20_liste">
      <style:paragraph-properties fo:margin-left="0cm" fo:margin-right="0cm" fo:text-indent="0cm" style:auto-text-indent="false"/>
      <style:text-properties officeooo:paragraph-rsid="014eb373"/>
    </style:style>
    <style:style style:name="P29" style:family="paragraph" style:parent-style-name="Paragraphe_20_de_20_liste">
      <style:paragraph-properties fo:margin-left="0cm" fo:margin-right="0cm" fo:text-indent="0cm" style:auto-text-indent="false"/>
      <style:text-properties officeooo:paragraph-rsid="0164f696"/>
    </style:style>
    <style:style style:name="P30" style:family="paragraph" style:parent-style-name="Paragraphe_20_de_20_liste">
      <style:paragraph-properties fo:margin-left="0cm" fo:margin-right="0cm" fo:text-indent="0cm" style:auto-text-indent="false"/>
      <style:text-properties officeooo:paragraph-rsid="01765376"/>
    </style:style>
    <style:style style:name="P31" style:family="paragraph" style:parent-style-name="Paragraphe_20_de_20_liste">
      <style:paragraph-properties fo:margin-left="0cm" fo:margin-right="0cm" fo:text-indent="0cm" style:auto-text-indent="false"/>
      <style:text-properties officeooo:paragraph-rsid="01de2f80"/>
    </style:style>
    <style:style style:name="P32" style:family="paragraph" style:parent-style-name="Paragraphe_20_de_20_liste">
      <style:paragraph-properties fo:margin-left="0cm" fo:margin-right="0cm" fo:text-indent="0cm" style:auto-text-indent="false"/>
      <style:text-properties officeooo:paragraph-rsid="01e57c1c"/>
    </style:style>
    <style:style style:name="P33" style:family="paragraph" style:parent-style-name="Paragraphe_20_de_20_liste">
      <style:paragraph-properties fo:margin-left="0cm" fo:margin-right="0cm" fo:text-indent="0cm" style:auto-text-indent="false"/>
      <style:text-properties officeooo:paragraph-rsid="01eb4ced"/>
    </style:style>
    <style:style style:name="P34" style:family="paragraph" style:parent-style-name="Paragraphe_20_de_20_liste">
      <style:paragraph-properties fo:margin-left="0cm" fo:margin-right="0cm" fo:text-indent="0cm" style:auto-text-indent="false"/>
      <style:text-properties officeooo:paragraph-rsid="01ee33be"/>
    </style:style>
    <style:style style:name="P35" style:family="paragraph" style:parent-style-name="Paragraphe_20_de_20_liste">
      <style:paragraph-properties fo:margin-left="0cm" fo:margin-right="0cm" fo:text-indent="0cm" style:auto-text-indent="false"/>
      <style:text-properties officeooo:paragraph-rsid="01efb88f"/>
    </style:style>
    <style:style style:name="P36" style:family="paragraph" style:parent-style-name="Paragraphe_20_de_20_liste">
      <style:paragraph-properties fo:margin-left="0cm" fo:margin-right="0cm" fo:text-indent="0cm" style:auto-text-indent="false"/>
      <style:text-properties officeooo:paragraph-rsid="01f02f31"/>
    </style:style>
    <style:style style:name="P37" style:family="paragraph" style:parent-style-name="Paragraphe_20_de_20_liste">
      <style:paragraph-properties fo:margin-left="0cm" fo:margin-right="0cm" fo:text-indent="0cm" style:auto-text-indent="false"/>
      <style:text-properties officeooo:paragraph-rsid="01f1c5e5"/>
    </style:style>
    <style:style style:name="P38" style:family="paragraph" style:parent-style-name="Paragraphe_20_de_20_liste">
      <style:paragraph-properties fo:margin-left="0cm" fo:margin-right="0cm" fo:text-indent="0cm" style:auto-text-indent="false" fo:break-before="page"/>
      <style:text-properties officeooo:paragraph-rsid="00e2c5bf"/>
    </style:style>
    <style:style style:name="P39" style:family="paragraph" style:parent-style-name="Paragraphe_20_de_20_liste">
      <style:paragraph-properties fo:margin-left="0cm" fo:margin-right="0cm" fo:text-indent="0cm" style:auto-text-indent="false" fo:break-before="page"/>
      <style:text-properties officeooo:paragraph-rsid="0130f6a5"/>
    </style:style>
    <style:style style:name="P40" style:family="paragraph" style:parent-style-name="Normal" style:master-page-name="MP0">
      <style:paragraph-properties fo:text-align="center" style:justify-single-word="false" style:page-number="auto" fo:break-before="page"/>
      <style:text-properties fo:font-size="18pt" fo:font-weight="bold" style:font-size-asian="18pt" style:font-weight-asian="bold" style:font-size-complex="13pt" style:font-weight-complex="bold"/>
    </style:style>
    <style:style style:name="P41" style:family="paragraph" style:parent-style-name="Normal">
      <style:text-properties fo:font-size="12pt" officeooo:rsid="00d5abaf" officeooo:paragraph-rsid="00de4876" style:font-size-asian="12pt"/>
    </style:style>
    <style:style style:name="P42" style:family="paragraph" style:parent-style-name="Normal">
      <style:text-properties fo:font-size="12pt" officeooo:rsid="00d83308" officeooo:paragraph-rsid="00d83308" style:font-size-asian="12pt"/>
    </style:style>
    <style:style style:name="P43" style:family="paragraph" style:parent-style-name="Normal">
      <style:text-properties fo:font-size="16pt" style:text-underline-style="solid" style:text-underline-width="auto" style:text-underline-color="font-color" style:text-underline-mode="continuous" style:text-overline-mode="continuous" style:text-line-through-mode="continuous" style:font-size-asian="16pt"/>
    </style:style>
    <style:style style:name="T1" style:family="text">
      <style:text-properties fo:font-style="italic" style:font-style-asian="italic"/>
    </style:style>
    <style:style style:name="T2" style:family="text">
      <style:text-properties fo:font-style="italic" officeooo:rsid="005c8c34" style:font-style-asian="italic" style:font-style-complex="italic"/>
    </style:style>
    <style:style style:name="T3" style:family="text">
      <style:text-properties fo:font-style="italic" officeooo:rsid="0065293d" style:font-style-asian="italic" style:font-style-complex="italic"/>
    </style:style>
    <style:style style:name="T4" style:family="text">
      <style:text-properties fo:font-style="italic" officeooo:rsid="0066da16" style:font-style-asian="italic" style:font-style-complex="italic"/>
    </style:style>
    <style:style style:name="T5" style:family="text">
      <style:text-properties fo:font-style="italic" officeooo:rsid="00686ca2" style:font-style-asian="italic" style:font-style-complex="italic"/>
    </style:style>
    <style:style style:name="T6" style:family="text">
      <style:text-properties fo:font-style="italic" officeooo:rsid="00632ad1" style:font-style-asian="italic" style:font-style-complex="italic"/>
    </style:style>
    <style:style style:name="T7" style:family="text">
      <style:text-properties fo:font-style="italic" officeooo:rsid="006bfeb2" style:font-style-asian="italic" style:font-style-complex="italic"/>
    </style:style>
    <style:style style:name="T8" style:family="text">
      <style:text-properties fo:font-style="italic" officeooo:rsid="00bbbebf" style:font-style-asian="italic" style:font-style-complex="italic"/>
    </style:style>
    <style:style style:name="T9" style:family="text">
      <style:text-properties fo:font-style="italic" officeooo:rsid="0047ffec" style:font-style-asian="italic" style:font-style-complex="italic"/>
    </style:style>
    <style:style style:name="T10" style:family="text">
      <style:text-properties fo:font-style="italic" officeooo:rsid="00c2c463" style:font-style-asian="italic" style:font-style-complex="italic"/>
    </style:style>
    <style:style style:name="T11" style:family="text">
      <style:text-properties fo:font-style="italic" officeooo:rsid="00c32bdc" style:font-style-asian="italic" style:font-style-complex="italic"/>
    </style:style>
    <style:style style:name="T12" style:family="text">
      <style:text-properties fo:font-style="italic" officeooo:rsid="0040414c" style:font-style-asian="italic"/>
    </style:style>
    <style:style style:name="T13" style:family="text">
      <style:text-properties fo:font-style="italic" officeooo:rsid="0037a83f" style:font-style-asian="italic"/>
    </style:style>
    <style:style style:name="T14" style:family="text">
      <style:text-properties fo:font-style="italic" officeooo:rsid="003862e3" style:font-style-asian="italic"/>
    </style:style>
    <style:style style:name="T15" style:family="text">
      <style:text-properties fo:font-style="italic" officeooo:rsid="00627b49" style:font-style-asian="italic"/>
    </style:style>
    <style:style style:name="T16" style:family="text">
      <style:text-properties fo:font-style="italic" officeooo:rsid="006ad862" style:font-style-asian="italic"/>
    </style:style>
    <style:style style:name="T17" style:family="text">
      <style:text-properties fo:font-style="italic" style:text-underline-style="none" style:font-style-asian="italic" style:font-style-complex="italic"/>
    </style:style>
    <style:style style:name="T18" style:family="text">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T19" style:family="text">
      <style:text-properties fo:font-size="14pt" style:text-underline-style="none" style:text-underline-mode="continuous" style:text-overline-mode="continuous" style:text-line-through-mode="continuous" style:font-size-asian="14pt"/>
    </style:style>
    <style:style style:name="T20" style:family="text">
      <style:text-properties fo:font-size="14pt" fo:font-style="normal" style:text-underline-style="solid" style:text-underline-width="auto" style:text-underline-color="font-color" fo:font-weight="normal" officeooo:rsid="007410de" style:font-size-asian="14pt" style:font-style-asian="normal" style:font-weight-asian="normal" style:font-size-complex="14pt" style:font-style-complex="normal" style:font-weight-complex="normal"/>
    </style:style>
    <style:style style:name="T21" style:family="text">
      <style:text-properties fo:font-size="14pt" fo:font-style="normal" style:text-underline-style="solid" style:text-underline-width="auto" style:text-underline-color="font-color" fo:font-weight="normal" officeooo:rsid="00c5a30a" style:font-size-asian="14pt" style:font-style-asian="normal" style:font-weight-asian="normal" style:font-size-complex="14pt" style:font-style-complex="normal" style:font-weight-complex="normal"/>
    </style:style>
    <style:style style:name="T22" style:family="text">
      <style:text-properties fo:font-size="14pt" fo:font-style="normal" style:text-underline-style="none" fo:font-weight="bold" officeooo:rsid="00e2c5bf" style:font-size-asian="14pt" style:font-style-asian="normal" style:font-weight-asian="bold" style:font-size-complex="14pt" style:font-style-complex="normal" style:font-weight-complex="bold"/>
    </style:style>
    <style:style style:name="T23" style:family="text">
      <style:text-properties officeooo:rsid="003488d7"/>
    </style:style>
    <style:style style:name="T24" style:family="text">
      <style:text-properties style:text-underline-style="none"/>
    </style:style>
    <style:style style:name="T25" style:family="text">
      <style:text-properties officeooo:rsid="0036be16"/>
    </style:style>
    <style:style style:name="T26" style:family="text">
      <style:text-properties officeooo:rsid="00370ddf"/>
    </style:style>
    <style:style style:name="T27" style:family="text">
      <style:text-properties officeooo:rsid="0037a83f"/>
    </style:style>
    <style:style style:name="T28" style:family="text">
      <style:text-properties officeooo:rsid="003862e3"/>
    </style:style>
    <style:style style:name="T29" style:family="text">
      <style:text-properties officeooo:rsid="003a2dc9"/>
    </style:style>
    <style:style style:name="T30" style:family="text">
      <style:text-properties officeooo:rsid="003b4cee"/>
    </style:style>
    <style:style style:name="T31" style:family="text">
      <style:text-properties officeooo:rsid="0047ffec"/>
    </style:style>
    <style:style style:name="T32" style:family="text">
      <style:text-properties officeooo:rsid="004b0b88"/>
    </style:style>
    <style:style style:name="T33" style:family="text">
      <style:text-properties officeooo:rsid="005c8c34"/>
    </style:style>
    <style:style style:name="T34" style:family="text">
      <style:text-properties fo:font-style="normal" style:font-style-asian="normal" style:font-style-complex="normal"/>
    </style:style>
    <style:style style:name="T35" style:family="text">
      <style:text-properties fo:font-style="normal" officeooo:rsid="0065293d" style:font-style-asian="normal" style:font-style-complex="normal"/>
    </style:style>
    <style:style style:name="T36" style:family="text">
      <style:text-properties fo:font-style="normal" officeooo:rsid="0066da16" style:font-style-asian="normal" style:font-style-complex="normal"/>
    </style:style>
    <style:style style:name="T37" style:family="text">
      <style:text-properties fo:font-style="normal" officeooo:rsid="00686ca2" style:font-style-asian="normal" style:font-style-complex="normal"/>
    </style:style>
    <style:style style:name="T38" style:family="text">
      <style:text-properties fo:font-style="normal" officeooo:rsid="00691c54" style:font-style-asian="normal" style:font-style-complex="normal"/>
    </style:style>
    <style:style style:name="T39" style:family="text">
      <style:text-properties fo:font-style="normal" officeooo:rsid="0069d2d2" style:font-style-asian="normal" style:font-style-complex="normal"/>
    </style:style>
    <style:style style:name="T40" style:family="text">
      <style:text-properties fo:font-style="normal" officeooo:rsid="00632ad1" style:font-style-asian="normal" style:font-style-complex="normal"/>
    </style:style>
    <style:style style:name="T41" style:family="text">
      <style:text-properties fo:font-style="normal" officeooo:rsid="006a0938" style:font-style-asian="normal" style:font-style-complex="normal"/>
    </style:style>
    <style:style style:name="T42" style:family="text">
      <style:text-properties fo:font-style="normal" officeooo:rsid="006a85c6" style:font-style-asian="normal" style:font-style-complex="normal"/>
    </style:style>
    <style:style style:name="T43" style:family="text">
      <style:text-properties fo:font-style="normal" officeooo:rsid="006c5adf" style:font-style-asian="normal" style:font-style-complex="normal"/>
    </style:style>
    <style:style style:name="T44" style:family="text">
      <style:text-properties fo:font-style="normal" officeooo:rsid="006cb8b7" style:font-style-asian="normal" style:font-style-complex="normal"/>
    </style:style>
    <style:style style:name="T45" style:family="text">
      <style:text-properties fo:font-style="normal" officeooo:rsid="006db7a3" style:font-style-asian="normal" style:font-style-complex="normal"/>
    </style:style>
    <style:style style:name="T46" style:family="text">
      <style:text-properties fo:font-style="normal" officeooo:rsid="006ed76a" style:font-style-asian="normal" style:font-style-complex="normal"/>
    </style:style>
    <style:style style:name="T47" style:family="text">
      <style:text-properties fo:font-style="normal" officeooo:rsid="00708803" style:font-style-asian="normal" style:font-style-complex="normal"/>
    </style:style>
    <style:style style:name="T48" style:family="text">
      <style:text-properties fo:font-style="normal" officeooo:rsid="007175d4" style:font-style-asian="normal" style:font-style-complex="normal"/>
    </style:style>
    <style:style style:name="T49" style:family="text">
      <style:text-properties fo:font-style="normal" officeooo:rsid="0071bc9a" style:font-style-asian="normal" style:font-style-complex="normal"/>
    </style:style>
    <style:style style:name="T50" style:family="text">
      <style:text-properties fo:font-style="normal" officeooo:rsid="0071da3c" style:font-style-asian="normal" style:font-style-complex="normal"/>
    </style:style>
    <style:style style:name="T51" style:family="text">
      <style:text-properties fo:font-style="normal" officeooo:rsid="006bfeb2" style:font-style-asian="normal" style:font-style-complex="normal"/>
    </style:style>
    <style:style style:name="T52" style:family="text">
      <style:text-properties fo:font-style="normal" officeooo:rsid="007a931b" style:font-style-asian="normal" style:font-style-complex="normal"/>
    </style:style>
    <style:style style:name="T53" style:family="text">
      <style:text-properties fo:font-style="normal" officeooo:rsid="007de387" style:font-style-asian="normal" style:font-style-complex="normal"/>
    </style:style>
    <style:style style:name="T54" style:family="text">
      <style:text-properties fo:font-style="normal" officeooo:rsid="00bbbebf" style:font-style-asian="normal" style:font-style-complex="normal"/>
    </style:style>
    <style:style style:name="T55" style:family="text">
      <style:text-properties fo:font-style="normal" officeooo:rsid="00c511df" style:font-style-asian="normal" style:font-style-complex="normal"/>
    </style:style>
    <style:style style:name="T56" style:family="text">
      <style:text-properties fo:font-style="normal" officeooo:rsid="00c72b26" style:font-style-asian="normal" style:font-style-complex="normal"/>
    </style:style>
    <style:style style:name="T57" style:family="text">
      <style:text-properties officeooo:rsid="0061f6e3"/>
    </style:style>
    <style:style style:name="T58" style:family="text">
      <style:text-properties officeooo:rsid="00627b49"/>
    </style:style>
    <style:style style:name="T59" style:family="text">
      <style:text-properties officeooo:rsid="00632ad1"/>
    </style:style>
    <style:style style:name="T60" style:family="text">
      <style:text-properties officeooo:rsid="006ad862"/>
    </style:style>
    <style:style style:name="T61" style:family="text">
      <style:text-properties officeooo:rsid="006bcacd"/>
    </style:style>
    <style:style style:name="T62" style:family="text">
      <style:text-properties officeooo:rsid="006bfeb2"/>
    </style:style>
    <style:style style:name="T63" style:family="text">
      <style:text-properties fo:font-size="11pt" fo:font-style="normal" style:text-underline-style="none" fo:font-weight="normal" officeooo:rsid="0080aaa2" style:font-size-asian="9.60000038146973pt" style:font-style-asian="normal" style:font-weight-asian="normal" style:font-size-complex="11pt" style:font-style-complex="normal" style:font-weight-complex="normal"/>
    </style:style>
    <style:style style:name="T64" style:family="text">
      <style:text-properties fo:font-size="11pt" fo:font-style="normal" style:text-underline-style="none" fo:font-weight="normal" officeooo:rsid="00815717" style:font-size-asian="9.60000038146973pt" style:font-style-asian="normal" style:font-weight-asian="normal" style:font-size-complex="11pt" style:font-style-complex="normal" style:font-weight-complex="normal"/>
    </style:style>
    <style:style style:name="T65" style:family="text">
      <style:text-properties fo:font-size="11pt" fo:font-style="normal" style:text-underline-style="none" fo:font-weight="normal" officeooo:rsid="0081965b" style:font-size-asian="9.60000038146973pt" style:font-style-asian="normal" style:font-weight-asian="normal" style:font-size-complex="11pt" style:font-style-complex="normal" style:font-weight-complex="normal"/>
    </style:style>
    <style:style style:name="T66" style:family="text">
      <style:text-properties fo:font-size="11pt" fo:font-style="normal" style:text-underline-style="none" fo:font-weight="normal" officeooo:rsid="00835ede" style:font-size-asian="9.60000038146973pt" style:font-style-asian="normal" style:font-weight-asian="normal" style:font-size-complex="11pt" style:font-style-complex="normal" style:font-weight-complex="normal"/>
    </style:style>
    <style:style style:name="T67" style:family="text">
      <style:text-properties fo:font-size="11pt" fo:font-style="normal" style:text-underline-style="none" fo:font-weight="normal" officeooo:rsid="00846f3c" style:font-size-asian="9.60000038146973pt" style:font-style-asian="normal" style:font-weight-asian="normal" style:font-size-complex="11pt" style:font-style-complex="normal" style:font-weight-complex="normal"/>
    </style:style>
    <style:style style:name="T68" style:family="text">
      <style:text-properties fo:font-size="11pt" fo:font-style="normal" style:text-underline-style="none" fo:font-weight="normal" officeooo:rsid="00864274" style:font-size-asian="9.60000038146973pt" style:font-style-asian="normal" style:font-weight-asian="normal" style:font-size-complex="11pt" style:font-style-complex="normal" style:font-weight-complex="normal"/>
    </style:style>
    <style:style style:name="T69" style:family="text">
      <style:text-properties fo:font-size="11pt" fo:font-style="normal" style:text-underline-style="none" fo:font-weight="normal" officeooo:rsid="008679bc" style:font-size-asian="9.60000038146973pt" style:font-style-asian="normal" style:font-weight-asian="normal" style:font-size-complex="11pt" style:font-style-complex="normal" style:font-weight-complex="normal"/>
    </style:style>
    <style:style style:name="T70" style:family="text">
      <style:text-properties fo:font-size="11pt" fo:font-style="normal" style:text-underline-style="none" fo:font-weight="normal" officeooo:rsid="008826d9" style:font-size-asian="9.60000038146973pt" style:font-style-asian="normal" style:font-weight-asian="normal" style:font-size-complex="11pt" style:font-style-complex="normal" style:font-weight-complex="normal"/>
    </style:style>
    <style:style style:name="T71" style:family="text">
      <style:text-properties fo:font-size="11pt" fo:font-style="normal" style:text-underline-style="none" fo:font-weight="normal" officeooo:rsid="0088fe43" style:font-size-asian="9.60000038146973pt" style:font-style-asian="normal" style:font-weight-asian="normal" style:font-size-complex="11pt" style:font-style-complex="normal" style:font-weight-complex="normal"/>
    </style:style>
    <style:style style:name="T72" style:family="text">
      <style:text-properties fo:font-size="11pt" fo:font-style="normal" style:text-underline-style="none" fo:font-weight="normal" officeooo:rsid="009ca86b" style:font-size-asian="9.60000038146973pt" style:font-style-asian="normal" style:font-weight-asian="normal" style:font-size-complex="11pt" style:font-style-complex="normal" style:font-weight-complex="normal"/>
    </style:style>
    <style:style style:name="T73" style:family="text">
      <style:text-properties fo:font-size="11pt" fo:font-style="normal" style:text-underline-style="none" fo:font-weight="normal" officeooo:rsid="00a0e229" style:font-size-asian="9.60000038146973pt" style:font-style-asian="normal" style:font-weight-asian="normal" style:font-size-complex="11pt" style:font-style-complex="normal" style:font-weight-complex="normal"/>
    </style:style>
    <style:style style:name="T74" style:family="text">
      <style:text-properties fo:font-size="11pt" fo:font-style="normal" style:text-underline-style="none" fo:font-weight="normal" officeooo:rsid="00a2d264" style:font-size-asian="9.60000038146973pt" style:font-style-asian="normal" style:font-weight-asian="normal" style:font-size-complex="11pt" style:font-style-complex="normal" style:font-weight-complex="normal"/>
    </style:style>
    <style:style style:name="T75" style:family="text">
      <style:text-properties fo:font-size="11pt" fo:font-style="normal" style:text-underline-style="none" fo:font-weight="normal" officeooo:rsid="00a404fb" style:font-size-asian="9.60000038146973pt" style:font-style-asian="normal" style:font-weight-asian="normal" style:font-size-complex="11pt" style:font-style-complex="normal" style:font-weight-complex="normal"/>
    </style:style>
    <style:style style:name="T76" style:family="text">
      <style:text-properties fo:font-size="11pt" fo:font-style="normal" style:text-underline-style="none" fo:font-weight="normal" officeooo:rsid="00a95869" style:font-size-asian="9.60000038146973pt" style:font-style-asian="normal" style:font-weight-asian="normal" style:font-size-complex="11pt" style:font-style-complex="normal" style:font-weight-complex="normal"/>
    </style:style>
    <style:style style:name="T77" style:family="text">
      <style:text-properties fo:font-size="11pt" fo:font-style="normal" style:text-underline-style="none" fo:font-weight="normal" officeooo:rsid="00b423fd" style:font-size-asian="9.60000038146973pt" style:font-style-asian="normal" style:font-weight-asian="normal" style:font-size-complex="11pt" style:font-style-complex="normal" style:font-weight-complex="normal"/>
    </style:style>
    <style:style style:name="T78" style:family="text">
      <style:text-properties fo:font-size="11pt" fo:font-style="normal" style:text-underline-style="none" fo:font-weight="normal" officeooo:rsid="00b60446" style:font-size-asian="9.60000038146973pt" style:font-style-asian="normal" style:font-weight-asian="normal" style:font-size-complex="11pt" style:font-style-complex="normal" style:font-weight-complex="normal"/>
    </style:style>
    <style:style style:name="T79" style:family="text">
      <style:text-properties fo:font-size="11pt" fo:font-style="normal" style:text-underline-style="none" fo:font-weight="normal" officeooo:rsid="00b915dd" style:font-size-asian="9.60000038146973pt" style:font-style-asian="normal" style:font-weight-asian="normal" style:font-size-complex="11pt" style:font-style-complex="normal" style:font-weight-complex="normal"/>
    </style:style>
    <style:style style:name="T80" style:family="text">
      <style:text-properties fo:font-size="11pt" fo:font-style="normal" style:text-underline-style="none" fo:font-weight="normal" officeooo:rsid="00c8e616" style:font-size-asian="9.60000038146973pt" style:font-style-asian="normal" style:font-weight-asian="normal" style:font-size-complex="11pt" style:font-style-complex="normal" style:font-weight-complex="normal"/>
    </style:style>
    <style:style style:name="T81" style:family="text">
      <style:text-properties fo:font-size="11pt" fo:font-style="normal" style:text-underline-style="none" fo:font-weight="normal" officeooo:rsid="00c9c5fe" style:font-size-asian="9.60000038146973pt" style:font-style-asian="normal" style:font-weight-asian="normal" style:font-size-complex="11pt" style:font-style-complex="normal" style:font-weight-complex="normal"/>
    </style:style>
    <style:style style:name="T82" style:family="text">
      <style:text-properties fo:font-size="11pt" fo:font-style="normal" style:text-underline-style="none" fo:font-weight="normal" officeooo:rsid="00cb08cd" style:font-size-asian="9.60000038146973pt" style:font-style-asian="normal" style:font-weight-asian="normal" style:font-size-complex="11pt" style:font-style-complex="normal" style:font-weight-complex="normal"/>
    </style:style>
    <style:style style:name="T83" style:family="text">
      <style:text-properties fo:font-size="11pt" fo:font-style="normal" style:text-underline-style="none" fo:font-weight="normal" officeooo:rsid="00e3223e" style:font-size-asian="9.60000038146973pt" style:font-style-asian="normal" style:font-weight-asian="normal" style:font-size-complex="11pt" style:font-style-complex="normal" style:font-weight-complex="normal"/>
    </style:style>
    <style:style style:name="T84" style:family="text">
      <style:text-properties fo:font-size="11pt" fo:font-style="normal" style:text-underline-style="none" fo:font-weight="normal" officeooo:rsid="00e5160b" style:font-size-asian="9.60000038146973pt" style:font-style-asian="normal" style:font-weight-asian="normal" style:font-size-complex="11pt" style:font-style-complex="normal" style:font-weight-complex="normal"/>
    </style:style>
    <style:style style:name="T85" style:family="text">
      <style:text-properties fo:font-size="11pt" fo:font-style="normal" style:text-underline-style="none" fo:font-weight="normal" officeooo:rsid="00e77d32" style:font-size-asian="9.60000038146973pt" style:font-style-asian="normal" style:font-weight-asian="normal" style:font-size-complex="11pt" style:font-style-complex="normal" style:font-weight-complex="normal"/>
    </style:style>
    <style:style style:name="T86" style:family="text">
      <style:text-properties fo:font-size="11pt" fo:font-style="normal" style:text-underline-style="none" fo:font-weight="normal" officeooo:rsid="00e91643" style:font-size-asian="9.60000038146973pt" style:font-style-asian="normal" style:font-weight-asian="normal" style:font-size-complex="11pt" style:font-style-complex="normal" style:font-weight-complex="normal"/>
    </style:style>
    <style:style style:name="T87" style:family="text">
      <style:text-properties fo:font-size="11pt" fo:font-style="normal" style:text-underline-style="none" fo:font-weight="normal" officeooo:rsid="00ea69ec" style:font-size-asian="9.60000038146973pt" style:font-style-asian="normal" style:font-weight-asian="normal" style:font-size-complex="11pt" style:font-style-complex="normal" style:font-weight-complex="normal"/>
    </style:style>
    <style:style style:name="T88" style:family="text">
      <style:text-properties fo:font-size="11pt" fo:font-style="normal" style:text-underline-style="none" fo:font-weight="normal" officeooo:rsid="00eb9f3d" style:font-size-asian="9.60000038146973pt" style:font-style-asian="normal" style:font-weight-asian="normal" style:font-size-complex="11pt" style:font-style-complex="normal" style:font-weight-complex="normal"/>
    </style:style>
    <style:style style:name="T89" style:family="text">
      <style:text-properties fo:font-size="11pt" fo:font-style="normal" style:text-underline-style="none" fo:font-weight="normal" officeooo:rsid="00ed673d" style:font-size-asian="9.60000038146973pt" style:font-style-asian="normal" style:font-weight-asian="normal" style:font-size-complex="11pt" style:font-style-complex="normal" style:font-weight-complex="normal"/>
    </style:style>
    <style:style style:name="T90" style:family="text">
      <style:text-properties fo:font-size="11pt" fo:font-style="normal" style:text-underline-style="none" fo:font-weight="normal" officeooo:rsid="00eec9ea" style:font-size-asian="9.60000038146973pt" style:font-style-asian="normal" style:font-weight-asian="normal" style:font-size-complex="11pt" style:font-style-complex="normal" style:font-weight-complex="normal"/>
    </style:style>
    <style:style style:name="T91" style:family="text">
      <style:text-properties fo:font-size="11pt" fo:font-style="normal" style:text-underline-style="none" fo:font-weight="normal" officeooo:rsid="00f06814" style:font-size-asian="9.60000038146973pt" style:font-style-asian="normal" style:font-weight-asian="normal" style:font-size-complex="11pt" style:font-style-complex="normal" style:font-weight-complex="normal"/>
    </style:style>
    <style:style style:name="T92" style:family="text">
      <style:text-properties fo:font-size="11pt" fo:font-style="normal" style:text-underline-style="none" fo:font-weight="normal" officeooo:rsid="00f1fb6e" style:font-size-asian="9.60000038146973pt" style:font-style-asian="normal" style:font-weight-asian="normal" style:font-size-complex="11pt" style:font-style-complex="normal" style:font-weight-complex="normal"/>
    </style:style>
    <style:style style:name="T93" style:family="text">
      <style:text-properties fo:font-size="11pt" fo:font-style="normal" style:text-underline-style="none" fo:font-weight="normal" officeooo:rsid="00f2a258" style:font-size-asian="9.60000038146973pt" style:font-style-asian="normal" style:font-weight-asian="normal" style:font-size-complex="11pt" style:font-style-complex="normal" style:font-weight-complex="normal"/>
    </style:style>
    <style:style style:name="T94" style:family="text">
      <style:text-properties fo:font-size="11pt" fo:font-style="normal" style:text-underline-style="none" fo:font-weight="normal" officeooo:rsid="00f4216f" style:font-size-asian="9.60000038146973pt" style:font-style-asian="normal" style:font-weight-asian="normal" style:font-size-complex="11pt" style:font-style-complex="normal" style:font-weight-complex="normal"/>
    </style:style>
    <style:style style:name="T95" style:family="text">
      <style:text-properties fo:font-size="11pt" fo:font-style="normal" style:text-underline-style="none" fo:font-weight="normal" officeooo:rsid="00f49893" style:font-size-asian="9.60000038146973pt" style:font-style-asian="normal" style:font-weight-asian="normal" style:font-size-complex="11pt" style:font-style-complex="normal" style:font-weight-complex="normal"/>
    </style:style>
    <style:style style:name="T96" style:family="text">
      <style:text-properties fo:font-size="11pt" fo:font-style="normal" style:text-underline-style="none" fo:font-weight="normal" officeooo:rsid="00f9da4b" style:font-size-asian="9.60000038146973pt" style:font-style-asian="normal" style:font-weight-asian="normal" style:font-size-complex="11pt" style:font-style-complex="normal" style:font-weight-complex="normal"/>
    </style:style>
    <style:style style:name="T97" style:family="text">
      <style:text-properties fo:font-size="11pt" fo:font-style="normal" style:text-underline-style="none" fo:font-weight="normal" officeooo:rsid="00fbc53b" style:font-size-asian="9.60000038146973pt" style:font-style-asian="normal" style:font-weight-asian="normal" style:font-size-complex="11pt" style:font-style-complex="normal" style:font-weight-complex="normal"/>
    </style:style>
    <style:style style:name="T98" style:family="text">
      <style:text-properties fo:font-size="11pt" fo:font-style="normal" style:text-underline-style="none" fo:font-weight="normal" officeooo:rsid="00fc8b95" style:font-size-asian="9.60000038146973pt" style:font-style-asian="normal" style:font-weight-asian="normal" style:font-size-complex="11pt" style:font-style-complex="normal" style:font-weight-complex="normal"/>
    </style:style>
    <style:style style:name="T99" style:family="text">
      <style:text-properties fo:font-size="11pt" fo:font-style="normal" style:text-underline-style="none" fo:font-weight="normal" officeooo:rsid="00fdecb8" style:font-size-asian="9.60000038146973pt" style:font-style-asian="normal" style:font-weight-asian="normal" style:font-size-complex="11pt" style:font-style-complex="normal" style:font-weight-complex="normal"/>
    </style:style>
    <style:style style:name="T100" style:family="text">
      <style:text-properties fo:font-size="11pt" fo:font-style="normal" style:text-underline-style="none" fo:font-weight="normal" officeooo:rsid="00fe3cf4" style:font-size-asian="9.60000038146973pt" style:font-style-asian="normal" style:font-weight-asian="normal" style:font-size-complex="11pt" style:font-style-complex="normal" style:font-weight-complex="normal"/>
    </style:style>
    <style:style style:name="T101" style:family="text">
      <style:text-properties fo:font-size="11pt" fo:font-style="normal" style:text-underline-style="none" fo:font-weight="normal" officeooo:rsid="0103f758" style:font-size-asian="9.60000038146973pt" style:font-style-asian="normal" style:font-weight-asian="normal" style:font-size-complex="11pt" style:font-style-complex="normal" style:font-weight-complex="normal"/>
    </style:style>
    <style:style style:name="T102" style:family="text">
      <style:text-properties fo:font-size="11pt" fo:font-style="normal" style:text-underline-style="none" fo:font-weight="normal" officeooo:rsid="0104fb3c" style:font-size-asian="9.60000038146973pt" style:font-style-asian="normal" style:font-weight-asian="normal" style:font-size-complex="11pt" style:font-style-complex="normal" style:font-weight-complex="normal"/>
    </style:style>
    <style:style style:name="T103" style:family="text">
      <style:text-properties fo:font-size="11pt" fo:font-style="normal" style:text-underline-style="none" fo:font-weight="normal" officeooo:rsid="010d91ce" style:font-size-asian="9.60000038146973pt" style:font-style-asian="normal" style:font-weight-asian="normal" style:font-size-complex="11pt" style:font-style-complex="normal" style:font-weight-complex="normal"/>
    </style:style>
    <style:style style:name="T104" style:family="text">
      <style:text-properties fo:font-size="11pt" fo:font-style="normal" style:text-underline-style="none" fo:font-weight="normal" officeooo:rsid="010f5089" style:font-size-asian="9.60000038146973pt" style:font-style-asian="normal" style:font-weight-asian="normal" style:font-size-complex="11pt" style:font-style-complex="normal" style:font-weight-complex="normal"/>
    </style:style>
    <style:style style:name="T105" style:family="text">
      <style:text-properties fo:font-size="11pt" fo:font-style="normal" style:text-underline-style="none" fo:font-weight="normal" officeooo:rsid="0110585b" style:font-size-asian="9.60000038146973pt" style:font-style-asian="normal" style:font-weight-asian="normal" style:font-size-complex="11pt" style:font-style-complex="normal" style:font-weight-complex="normal"/>
    </style:style>
    <style:style style:name="T106" style:family="text">
      <style:text-properties fo:font-size="11pt" fo:font-style="normal" style:text-underline-style="none" fo:font-weight="normal" officeooo:rsid="011371e9" style:font-size-asian="9.60000038146973pt" style:font-style-asian="normal" style:font-weight-asian="normal" style:font-size-complex="11pt" style:font-style-complex="normal" style:font-weight-complex="normal"/>
    </style:style>
    <style:style style:name="T107" style:family="text">
      <style:text-properties fo:font-size="11pt" fo:font-style="normal" style:text-underline-style="none" fo:font-weight="normal" officeooo:rsid="01139ab4" style:font-size-asian="9.60000038146973pt" style:font-style-asian="normal" style:font-weight-asian="normal" style:font-size-complex="11pt" style:font-style-complex="normal" style:font-weight-complex="normal"/>
    </style:style>
    <style:style style:name="T108" style:family="text">
      <style:text-properties fo:font-size="11pt" fo:font-style="normal" style:text-underline-style="none" fo:font-weight="normal" officeooo:rsid="0114442f" style:font-size-asian="9.60000038146973pt" style:font-style-asian="normal" style:font-weight-asian="normal" style:font-size-complex="11pt" style:font-style-complex="normal" style:font-weight-complex="normal"/>
    </style:style>
    <style:style style:name="T109" style:family="text">
      <style:text-properties fo:font-size="11pt" fo:font-style="normal" style:text-underline-style="none" fo:font-weight="normal" officeooo:rsid="011498ad" style:font-size-asian="9.60000038146973pt" style:font-style-asian="normal" style:font-weight-asian="normal" style:font-size-complex="11pt" style:font-style-complex="normal" style:font-weight-complex="normal"/>
    </style:style>
    <style:style style:name="T110" style:family="text">
      <style:text-properties fo:font-size="11pt" fo:font-style="normal" style:text-underline-style="none" fo:font-weight="normal" officeooo:rsid="011732e0" style:font-size-asian="9.60000038146973pt" style:font-style-asian="normal" style:font-weight-asian="normal" style:font-size-complex="11pt" style:font-style-complex="normal" style:font-weight-complex="normal"/>
    </style:style>
    <style:style style:name="T111" style:family="text">
      <style:text-properties fo:font-size="11pt" fo:font-style="normal" style:text-underline-style="none" fo:font-weight="normal" officeooo:rsid="0119b707" style:font-size-asian="9.60000038146973pt" style:font-style-asian="normal" style:font-weight-asian="normal" style:font-size-complex="11pt" style:font-style-complex="normal" style:font-weight-complex="normal"/>
    </style:style>
    <style:style style:name="T112" style:family="text">
      <style:text-properties fo:font-size="11pt" fo:font-style="normal" style:text-underline-style="none" fo:font-weight="normal" officeooo:rsid="011a313a" style:font-size-asian="9.60000038146973pt" style:font-style-asian="normal" style:font-weight-asian="normal" style:font-size-complex="11pt" style:font-style-complex="normal" style:font-weight-complex="normal"/>
    </style:style>
    <style:style style:name="T113" style:family="text">
      <style:text-properties fo:font-size="11pt" fo:font-style="normal" style:text-underline-style="none" fo:font-weight="normal" officeooo:rsid="011bf18b" style:font-size-asian="9.60000038146973pt" style:font-style-asian="normal" style:font-weight-asian="normal" style:font-size-complex="11pt" style:font-style-complex="normal" style:font-weight-complex="normal"/>
    </style:style>
    <style:style style:name="T114" style:family="text">
      <style:text-properties fo:font-size="11pt" fo:font-style="normal" style:text-underline-style="none" fo:font-weight="normal" officeooo:rsid="0120d710" style:font-size-asian="9.60000038146973pt" style:font-style-asian="normal" style:font-weight-asian="normal" style:font-size-complex="11pt" style:font-style-complex="normal" style:font-weight-complex="normal"/>
    </style:style>
    <style:style style:name="T115" style:family="text">
      <style:text-properties fo:font-size="11pt" fo:font-style="normal" style:text-underline-style="none" fo:font-weight="normal" officeooo:rsid="012140fb" style:font-size-asian="9.60000038146973pt" style:font-style-asian="normal" style:font-weight-asian="normal" style:font-size-complex="11pt" style:font-style-complex="normal" style:font-weight-complex="normal"/>
    </style:style>
    <style:style style:name="T116" style:family="text">
      <style:text-properties fo:font-size="11pt" fo:font-style="normal" style:text-underline-style="none" fo:font-weight="normal" officeooo:rsid="0122b39b" style:font-size-asian="9.60000038146973pt" style:font-style-asian="normal" style:font-weight-asian="normal" style:font-size-complex="11pt" style:font-style-complex="normal" style:font-weight-complex="normal"/>
    </style:style>
    <style:style style:name="T117" style:family="text">
      <style:text-properties fo:font-size="11pt" fo:font-style="normal" style:text-underline-style="none" fo:font-weight="normal" officeooo:rsid="0122c112" style:font-size-asian="9.60000038146973pt" style:font-style-asian="normal" style:font-weight-asian="normal" style:font-size-complex="11pt" style:font-style-complex="normal" style:font-weight-complex="normal"/>
    </style:style>
    <style:style style:name="T118" style:family="text">
      <style:text-properties fo:font-size="11pt" fo:font-style="normal" style:text-underline-style="none" fo:font-weight="normal" officeooo:rsid="012413ec" style:font-size-asian="9.60000038146973pt" style:font-style-asian="normal" style:font-weight-asian="normal" style:font-size-complex="11pt" style:font-style-complex="normal" style:font-weight-complex="normal"/>
    </style:style>
    <style:style style:name="T119" style:family="text">
      <style:text-properties fo:font-size="11pt" fo:font-style="normal" style:text-underline-style="none" fo:font-weight="normal" officeooo:rsid="0128c904" style:font-size-asian="9.60000038146973pt" style:font-style-asian="normal" style:font-weight-asian="normal" style:font-size-complex="11pt" style:font-style-complex="normal" style:font-weight-complex="normal"/>
    </style:style>
    <style:style style:name="T120" style:family="text">
      <style:text-properties fo:font-size="11pt" fo:font-style="normal" style:text-underline-style="none" fo:font-weight="normal" officeooo:rsid="012a5477" style:font-size-asian="9.60000038146973pt" style:font-style-asian="normal" style:font-weight-asian="normal" style:font-size-complex="11pt" style:font-style-complex="normal" style:font-weight-complex="normal"/>
    </style:style>
    <style:style style:name="T121" style:family="text">
      <style:text-properties fo:font-size="11pt" fo:font-style="normal" style:text-underline-style="none" fo:font-weight="normal" officeooo:rsid="012c312f" style:font-size-asian="9.60000038146973pt" style:font-style-asian="normal" style:font-weight-asian="normal" style:font-size-complex="11pt" style:font-style-complex="normal" style:font-weight-complex="normal"/>
    </style:style>
    <style:style style:name="T122" style:family="text">
      <style:text-properties fo:font-size="11pt" fo:font-style="normal" style:text-underline-style="none" fo:font-weight="normal" officeooo:rsid="012e7fed" style:font-size-asian="9.60000038146973pt" style:font-style-asian="normal" style:font-weight-asian="normal" style:font-size-complex="11pt" style:font-style-complex="normal" style:font-weight-complex="normal"/>
    </style:style>
    <style:style style:name="T123" style:family="text">
      <style:text-properties fo:font-size="11pt" fo:font-style="normal" style:text-underline-style="none" fo:font-weight="normal" officeooo:rsid="012f27be" style:font-size-asian="9.60000038146973pt" style:font-style-asian="normal" style:font-weight-asian="normal" style:font-size-complex="11pt" style:font-style-complex="normal" style:font-weight-complex="normal"/>
    </style:style>
    <style:style style:name="T124" style:family="text">
      <style:text-properties fo:font-size="11pt" fo:font-style="normal" style:text-underline-style="none" fo:font-weight="normal" officeooo:rsid="0130f6a5" style:font-size-asian="9.60000038146973pt" style:font-style-asian="normal" style:font-weight-asian="normal" style:font-size-complex="11pt" style:font-style-complex="normal" style:font-weight-complex="normal"/>
    </style:style>
    <style:style style:name="T125" style:family="text">
      <style:text-properties fo:font-size="11pt" fo:font-style="normal" style:text-underline-style="none" fo:font-weight="normal" officeooo:rsid="0136a5a6" style:font-size-asian="9.60000038146973pt" style:font-style-asian="normal" style:font-weight-asian="normal" style:font-size-complex="11pt" style:font-style-complex="normal" style:font-weight-complex="normal"/>
    </style:style>
    <style:style style:name="T126" style:family="text">
      <style:text-properties fo:font-size="11pt" fo:font-style="normal" style:text-underline-style="none" fo:font-weight="normal" officeooo:rsid="013745e7" style:font-size-asian="9.60000038146973pt" style:font-style-asian="normal" style:font-weight-asian="normal" style:font-size-complex="11pt" style:font-style-complex="normal" style:font-weight-complex="normal"/>
    </style:style>
    <style:style style:name="T127" style:family="text">
      <style:text-properties fo:font-size="11pt" fo:font-style="normal" style:text-underline-style="none" fo:font-weight="normal" officeooo:rsid="01393dc8" style:font-size-asian="9.60000038146973pt" style:font-style-asian="normal" style:font-weight-asian="normal" style:font-size-complex="11pt" style:font-style-complex="normal" style:font-weight-complex="normal"/>
    </style:style>
    <style:style style:name="T128" style:family="text">
      <style:text-properties fo:font-size="11pt" fo:font-style="normal" style:text-underline-style="none" fo:font-weight="normal" officeooo:rsid="0139d7a1" style:font-size-asian="9.60000038146973pt" style:font-style-asian="normal" style:font-weight-asian="normal" style:font-size-complex="11pt" style:font-style-complex="normal" style:font-weight-complex="normal"/>
    </style:style>
    <style:style style:name="T129" style:family="text">
      <style:text-properties fo:font-size="11pt" fo:font-style="normal" style:text-underline-style="none" fo:font-weight="normal" officeooo:rsid="013e39ae" style:font-size-asian="9.60000038146973pt" style:font-style-asian="normal" style:font-weight-asian="normal" style:font-size-complex="11pt" style:font-style-complex="normal" style:font-weight-complex="normal"/>
    </style:style>
    <style:style style:name="T130" style:family="text">
      <style:text-properties fo:font-size="11pt" fo:font-style="normal" style:text-underline-style="none" fo:font-weight="normal" officeooo:rsid="01401d5a" style:font-size-asian="9.60000038146973pt" style:font-style-asian="normal" style:font-weight-asian="normal" style:font-size-complex="11pt" style:font-style-complex="normal" style:font-weight-complex="normal"/>
    </style:style>
    <style:style style:name="T131" style:family="text">
      <style:text-properties fo:font-size="11pt" fo:font-style="normal" style:text-underline-style="none" fo:font-weight="normal" officeooo:rsid="01439fb1" style:font-size-asian="9.60000038146973pt" style:font-style-asian="normal" style:font-weight-asian="normal" style:font-size-complex="11pt" style:font-style-complex="normal" style:font-weight-complex="normal"/>
    </style:style>
    <style:style style:name="T132" style:family="text">
      <style:text-properties fo:font-size="11pt" fo:font-style="normal" style:text-underline-style="none" fo:font-weight="normal" officeooo:rsid="0144b485" style:font-size-asian="9.60000038146973pt" style:font-style-asian="normal" style:font-weight-asian="normal" style:font-size-complex="11pt" style:font-style-complex="normal" style:font-weight-complex="normal"/>
    </style:style>
    <style:style style:name="T133" style:family="text">
      <style:text-properties fo:font-size="11pt" fo:font-style="normal" style:text-underline-style="none" fo:font-weight="normal" officeooo:rsid="0145a454" style:font-size-asian="9.60000038146973pt" style:font-style-asian="normal" style:font-weight-asian="normal" style:font-size-complex="11pt" style:font-style-complex="normal" style:font-weight-complex="normal"/>
    </style:style>
    <style:style style:name="T134" style:family="text">
      <style:text-properties fo:font-size="11pt" fo:font-style="normal" style:text-underline-style="none" fo:font-weight="normal" officeooo:rsid="0147c969" style:font-size-asian="9.60000038146973pt" style:font-style-asian="normal" style:font-weight-asian="normal" style:font-size-complex="11pt" style:font-style-complex="normal" style:font-weight-complex="normal"/>
    </style:style>
    <style:style style:name="T135" style:family="text">
      <style:text-properties fo:font-size="11pt" fo:font-style="normal" style:text-underline-style="none" fo:font-weight="normal" officeooo:rsid="014906c1" style:font-size-asian="9.60000038146973pt" style:font-style-asian="normal" style:font-weight-asian="normal" style:font-size-complex="11pt" style:font-style-complex="normal" style:font-weight-complex="normal"/>
    </style:style>
    <style:style style:name="T136" style:family="text">
      <style:text-properties fo:font-size="11pt" fo:font-style="normal" style:text-underline-style="none" fo:font-weight="normal" officeooo:rsid="014907ee" style:font-size-asian="9.60000038146973pt" style:font-style-asian="normal" style:font-weight-asian="normal" style:font-size-complex="11pt" style:font-style-complex="normal" style:font-weight-complex="normal"/>
    </style:style>
    <style:style style:name="T137" style:family="text">
      <style:text-properties fo:font-size="11pt" fo:font-style="normal" style:text-underline-style="none" fo:font-weight="normal" officeooo:rsid="0149b20a" style:font-size-asian="9.60000038146973pt" style:font-style-asian="normal" style:font-weight-asian="normal" style:font-size-complex="11pt" style:font-style-complex="normal" style:font-weight-complex="normal"/>
    </style:style>
    <style:style style:name="T138" style:family="text">
      <style:text-properties fo:font-size="11pt" fo:font-style="normal" style:text-underline-style="none" fo:font-weight="normal" officeooo:rsid="014b8fd4" style:font-size-asian="9.60000038146973pt" style:font-style-asian="normal" style:font-weight-asian="normal" style:font-size-complex="11pt" style:font-style-complex="normal" style:font-weight-complex="normal"/>
    </style:style>
    <style:style style:name="T139" style:family="text">
      <style:text-properties fo:font-size="11pt" fo:font-style="normal" style:text-underline-style="none" fo:font-weight="normal" officeooo:rsid="014eb373" style:font-size-asian="9.60000038146973pt" style:font-style-asian="normal" style:font-weight-asian="normal" style:font-size-complex="11pt" style:font-style-complex="normal" style:font-weight-complex="normal"/>
    </style:style>
    <style:style style:name="T140" style:family="text">
      <style:text-properties fo:font-size="11pt" fo:font-style="normal" style:text-underline-style="none" fo:font-weight="normal" officeooo:rsid="014f0b47" style:font-size-asian="9.60000038146973pt" style:font-style-asian="normal" style:font-weight-asian="normal" style:font-size-complex="11pt" style:font-style-complex="normal" style:font-weight-complex="normal"/>
    </style:style>
    <style:style style:name="T141" style:family="text">
      <style:text-properties fo:font-size="11pt" fo:font-style="normal" style:text-underline-style="none" fo:font-weight="normal" officeooo:rsid="014fb3aa" style:font-size-asian="9.60000038146973pt" style:font-style-asian="normal" style:font-weight-asian="normal" style:font-size-complex="11pt" style:font-style-complex="normal" style:font-weight-complex="normal"/>
    </style:style>
    <style:style style:name="T142" style:family="text">
      <style:text-properties fo:font-size="11pt" fo:font-style="normal" style:text-underline-style="none" fo:font-weight="normal" officeooo:rsid="01515b01" style:font-size-asian="9.60000038146973pt" style:font-style-asian="normal" style:font-weight-asian="normal" style:font-size-complex="11pt" style:font-style-complex="normal" style:font-weight-complex="normal"/>
    </style:style>
    <style:style style:name="T143" style:family="text">
      <style:text-properties fo:font-size="11pt" fo:font-style="normal" style:text-underline-style="none" fo:font-weight="normal" officeooo:rsid="01524d5d" style:font-size-asian="9.60000038146973pt" style:font-style-asian="normal" style:font-weight-asian="normal" style:font-size-complex="11pt" style:font-style-complex="normal" style:font-weight-complex="normal"/>
    </style:style>
    <style:style style:name="T144" style:family="text">
      <style:text-properties fo:font-size="11pt" fo:font-style="normal" style:text-underline-style="none" fo:font-weight="normal" officeooo:rsid="015353b2" style:font-size-asian="9.60000038146973pt" style:font-style-asian="normal" style:font-weight-asian="normal" style:font-size-complex="11pt" style:font-style-complex="normal" style:font-weight-complex="normal"/>
    </style:style>
    <style:style style:name="T145" style:family="text">
      <style:text-properties fo:font-size="11pt" fo:font-style="normal" style:text-underline-style="none" fo:font-weight="normal" officeooo:rsid="01544362" style:font-size-asian="9.60000038146973pt" style:font-style-asian="normal" style:font-weight-asian="normal" style:font-size-complex="11pt" style:font-style-complex="normal" style:font-weight-complex="normal"/>
    </style:style>
    <style:style style:name="T146" style:family="text">
      <style:text-properties fo:font-size="11pt" fo:font-style="normal" style:text-underline-style="none" fo:font-weight="normal" officeooo:rsid="0156cf3f" style:font-size-asian="9.60000038146973pt" style:font-style-asian="normal" style:font-weight-asian="normal" style:font-size-complex="11pt" style:font-style-complex="normal" style:font-weight-complex="normal"/>
    </style:style>
    <style:style style:name="T147" style:family="text">
      <style:text-properties fo:font-size="11pt" fo:font-style="normal" style:text-underline-style="none" fo:font-weight="normal" officeooo:rsid="015796f9" style:font-size-asian="9.60000038146973pt" style:font-style-asian="normal" style:font-weight-asian="normal" style:font-size-complex="11pt" style:font-style-complex="normal" style:font-weight-complex="normal"/>
    </style:style>
    <style:style style:name="T148" style:family="text">
      <style:text-properties fo:font-size="11pt" fo:font-style="normal" style:text-underline-style="none" fo:font-weight="normal" officeooo:rsid="015975aa" style:font-size-asian="9.60000038146973pt" style:font-style-asian="normal" style:font-weight-asian="normal" style:font-size-complex="11pt" style:font-style-complex="normal" style:font-weight-complex="normal"/>
    </style:style>
    <style:style style:name="T149" style:family="text">
      <style:text-properties fo:font-size="11pt" fo:font-style="normal" style:text-underline-style="none" fo:font-weight="normal" officeooo:rsid="01599062" style:font-size-asian="9.60000038146973pt" style:font-style-asian="normal" style:font-weight-asian="normal" style:font-size-complex="11pt" style:font-style-complex="normal" style:font-weight-complex="normal"/>
    </style:style>
    <style:style style:name="T150" style:family="text">
      <style:text-properties fo:font-size="11pt" fo:font-style="normal" style:text-underline-style="none" fo:font-weight="normal" officeooo:rsid="015ae881" style:font-size-asian="9.60000038146973pt" style:font-style-asian="normal" style:font-weight-asian="normal" style:font-size-complex="11pt" style:font-style-complex="normal" style:font-weight-complex="normal"/>
    </style:style>
    <style:style style:name="T151" style:family="text">
      <style:text-properties fo:font-size="11pt" fo:font-style="normal" style:text-underline-style="none" fo:font-weight="normal" officeooo:rsid="015eddb8" style:font-size-asian="9.60000038146973pt" style:font-style-asian="normal" style:font-weight-asian="normal" style:font-size-complex="11pt" style:font-style-complex="normal" style:font-weight-complex="normal"/>
    </style:style>
    <style:style style:name="T152" style:family="text">
      <style:text-properties fo:font-size="11pt" fo:font-style="normal" style:text-underline-style="none" fo:font-weight="normal" officeooo:rsid="0164f696" style:font-size-asian="9.60000038146973pt" style:font-style-asian="normal" style:font-weight-asian="normal" style:font-size-complex="11pt" style:font-style-complex="normal" style:font-weight-complex="normal"/>
    </style:style>
    <style:style style:name="T153" style:family="text">
      <style:text-properties fo:font-size="11pt" fo:font-style="normal" style:text-underline-style="none" fo:font-weight="normal" officeooo:rsid="0166126a" style:font-size-asian="9.60000038146973pt" style:font-style-asian="normal" style:font-weight-asian="normal" style:font-size-complex="11pt" style:font-style-complex="normal" style:font-weight-complex="normal"/>
    </style:style>
    <style:style style:name="T154" style:family="text">
      <style:text-properties fo:font-size="11pt" fo:font-style="normal" style:text-underline-style="none" fo:font-weight="normal" officeooo:rsid="0168926f" style:font-size-asian="9.60000038146973pt" style:font-style-asian="normal" style:font-weight-asian="normal" style:font-size-complex="11pt" style:font-style-complex="normal" style:font-weight-complex="normal"/>
    </style:style>
    <style:style style:name="T155" style:family="text">
      <style:text-properties fo:font-size="11pt" fo:font-style="normal" style:text-underline-style="none" fo:font-weight="normal" officeooo:rsid="016a45c6" style:font-size-asian="9.60000038146973pt" style:font-style-asian="normal" style:font-weight-asian="normal" style:font-size-complex="11pt" style:font-style-complex="normal" style:font-weight-complex="normal"/>
    </style:style>
    <style:style style:name="T156" style:family="text">
      <style:text-properties fo:font-size="11pt" fo:font-style="normal" style:text-underline-style="none" fo:font-weight="normal" officeooo:rsid="016ef7c8" style:font-size-asian="9.60000038146973pt" style:font-style-asian="normal" style:font-weight-asian="normal" style:font-size-complex="11pt" style:font-style-complex="normal" style:font-weight-complex="normal"/>
    </style:style>
    <style:style style:name="T157" style:family="text">
      <style:text-properties fo:font-size="11pt" fo:font-style="normal" style:text-underline-style="none" fo:font-weight="normal" officeooo:rsid="016fe1e8" style:font-size-asian="9.60000038146973pt" style:font-style-asian="normal" style:font-weight-asian="normal" style:font-size-complex="11pt" style:font-style-complex="normal" style:font-weight-complex="normal"/>
    </style:style>
    <style:style style:name="T158" style:family="text">
      <style:text-properties fo:font-size="11pt" fo:font-style="normal" style:text-underline-style="none" fo:font-weight="normal" officeooo:rsid="01714250" style:font-size-asian="9.60000038146973pt" style:font-style-asian="normal" style:font-weight-asian="normal" style:font-size-complex="11pt" style:font-style-complex="normal" style:font-weight-complex="normal"/>
    </style:style>
    <style:style style:name="T159" style:family="text">
      <style:text-properties fo:font-size="11pt" fo:font-style="normal" style:text-underline-style="none" fo:font-weight="normal" officeooo:rsid="01718ad8" style:font-size-asian="9.60000038146973pt" style:font-style-asian="normal" style:font-weight-asian="normal" style:font-size-complex="11pt" style:font-style-complex="normal" style:font-weight-complex="normal"/>
    </style:style>
    <style:style style:name="T160" style:family="text">
      <style:text-properties fo:font-size="11pt" fo:font-style="normal" style:text-underline-style="none" fo:font-weight="normal" officeooo:rsid="01765376" style:font-size-asian="9.60000038146973pt" style:font-style-asian="normal" style:font-weight-asian="normal" style:font-size-complex="11pt" style:font-style-complex="normal" style:font-weight-complex="normal"/>
    </style:style>
    <style:style style:name="T161" style:family="text">
      <style:text-properties fo:font-size="11pt" fo:font-style="normal" style:text-underline-style="none" fo:font-weight="normal" officeooo:rsid="0179d4da" style:font-size-asian="9.60000038146973pt" style:font-style-asian="normal" style:font-weight-asian="normal" style:font-size-complex="11pt" style:font-style-complex="normal" style:font-weight-complex="normal"/>
    </style:style>
    <style:style style:name="T162" style:family="text">
      <style:text-properties fo:font-size="11pt" fo:font-style="normal" style:text-underline-style="none" fo:font-weight="normal" officeooo:rsid="017b976f" style:font-size-asian="9.60000038146973pt" style:font-style-asian="normal" style:font-weight-asian="normal" style:font-size-complex="11pt" style:font-style-complex="normal" style:font-weight-complex="normal"/>
    </style:style>
    <style:style style:name="T163" style:family="text">
      <style:text-properties fo:font-size="11pt" fo:font-style="normal" style:text-underline-style="none" fo:font-weight="normal" officeooo:rsid="017c498a" style:font-size-asian="9.60000038146973pt" style:font-style-asian="normal" style:font-weight-asian="normal" style:font-size-complex="11pt" style:font-style-complex="normal" style:font-weight-complex="normal"/>
    </style:style>
    <style:style style:name="T164" style:family="text">
      <style:text-properties fo:font-size="11pt" fo:font-style="normal" style:text-underline-style="none" fo:font-weight="normal" officeooo:rsid="017f2d68" style:font-size-asian="9.60000038146973pt" style:font-style-asian="normal" style:font-weight-asian="normal" style:font-size-complex="11pt" style:font-style-complex="normal" style:font-weight-complex="normal"/>
    </style:style>
    <style:style style:name="T165" style:family="text">
      <style:text-properties fo:font-size="11pt" fo:font-style="normal" style:text-underline-style="none" fo:font-weight="normal" officeooo:rsid="01833856" style:font-size-asian="9.60000038146973pt" style:font-style-asian="normal" style:font-weight-asian="normal" style:font-size-complex="11pt" style:font-style-complex="normal" style:font-weight-complex="normal"/>
    </style:style>
    <style:style style:name="T166" style:family="text">
      <style:text-properties fo:font-size="11pt" fo:font-style="normal" style:text-underline-style="none" fo:font-weight="normal" officeooo:rsid="0183a6ac" style:font-size-asian="9.60000038146973pt" style:font-style-asian="normal" style:font-weight-asian="normal" style:font-size-complex="11pt" style:font-style-complex="normal" style:font-weight-complex="normal"/>
    </style:style>
    <style:style style:name="T167" style:family="text">
      <style:text-properties fo:font-size="11pt" fo:font-style="normal" style:text-underline-style="none" fo:font-weight="normal" officeooo:rsid="0187c036" style:font-size-asian="9.60000038146973pt" style:font-style-asian="normal" style:font-weight-asian="normal" style:font-size-complex="11pt" style:font-style-complex="normal" style:font-weight-complex="normal"/>
    </style:style>
    <style:style style:name="T168" style:family="text">
      <style:text-properties fo:font-size="11pt" fo:font-style="normal" style:text-underline-style="none" fo:font-weight="normal" officeooo:rsid="0189ab52" style:font-size-asian="9.60000038146973pt" style:font-style-asian="normal" style:font-weight-asian="normal" style:font-size-complex="11pt" style:font-style-complex="normal" style:font-weight-complex="normal"/>
    </style:style>
    <style:style style:name="T169" style:family="text">
      <style:text-properties fo:font-size="11pt" fo:font-style="normal" style:text-underline-style="none" fo:font-weight="normal" officeooo:rsid="018deef7" style:font-size-asian="9.60000038146973pt" style:font-style-asian="normal" style:font-weight-asian="normal" style:font-size-complex="11pt" style:font-style-complex="normal" style:font-weight-complex="normal"/>
    </style:style>
    <style:style style:name="T170" style:family="text">
      <style:text-properties fo:font-size="11pt" fo:font-style="normal" style:text-underline-style="none" fo:font-weight="normal" officeooo:rsid="01914b32" style:font-size-asian="9.60000038146973pt" style:font-style-asian="normal" style:font-weight-asian="normal" style:font-size-complex="11pt" style:font-style-complex="normal" style:font-weight-complex="normal"/>
    </style:style>
    <style:style style:name="T171" style:family="text">
      <style:text-properties fo:font-size="11pt" fo:font-style="normal" style:text-underline-style="none" fo:font-weight="normal" officeooo:rsid="01949459" style:font-size-asian="9.60000038146973pt" style:font-style-asian="normal" style:font-weight-asian="normal" style:font-size-complex="11pt" style:font-style-complex="normal" style:font-weight-complex="normal"/>
    </style:style>
    <style:style style:name="T172" style:family="text">
      <style:text-properties fo:font-size="11pt" fo:font-style="normal" style:text-underline-style="none" fo:font-weight="normal" officeooo:rsid="019a7e22" style:font-size-asian="9.60000038146973pt" style:font-style-asian="normal" style:font-weight-asian="normal" style:font-size-complex="11pt" style:font-style-complex="normal" style:font-weight-complex="normal"/>
    </style:style>
    <style:style style:name="T173" style:family="text">
      <style:text-properties fo:font-size="11pt" fo:font-style="normal" style:text-underline-style="none" fo:font-weight="normal" officeooo:rsid="019ae04a" style:font-size-asian="9.60000038146973pt" style:font-style-asian="normal" style:font-weight-asian="normal" style:font-size-complex="11pt" style:font-style-complex="normal" style:font-weight-complex="normal"/>
    </style:style>
    <style:style style:name="T174" style:family="text">
      <style:text-properties fo:font-size="11pt" fo:font-style="normal" style:text-underline-style="none" fo:font-weight="normal" officeooo:rsid="019ceec4" style:font-size-asian="9.60000038146973pt" style:font-style-asian="normal" style:font-weight-asian="normal" style:font-size-complex="11pt" style:font-style-complex="normal" style:font-weight-complex="normal"/>
    </style:style>
    <style:style style:name="T175" style:family="text">
      <style:text-properties fo:font-size="11pt" fo:font-style="normal" style:text-underline-style="none" fo:font-weight="normal" officeooo:rsid="019eb2db" style:font-size-asian="9.60000038146973pt" style:font-style-asian="normal" style:font-weight-asian="normal" style:font-size-complex="11pt" style:font-style-complex="normal" style:font-weight-complex="normal"/>
    </style:style>
    <style:style style:name="T176" style:family="text">
      <style:text-properties fo:font-size="11pt" fo:font-style="normal" style:text-underline-style="none" fo:font-weight="normal" officeooo:rsid="019ffa39" style:font-size-asian="9.60000038146973pt" style:font-style-asian="normal" style:font-weight-asian="normal" style:font-size-complex="11pt" style:font-style-complex="normal" style:font-weight-complex="normal"/>
    </style:style>
    <style:style style:name="T177" style:family="text">
      <style:text-properties fo:font-size="11pt" fo:font-style="normal" style:text-underline-style="none" fo:font-weight="normal" officeooo:rsid="01a45330" style:font-size-asian="9.60000038146973pt" style:font-style-asian="normal" style:font-weight-asian="normal" style:font-size-complex="11pt" style:font-style-complex="normal" style:font-weight-complex="normal"/>
    </style:style>
    <style:style style:name="T178" style:family="text">
      <style:text-properties fo:font-size="11pt" fo:font-style="normal" style:text-underline-style="none" fo:font-weight="normal" officeooo:rsid="01a55549" style:font-size-asian="9.60000038146973pt" style:font-style-asian="normal" style:font-weight-asian="normal" style:font-size-complex="11pt" style:font-style-complex="normal" style:font-weight-complex="normal"/>
    </style:style>
    <style:style style:name="T179" style:family="text">
      <style:text-properties fo:font-size="11pt" fo:font-style="normal" style:text-underline-style="none" fo:font-weight="normal" officeooo:rsid="01a55ad7" style:font-size-asian="9.60000038146973pt" style:font-style-asian="normal" style:font-weight-asian="normal" style:font-size-complex="11pt" style:font-style-complex="normal" style:font-weight-complex="normal"/>
    </style:style>
    <style:style style:name="T180" style:family="text">
      <style:text-properties fo:font-size="11pt" fo:font-style="normal" style:text-underline-style="none" fo:font-weight="normal" officeooo:rsid="01a93d0c" style:font-size-asian="9.60000038146973pt" style:font-style-asian="normal" style:font-weight-asian="normal" style:font-size-complex="11pt" style:font-style-complex="normal" style:font-weight-complex="normal"/>
    </style:style>
    <style:style style:name="T181" style:family="text">
      <style:text-properties fo:font-size="11pt" fo:font-style="normal" style:text-underline-style="none" fo:font-weight="normal" officeooo:rsid="01aa4bff" style:font-size-asian="9.60000038146973pt" style:font-style-asian="normal" style:font-weight-asian="normal" style:font-size-complex="11pt" style:font-style-complex="normal" style:font-weight-complex="normal"/>
    </style:style>
    <style:style style:name="T182" style:family="text">
      <style:text-properties fo:font-size="11pt" fo:font-style="normal" style:text-underline-style="none" fo:font-weight="normal" officeooo:rsid="01afd2fc" style:font-size-asian="9.60000038146973pt" style:font-style-asian="normal" style:font-weight-asian="normal" style:font-size-complex="11pt" style:font-style-complex="normal" style:font-weight-complex="normal"/>
    </style:style>
    <style:style style:name="T183" style:family="text">
      <style:text-properties fo:font-size="11pt" fo:font-style="normal" style:text-underline-style="none" fo:font-weight="normal" officeooo:rsid="01b0b8ad" style:font-size-asian="9.60000038146973pt" style:font-style-asian="normal" style:font-weight-asian="normal" style:font-size-complex="11pt" style:font-style-complex="normal" style:font-weight-complex="normal"/>
    </style:style>
    <style:style style:name="T184" style:family="text">
      <style:text-properties fo:font-size="11pt" fo:font-style="normal" style:text-underline-style="none" fo:font-weight="normal" officeooo:rsid="01b15cab" style:font-size-asian="9.60000038146973pt" style:font-style-asian="normal" style:font-weight-asian="normal" style:font-size-complex="11pt" style:font-style-complex="normal" style:font-weight-complex="normal"/>
    </style:style>
    <style:style style:name="T185" style:family="text">
      <style:text-properties fo:font-size="11pt" fo:font-style="normal" style:text-underline-style="none" fo:font-weight="normal" officeooo:rsid="01b6e486" style:font-size-asian="9.60000038146973pt" style:font-style-asian="normal" style:font-weight-asian="normal" style:font-size-complex="11pt" style:font-style-complex="normal" style:font-weight-complex="normal"/>
    </style:style>
    <style:style style:name="T186" style:family="text">
      <style:text-properties fo:font-size="11pt" fo:font-style="normal" style:text-underline-style="none" fo:font-weight="normal" officeooo:rsid="01ba622a" style:font-size-asian="9.60000038146973pt" style:font-style-asian="normal" style:font-weight-asian="normal" style:font-size-complex="11pt" style:font-style-complex="normal" style:font-weight-complex="normal"/>
    </style:style>
    <style:style style:name="T187" style:family="text">
      <style:text-properties fo:font-size="11pt" fo:font-style="normal" style:text-underline-style="none" fo:font-weight="normal" officeooo:rsid="01bd15d2" style:font-size-asian="9.60000038146973pt" style:font-style-asian="normal" style:font-weight-asian="normal" style:font-size-complex="11pt" style:font-style-complex="normal" style:font-weight-complex="normal"/>
    </style:style>
    <style:style style:name="T188" style:family="text">
      <style:text-properties fo:font-size="11pt" fo:font-style="normal" style:text-underline-style="none" fo:font-weight="normal" officeooo:rsid="01bfc49e" style:font-size-asian="9.60000038146973pt" style:font-style-asian="normal" style:font-weight-asian="normal" style:font-size-complex="11pt" style:font-style-complex="normal" style:font-weight-complex="normal"/>
    </style:style>
    <style:style style:name="T189" style:family="text">
      <style:text-properties fo:font-size="11pt" fo:font-style="normal" style:text-underline-style="none" fo:font-weight="normal" officeooo:rsid="01c5531b" style:font-size-asian="9.60000038146973pt" style:font-style-asian="normal" style:font-weight-asian="normal" style:font-size-complex="11pt" style:font-style-complex="normal" style:font-weight-complex="normal"/>
    </style:style>
    <style:style style:name="T190" style:family="text">
      <style:text-properties fo:font-size="11pt" fo:font-style="normal" style:text-underline-style="none" fo:font-weight="normal" officeooo:rsid="01c7257b" style:font-size-asian="9.60000038146973pt" style:font-style-asian="normal" style:font-weight-asian="normal" style:font-size-complex="11pt" style:font-style-complex="normal" style:font-weight-complex="normal"/>
    </style:style>
    <style:style style:name="T191" style:family="text">
      <style:text-properties fo:font-size="11pt" fo:font-style="normal" style:text-underline-style="none" fo:font-weight="normal" officeooo:rsid="01c9f3f2" style:font-size-asian="9.60000038146973pt" style:font-style-asian="normal" style:font-weight-asian="normal" style:font-size-complex="11pt" style:font-style-complex="normal" style:font-weight-complex="normal"/>
    </style:style>
    <style:style style:name="T192" style:family="text">
      <style:text-properties fo:font-size="11pt" fo:font-style="normal" style:text-underline-style="none" fo:font-weight="normal" officeooo:rsid="01cd438d" style:font-size-asian="9.60000038146973pt" style:font-style-asian="normal" style:font-weight-asian="normal" style:font-size-complex="11pt" style:font-style-complex="normal" style:font-weight-complex="normal"/>
    </style:style>
    <style:style style:name="T193" style:family="text">
      <style:text-properties fo:font-size="11pt" fo:font-style="normal" style:text-underline-style="none" fo:font-weight="normal" officeooo:rsid="01cf9c73" style:font-size-asian="9.60000038146973pt" style:font-style-asian="normal" style:font-weight-asian="normal" style:font-size-complex="11pt" style:font-style-complex="normal" style:font-weight-complex="normal"/>
    </style:style>
    <style:style style:name="T194" style:family="text">
      <style:text-properties fo:font-size="11pt" fo:font-style="normal" style:text-underline-style="none" fo:font-weight="normal" officeooo:rsid="01cfc9be" style:font-size-asian="9.60000038146973pt" style:font-style-asian="normal" style:font-weight-asian="normal" style:font-size-complex="11pt" style:font-style-complex="normal" style:font-weight-complex="normal"/>
    </style:style>
    <style:style style:name="T195" style:family="text">
      <style:text-properties fo:font-size="11pt" fo:font-style="normal" style:text-underline-style="none" fo:font-weight="normal" officeooo:rsid="01d1f2e3" style:font-size-asian="9.60000038146973pt" style:font-style-asian="normal" style:font-weight-asian="normal" style:font-size-complex="11pt" style:font-style-complex="normal" style:font-weight-complex="normal"/>
    </style:style>
    <style:style style:name="T196" style:family="text">
      <style:text-properties fo:font-size="11pt" fo:font-style="normal" style:text-underline-style="none" fo:font-weight="normal" officeooo:rsid="01d5b40f" style:font-size-asian="9.60000038146973pt" style:font-style-asian="normal" style:font-weight-asian="normal" style:font-size-complex="11pt" style:font-style-complex="normal" style:font-weight-complex="normal"/>
    </style:style>
    <style:style style:name="T197" style:family="text">
      <style:text-properties fo:font-size="11pt" fo:font-style="normal" style:text-underline-style="none" fo:font-weight="normal" officeooo:rsid="01da7724" style:font-size-asian="9.60000038146973pt" style:font-style-asian="normal" style:font-weight-asian="normal" style:font-size-complex="11pt" style:font-style-complex="normal" style:font-weight-complex="normal"/>
    </style:style>
    <style:style style:name="T198" style:family="text">
      <style:text-properties fo:font-size="11pt" fo:font-style="normal" style:text-underline-style="none" fo:font-weight="normal" officeooo:rsid="01de2f80" style:font-size-asian="9.60000038146973pt" style:font-style-asian="normal" style:font-weight-asian="normal" style:font-size-complex="11pt" style:font-style-complex="normal" style:font-weight-complex="normal"/>
    </style:style>
    <style:style style:name="T199" style:family="text">
      <style:text-properties fo:font-size="11pt" fo:font-style="normal" style:text-underline-style="none" fo:font-weight="normal" officeooo:rsid="01e143cb" style:font-size-asian="9.60000038146973pt" style:font-style-asian="normal" style:font-weight-asian="normal" style:font-size-complex="11pt" style:font-style-complex="normal" style:font-weight-complex="normal"/>
    </style:style>
    <style:style style:name="T200" style:family="text">
      <style:text-properties fo:font-size="11pt" fo:font-style="normal" style:text-underline-style="none" fo:font-weight="normal" officeooo:rsid="01ea329e" style:font-size-asian="9.60000038146973pt" style:font-style-asian="normal" style:font-weight-asian="normal" style:font-size-complex="11pt" style:font-style-complex="normal" style:font-weight-complex="normal"/>
    </style:style>
    <style:style style:name="T201" style:family="text">
      <style:text-properties fo:font-size="11pt" fo:font-style="normal" style:text-underline-style="none" fo:font-weight="normal" officeooo:rsid="01efb88f" style:font-size-asian="9.60000038146973pt" style:font-style-asian="normal" style:font-weight-asian="normal" style:font-size-complex="11pt" style:font-style-complex="normal" style:font-weight-complex="normal"/>
    </style:style>
    <style:style style:name="T202" style:family="text">
      <style:text-properties fo:font-size="11pt" fo:font-style="normal" style:text-underline-style="none" fo:font-weight="bold" officeooo:rsid="00fdecb8" style:font-size-asian="9.60000038146973pt" style:font-style-asian="normal" style:font-weight-asian="bold" style:font-size-complex="11pt" style:font-style-complex="normal" style:font-weight-complex="bold"/>
    </style:style>
    <style:style style:name="T203" style:family="text">
      <style:text-properties fo:font-size="11pt" fo:font-style="normal" style:text-underline-style="none" fo:font-weight="bold" officeooo:rsid="0103f758" style:font-size-asian="9.60000038146973pt" style:font-style-asian="normal" style:font-weight-asian="bold" style:font-size-complex="11pt" style:font-style-complex="normal" style:font-weight-complex="bold"/>
    </style:style>
    <style:style style:name="T204" style:family="text">
      <style:text-properties fo:font-size="11pt" fo:font-style="normal" style:text-underline-style="none" fo:font-weight="bold" officeooo:rsid="0104fb3c" style:font-size-asian="9.60000038146973pt" style:font-style-asian="normal" style:font-weight-asian="bold" style:font-size-complex="11pt" style:font-style-complex="normal" style:font-weight-complex="bold"/>
    </style:style>
    <style:style style:name="T205" style:family="text">
      <style:text-properties fo:font-size="11pt" fo:font-style="normal" style:text-underline-style="none" fo:font-weight="bold" officeooo:rsid="01e812a6" style:font-size-asian="9.60000038146973pt" style:font-style-asian="normal" style:font-weight-asian="bold" style:font-size-complex="11pt" style:font-style-complex="normal" style:font-weight-complex="bold"/>
    </style:style>
    <style:style style:name="T206" style:family="text">
      <style:text-properties fo:font-size="11pt" fo:font-style="normal" style:text-underline-style="none" fo:font-weight="bold" officeooo:rsid="010a5154" style:font-size-asian="9.60000038146973pt" style:font-style-asian="normal" style:font-weight-asian="bold" style:font-size-complex="11pt" style:font-style-complex="normal" style:font-weight-complex="bold"/>
    </style:style>
    <style:style style:name="T207" style:family="text">
      <style:text-properties fo:font-size="11pt" fo:font-style="normal" style:text-underline-style="none" fo:font-weight="bold" officeooo:rsid="01109521" style:font-size-asian="9.60000038146973pt" style:font-style-asian="normal" style:font-weight-asian="bold" style:font-size-complex="11pt" style:font-style-complex="normal" style:font-weight-complex="bold"/>
    </style:style>
    <style:style style:name="T208" style:family="text">
      <style:text-properties fo:font-size="11pt" fo:font-style="normal" style:text-underline-style="none" fo:font-weight="bold" officeooo:rsid="011276ac" style:font-size-asian="9.60000038146973pt" style:font-style-asian="normal" style:font-weight-asian="bold" style:font-size-complex="11pt" style:font-style-complex="normal" style:font-weight-complex="bold"/>
    </style:style>
    <style:style style:name="T209" style:family="text">
      <style:text-properties fo:font-size="11pt" fo:font-style="normal" style:text-underline-style="none" fo:font-weight="bold" officeooo:rsid="0119b707" style:font-size-asian="9.60000038146973pt" style:font-style-asian="normal" style:font-weight-asian="bold" style:font-size-complex="11pt" style:font-style-complex="normal" style:font-weight-complex="bold"/>
    </style:style>
    <style:style style:name="T210" style:family="text">
      <style:text-properties fo:font-size="11pt" fo:font-style="normal" style:text-underline-style="none" fo:font-weight="bold" officeooo:rsid="0120d710" style:font-size-asian="9.60000038146973pt" style:font-style-asian="normal" style:font-weight-asian="bold" style:font-size-complex="11pt" style:font-style-complex="normal" style:font-weight-complex="bold"/>
    </style:style>
    <style:style style:name="T211" style:family="text">
      <style:text-properties fo:font-size="11pt" fo:font-style="normal" style:text-underline-style="none" fo:font-weight="bold" officeooo:rsid="0122c112" style:font-size-asian="9.60000038146973pt" style:font-style-asian="normal" style:font-weight-asian="bold" style:font-size-complex="11pt" style:font-style-complex="normal" style:font-weight-complex="bold"/>
    </style:style>
    <style:style style:name="T212" style:family="text">
      <style:text-properties fo:font-size="11pt" fo:font-style="normal" style:text-underline-style="none" fo:font-weight="bold" officeooo:rsid="012397ef" style:font-size-asian="9.60000038146973pt" style:font-style-asian="normal" style:font-weight-asian="bold" style:font-size-complex="11pt" style:font-style-complex="normal" style:font-weight-complex="bold"/>
    </style:style>
    <style:style style:name="T213" style:family="text">
      <style:text-properties fo:font-size="11pt" fo:font-style="normal" style:text-underline-style="none" fo:font-weight="bold" officeooo:rsid="0126c6ea" style:font-size-asian="9.60000038146973pt" style:font-style-asian="normal" style:font-weight-asian="bold" style:font-size-complex="11pt" style:font-style-complex="normal" style:font-weight-complex="bold"/>
    </style:style>
    <style:style style:name="T214" style:family="text">
      <style:text-properties fo:font-size="11pt" fo:font-style="normal" style:text-underline-style="none" fo:font-weight="bold" officeooo:rsid="0128397e" style:font-size-asian="9.60000038146973pt" style:font-style-asian="normal" style:font-weight-asian="bold" style:font-size-complex="11pt" style:font-style-complex="normal" style:font-weight-complex="bold"/>
    </style:style>
    <style:style style:name="T215" style:family="text">
      <style:text-properties fo:font-size="11pt" fo:font-style="normal" style:text-underline-style="none" fo:font-weight="bold" officeooo:rsid="010d5820" style:font-size-asian="9.60000038146973pt" style:font-style-asian="normal" style:font-weight-asian="bold" style:font-size-complex="11pt" style:font-style-complex="normal" style:font-weight-complex="bold"/>
    </style:style>
    <style:style style:name="T216" style:family="text">
      <style:text-properties fo:font-size="11pt" fo:font-style="normal" style:text-underline-style="none" fo:font-weight="bold" officeooo:rsid="010d6656" style:font-size-asian="9.60000038146973pt" style:font-style-asian="normal" style:font-weight-asian="bold" style:font-size-complex="11pt" style:font-style-complex="normal" style:font-weight-complex="bold"/>
    </style:style>
    <style:style style:name="T217" style:family="text">
      <style:text-properties fo:font-size="11pt" fo:font-style="normal" style:text-underline-style="none" fo:font-weight="bold" officeooo:rsid="016ef7c8" style:font-size-asian="9.60000038146973pt" style:font-style-asian="normal" style:font-weight-asian="bold" style:font-size-complex="11pt" style:font-style-complex="normal" style:font-weight-complex="bold"/>
    </style:style>
    <style:style style:name="T218" style:family="text">
      <style:text-properties fo:font-size="11pt" fo:font-style="normal" style:text-underline-style="none" fo:font-weight="bold" officeooo:rsid="0179d4da" style:font-size-asian="9.60000038146973pt" style:font-style-asian="normal" style:font-weight-asian="bold" style:font-size-complex="11pt" style:font-style-complex="normal" style:font-weight-complex="bold"/>
    </style:style>
    <style:style style:name="T219" style:family="text">
      <style:text-properties fo:font-size="11pt" fo:font-style="normal" style:text-underline-style="none" fo:font-weight="bold" officeooo:rsid="017b976f" style:font-size-asian="9.60000038146973pt" style:font-style-asian="normal" style:font-weight-asian="bold" style:font-size-complex="11pt" style:font-style-complex="normal" style:font-weight-complex="bold"/>
    </style:style>
    <style:style style:name="T220" style:family="text">
      <style:text-properties fo:font-size="11pt" fo:font-style="normal" style:text-underline-style="none" fo:font-weight="bold" officeooo:rsid="017c498a" style:font-size-asian="9.60000038146973pt" style:font-style-asian="normal" style:font-weight-asian="bold" style:font-size-complex="11pt" style:font-style-complex="normal" style:font-weight-complex="bold"/>
    </style:style>
    <style:style style:name="T221" style:family="text">
      <style:text-properties fo:font-size="11pt" fo:font-style="normal" style:text-underline-style="solid" style:text-underline-width="auto" style:text-underline-color="font-color" fo:font-weight="normal" officeooo:rsid="007e444e" style:font-size-asian="9.60000038146973pt" style:font-style-asian="normal" style:font-weight-asian="normal" style:font-size-complex="11pt" style:font-style-complex="normal" style:font-weight-complex="normal"/>
    </style:style>
    <style:style style:name="T222" style:family="text">
      <style:text-properties fo:font-size="11pt" fo:font-style="normal" style:text-underline-style="solid" style:text-underline-width="auto" style:text-underline-color="font-color" fo:font-weight="normal" officeooo:rsid="00c8e616" style:font-size-asian="9.60000038146973pt" style:font-style-asian="normal" style:font-weight-asian="normal" style:font-size-complex="11pt" style:font-style-complex="normal" style:font-weight-complex="normal"/>
    </style:style>
    <style:style style:name="T223" style:family="text">
      <style:text-properties fo:font-size="11pt" fo:font-style="normal" style:text-underline-style="solid" style:text-underline-width="auto" style:text-underline-color="font-color" fo:font-weight="normal" officeooo:rsid="00c99d42" style:font-size-asian="9.60000038146973pt" style:font-style-asian="normal" style:font-weight-asian="normal" style:font-size-complex="11pt" style:font-style-complex="normal" style:font-weight-complex="normal"/>
    </style:style>
    <style:style style:name="T224" style:family="text">
      <style:text-properties fo:font-size="11pt" fo:font-style="normal" style:text-underline-style="solid" style:text-underline-width="auto" style:text-underline-color="font-color" fo:font-weight="normal" officeooo:rsid="013c8760" style:font-size-asian="9.60000038146973pt" style:font-style-asian="normal" style:font-weight-asian="normal" style:font-size-complex="11pt" style:font-style-complex="normal" style:font-weight-complex="normal"/>
    </style:style>
    <style:style style:name="T225" style:family="text">
      <style:text-properties fo:font-size="11pt" fo:font-style="normal" style:text-underline-style="solid" style:text-underline-width="auto" style:text-underline-color="font-color" fo:font-weight="normal" officeooo:rsid="0145a454" style:font-size-asian="9.60000038146973pt" style:font-style-asian="normal" style:font-weight-asian="normal" style:font-size-complex="11pt" style:font-style-complex="normal" style:font-weight-complex="normal"/>
    </style:style>
    <style:style style:name="T226" style:family="text">
      <style:text-properties fo:font-size="11pt" fo:font-style="normal" style:text-underline-style="solid" style:text-underline-width="auto" style:text-underline-color="font-color" fo:font-weight="normal" officeooo:rsid="0187c036" style:font-size-asian="9.60000038146973pt" style:font-style-asian="normal" style:font-weight-asian="normal" style:font-size-complex="11pt" style:font-style-complex="normal" style:font-weight-complex="normal"/>
    </style:style>
    <style:style style:name="T227" style:family="text">
      <style:text-properties fo:font-size="11pt" fo:font-style="normal" style:text-underline-style="solid" style:text-underline-width="auto" style:text-underline-color="font-color" fo:font-weight="normal" officeooo:rsid="01ea329e" style:font-size-asian="9.60000038146973pt" style:font-style-asian="normal" style:font-weight-asian="normal" style:font-size-complex="11pt" style:font-style-complex="normal" style:font-weight-complex="normal"/>
    </style:style>
    <style:style style:name="T228" style:family="text">
      <style:text-properties fo:font-size="11pt" fo:font-style="normal" style:text-underline-style="solid" style:text-underline-width="auto" style:text-underline-color="font-color" fo:font-weight="normal" officeooo:rsid="01ecf5ad" style:font-size-asian="9.60000038146973pt" style:font-style-asian="normal" style:font-weight-asian="normal" style:font-size-complex="11pt" style:font-style-complex="normal" style:font-weight-complex="normal"/>
    </style:style>
    <style:style style:name="T229" style:family="text">
      <style:text-properties fo:font-size="11pt" fo:font-style="normal" style:text-underline-style="solid" style:text-underline-width="auto" style:text-underline-color="font-color" fo:font-weight="normal" officeooo:rsid="01efb88f" style:font-size-asian="9.60000038146973pt" style:font-style-asian="normal" style:font-weight-asian="normal" style:font-size-complex="11pt" style:font-style-complex="normal" style:font-weight-complex="normal"/>
    </style:style>
    <style:style style:name="T230" style:family="text">
      <style:text-properties fo:font-size="11pt" fo:font-style="italic" style:text-underline-style="none" fo:font-weight="normal" officeooo:rsid="0080aaa2" style:font-size-asian="9.60000038146973pt" style:font-style-asian="italic" style:font-weight-asian="normal" style:font-size-complex="11pt" style:font-style-complex="italic" style:font-weight-complex="normal"/>
    </style:style>
    <style:style style:name="T231" style:family="text">
      <style:text-properties fo:font-size="11pt" fo:font-style="italic" style:text-underline-style="none" fo:font-weight="normal" officeooo:rsid="008d869c" style:font-size-asian="9.60000038146973pt" style:font-style-asian="italic" style:font-weight-asian="normal" style:font-size-complex="11pt" style:font-style-complex="italic" style:font-weight-complex="normal"/>
    </style:style>
    <style:style style:name="T232" style:family="text">
      <style:text-properties fo:font-size="11pt" fo:font-style="italic" style:text-underline-style="none" fo:font-weight="normal" officeooo:rsid="00977e38" style:font-size-asian="9.60000038146973pt" style:font-style-asian="italic" style:font-weight-asian="normal" style:font-size-complex="11pt" style:font-style-complex="italic" style:font-weight-complex="normal"/>
    </style:style>
    <style:style style:name="T233" style:family="text">
      <style:text-properties fo:font-size="11pt" fo:font-style="italic" style:text-underline-style="none" fo:font-weight="normal" officeooo:rsid="00987651" style:font-size-asian="9.60000038146973pt" style:font-style-asian="italic" style:font-weight-asian="normal" style:font-size-complex="11pt" style:font-style-complex="italic" style:font-weight-complex="normal"/>
    </style:style>
    <style:style style:name="T234" style:family="text">
      <style:text-properties fo:font-size="11pt" fo:font-style="italic" style:text-underline-style="none" fo:font-weight="normal" officeooo:rsid="009ac714" style:font-size-asian="9.60000038146973pt" style:font-style-asian="italic" style:font-weight-asian="normal" style:font-size-complex="11pt" style:font-style-complex="italic" style:font-weight-complex="normal"/>
    </style:style>
    <style:style style:name="T235" style:family="text">
      <style:text-properties fo:font-size="11pt" fo:font-style="italic" style:text-underline-style="none" fo:font-weight="normal" officeooo:rsid="008fb05e" style:font-size-asian="9.60000038146973pt" style:font-style-asian="italic" style:font-weight-asian="normal" style:font-size-complex="11pt" style:font-style-complex="italic" style:font-weight-complex="normal"/>
    </style:style>
    <style:style style:name="T236" style:family="text">
      <style:text-properties fo:font-size="11pt" fo:font-style="italic" style:text-underline-style="none" fo:font-weight="normal" officeooo:rsid="0092c7fc" style:font-size-asian="9.60000038146973pt" style:font-style-asian="italic" style:font-weight-asian="normal" style:font-size-complex="11pt" style:font-style-complex="italic" style:font-weight-complex="normal"/>
    </style:style>
    <style:style style:name="T237" style:family="text">
      <style:text-properties fo:font-size="11pt" fo:font-style="italic" style:text-underline-style="none" fo:font-weight="normal" officeooo:rsid="0093a57c" style:font-size-asian="9.60000038146973pt" style:font-style-asian="italic" style:font-weight-asian="normal" style:font-size-complex="11pt" style:font-style-complex="italic" style:font-weight-complex="normal"/>
    </style:style>
    <style:style style:name="T238" style:family="text">
      <style:text-properties fo:font-size="11pt" fo:font-style="italic" style:text-underline-style="none" fo:font-weight="normal" officeooo:rsid="009619ed" style:font-size-asian="9.60000038146973pt" style:font-style-asian="italic" style:font-weight-asian="normal" style:font-size-complex="11pt" style:font-style-complex="italic" style:font-weight-complex="normal"/>
    </style:style>
    <style:style style:name="T239" style:family="text">
      <style:text-properties fo:font-size="11pt" fo:font-style="italic" style:text-underline-style="none" fo:font-weight="normal" officeooo:rsid="009ca86b" style:font-size-asian="9.60000038146973pt" style:font-style-asian="italic" style:font-weight-asian="normal" style:font-size-complex="11pt" style:font-style-complex="italic" style:font-weight-complex="normal"/>
    </style:style>
    <style:style style:name="T240" style:family="text">
      <style:text-properties fo:font-size="11pt" fo:font-style="italic" style:text-underline-style="none" fo:font-weight="normal" officeooo:rsid="0081965b" style:font-size-asian="9.60000038146973pt" style:font-style-asian="italic" style:font-weight-asian="normal" style:font-size-complex="11pt" style:font-style-complex="italic" style:font-weight-complex="normal"/>
    </style:style>
    <style:style style:name="T241" style:family="text">
      <style:text-properties fo:font-size="11pt" fo:font-style="italic" style:text-underline-style="none" fo:font-weight="normal" officeooo:rsid="009df4ff" style:font-size-asian="9.60000038146973pt" style:font-style-asian="italic" style:font-weight-asian="normal" style:font-size-complex="11pt" style:font-style-complex="italic" style:font-weight-complex="normal"/>
    </style:style>
    <style:style style:name="T242" style:family="text">
      <style:text-properties fo:font-size="11pt" fo:font-style="italic" style:text-underline-style="none" fo:font-weight="normal" officeooo:rsid="00a2d264" style:font-size-asian="9.60000038146973pt" style:font-style-asian="italic" style:font-weight-asian="normal" style:font-size-complex="11pt" style:font-style-complex="italic" style:font-weight-complex="normal"/>
    </style:style>
    <style:style style:name="T243" style:family="text">
      <style:text-properties fo:font-size="11pt" fo:font-style="italic" style:text-underline-style="none" fo:font-weight="normal" officeooo:rsid="00a5cf4b" style:font-size-asian="9.60000038146973pt" style:font-style-asian="italic" style:font-weight-asian="normal" style:font-size-complex="11pt" style:font-style-complex="italic" style:font-weight-complex="normal"/>
    </style:style>
    <style:style style:name="T244" style:family="text">
      <style:text-properties fo:font-size="11pt" fo:font-style="italic" style:text-underline-style="none" fo:font-weight="normal" officeooo:rsid="00a95869" style:font-size-asian="9.60000038146973pt" style:font-style-asian="italic" style:font-weight-asian="normal" style:font-size-complex="11pt" style:font-style-complex="italic" style:font-weight-complex="normal"/>
    </style:style>
    <style:style style:name="T245" style:family="text">
      <style:text-properties fo:font-size="11pt" fo:font-style="italic" style:text-underline-style="none" fo:font-weight="normal" officeooo:rsid="00ab26f1" style:font-size-asian="9.60000038146973pt" style:font-style-asian="italic" style:font-weight-asian="normal" style:font-size-complex="11pt" style:font-style-complex="italic" style:font-weight-complex="normal"/>
    </style:style>
    <style:style style:name="T246" style:family="text">
      <style:text-properties fo:font-size="11pt" fo:font-style="italic" style:text-underline-style="none" fo:font-weight="normal" officeooo:rsid="00ad1965" style:font-size-asian="9.60000038146973pt" style:font-style-asian="italic" style:font-weight-asian="normal" style:font-size-complex="11pt" style:font-style-complex="italic" style:font-weight-complex="normal"/>
    </style:style>
    <style:style style:name="T247" style:family="text">
      <style:text-properties fo:font-size="11pt" fo:font-style="italic" style:text-underline-style="none" fo:font-weight="normal" officeooo:rsid="00afb34f" style:font-size-asian="9.60000038146973pt" style:font-style-asian="italic" style:font-weight-asian="normal" style:font-size-complex="11pt" style:font-style-complex="italic" style:font-weight-complex="normal"/>
    </style:style>
    <style:style style:name="T248" style:family="text">
      <style:text-properties fo:font-size="11pt" fo:font-style="italic" style:text-underline-style="none" fo:font-weight="normal" officeooo:rsid="00864274" style:font-size-asian="9.60000038146973pt" style:font-style-asian="italic" style:font-weight-asian="normal" style:font-size-complex="11pt" style:font-style-complex="italic" style:font-weight-complex="normal"/>
    </style:style>
    <style:style style:name="T249" style:family="text">
      <style:text-properties fo:font-size="11pt" fo:font-style="italic" style:text-underline-style="none" fo:font-weight="normal" officeooo:rsid="00b0309f" style:font-size-asian="9.60000038146973pt" style:font-style-asian="italic" style:font-weight-asian="normal" style:font-size-complex="11pt" style:font-style-complex="italic" style:font-weight-complex="normal"/>
    </style:style>
    <style:style style:name="T250" style:family="text">
      <style:text-properties fo:font-size="11pt" fo:font-style="italic" style:text-underline-style="none" fo:font-weight="normal" officeooo:rsid="00b134ce" style:font-size-asian="9.60000038146973pt" style:font-style-asian="italic" style:font-weight-asian="normal" style:font-size-complex="11pt" style:font-style-complex="italic" style:font-weight-complex="normal"/>
    </style:style>
    <style:style style:name="T251" style:family="text">
      <style:text-properties fo:font-size="11pt" fo:font-style="italic" style:text-underline-style="none" fo:font-weight="normal" officeooo:rsid="00b423fd" style:font-size-asian="9.60000038146973pt" style:font-style-asian="italic" style:font-weight-asian="normal" style:font-size-complex="11pt" style:font-style-complex="italic" style:font-weight-complex="normal"/>
    </style:style>
    <style:style style:name="T252" style:family="text">
      <style:text-properties fo:font-size="11pt" fo:font-style="italic" style:text-underline-style="none" fo:font-weight="normal" officeooo:rsid="00b60446" style:font-size-asian="9.60000038146973pt" style:font-style-asian="italic" style:font-weight-asian="normal" style:font-size-complex="11pt" style:font-style-complex="italic" style:font-weight-complex="normal"/>
    </style:style>
    <style:style style:name="T253" style:family="text">
      <style:text-properties fo:font-size="11pt" fo:font-style="italic" style:text-underline-style="none" fo:font-weight="normal" officeooo:rsid="00b7296e" style:font-size-asian="9.60000038146973pt" style:font-style-asian="italic" style:font-weight-asian="normal" style:font-size-complex="11pt" style:font-style-complex="italic" style:font-weight-complex="normal"/>
    </style:style>
    <style:style style:name="T254" style:family="text">
      <style:text-properties fo:font-size="11pt" fo:font-style="italic" style:text-underline-style="none" fo:font-weight="normal" officeooo:rsid="00b915dd" style:font-size-asian="9.60000038146973pt" style:font-style-asian="italic" style:font-weight-asian="normal" style:font-size-complex="11pt" style:font-style-complex="italic" style:font-weight-complex="normal"/>
    </style:style>
    <style:style style:name="T255" style:family="text">
      <style:text-properties fo:font-size="11pt" fo:font-style="italic" style:text-underline-style="none" fo:font-weight="normal" officeooo:rsid="011276ac" style:font-size-asian="9.60000038146973pt" style:font-style-asian="italic" style:font-weight-asian="normal" style:font-size-complex="11pt" style:font-style-complex="italic" style:font-weight-complex="normal"/>
    </style:style>
    <style:style style:name="T256" style:family="text">
      <style:text-properties fo:font-size="11pt" fo:font-style="italic" style:text-underline-style="none" fo:font-weight="normal" officeooo:rsid="01164b20" style:font-size-asian="9.60000038146973pt" style:font-style-asian="italic" style:font-weight-asian="normal" style:font-size-complex="11pt" style:font-style-complex="italic" style:font-weight-complex="normal"/>
    </style:style>
    <style:style style:name="T257" style:family="text">
      <style:text-properties fo:font-size="11pt" fo:font-style="italic" style:text-underline-style="none" fo:font-weight="normal" officeooo:rsid="011a7649" style:font-size-asian="9.60000038146973pt" style:font-style-asian="italic" style:font-weight-asian="normal" style:font-size-complex="11pt" style:font-style-complex="italic" style:font-weight-complex="normal"/>
    </style:style>
    <style:style style:name="T258" style:family="text">
      <style:text-properties fo:font-size="11pt" fo:font-style="italic" style:text-underline-style="none" fo:font-weight="normal" officeooo:rsid="012140fb" style:font-size-asian="9.60000038146973pt" style:font-style-asian="italic" style:font-weight-asian="normal" style:font-size-complex="11pt" style:font-style-complex="italic" style:font-weight-complex="normal"/>
    </style:style>
    <style:style style:name="T259" style:family="text">
      <style:text-properties fo:font-size="11pt" fo:font-style="italic" style:text-underline-style="none" fo:font-weight="normal" officeooo:rsid="0125ee07" style:font-size-asian="9.60000038146973pt" style:font-style-asian="italic" style:font-weight-asian="normal" style:font-size-complex="11pt" style:font-style-complex="italic" style:font-weight-complex="normal"/>
    </style:style>
    <style:style style:name="T260" style:family="text">
      <style:text-properties fo:font-size="11pt" fo:font-style="italic" style:text-underline-style="none" fo:font-weight="normal" officeooo:rsid="012a0a21" style:font-size-asian="9.60000038146973pt" style:font-style-asian="italic" style:font-weight-asian="normal" style:font-size-complex="11pt" style:font-style-complex="italic" style:font-weight-complex="normal"/>
    </style:style>
    <style:style style:name="T261" style:family="text">
      <style:text-properties fo:font-size="11pt" fo:font-style="italic" style:text-underline-style="none" fo:font-weight="normal" officeooo:rsid="012d1036" style:font-size-asian="9.60000038146973pt" style:font-style-asian="italic" style:font-weight-asian="normal" style:font-size-complex="11pt" style:font-style-complex="italic" style:font-weight-complex="normal"/>
    </style:style>
    <style:style style:name="T262" style:family="text">
      <style:text-properties fo:font-size="11pt" fo:font-style="italic" style:text-underline-style="none" fo:font-weight="normal" officeooo:rsid="01302aba" style:font-size-asian="9.60000038146973pt" style:font-style-asian="italic" style:font-weight-asian="normal" style:font-size-complex="11pt" style:font-style-complex="italic" style:font-weight-complex="normal"/>
    </style:style>
    <style:style style:name="T263" style:family="text">
      <style:text-properties fo:font-size="11pt" fo:font-style="italic" style:text-underline-style="none" fo:font-weight="normal" officeooo:rsid="0139d7a1" style:font-size-asian="9.60000038146973pt" style:font-style-asian="italic" style:font-weight-asian="normal" style:font-size-complex="11pt" style:font-style-complex="italic" style:font-weight-complex="normal"/>
    </style:style>
    <style:style style:name="T264" style:family="text">
      <style:text-properties fo:font-size="11pt" fo:font-style="italic" style:text-underline-style="none" fo:font-weight="normal" officeooo:rsid="01407127" style:font-size-asian="9.60000038146973pt" style:font-style-asian="italic" style:font-weight-asian="normal" style:font-size-complex="11pt" style:font-style-complex="italic" style:font-weight-complex="normal"/>
    </style:style>
    <style:style style:name="T265" style:family="text">
      <style:text-properties fo:font-size="11pt" fo:font-style="italic" style:text-underline-style="none" fo:font-weight="normal" officeooo:rsid="01515b01" style:font-size-asian="9.60000038146973pt" style:font-style-asian="italic" style:font-weight-asian="normal" style:font-size-complex="11pt" style:font-style-complex="italic" style:font-weight-complex="normal"/>
    </style:style>
    <style:style style:name="T266" style:family="text">
      <style:text-properties fo:font-size="11pt" fo:font-style="italic" style:text-underline-style="none" fo:font-weight="normal" officeooo:rsid="01718ad8" style:font-size-asian="9.60000038146973pt" style:font-style-asian="italic" style:font-weight-asian="normal" style:font-size-complex="11pt" style:font-style-complex="italic" style:font-weight-complex="normal"/>
    </style:style>
    <style:style style:name="T267" style:family="text">
      <style:text-properties fo:font-size="11pt" fo:font-style="italic" style:text-underline-style="none" fo:font-weight="normal" officeooo:rsid="0173a39c" style:font-size-asian="9.60000038146973pt" style:font-style-asian="italic" style:font-weight-asian="normal" style:font-size-complex="11pt" style:font-style-complex="italic" style:font-weight-complex="normal"/>
    </style:style>
    <style:style style:name="T268" style:family="text">
      <style:text-properties fo:font-size="11pt" fo:font-style="italic" style:text-underline-style="none" fo:font-weight="normal" officeooo:rsid="01813957" style:font-size-asian="9.60000038146973pt" style:font-style-asian="italic" style:font-weight-asian="normal" style:font-size-complex="11pt" style:font-style-complex="italic" style:font-weight-complex="normal"/>
    </style:style>
    <style:style style:name="T269" style:family="text">
      <style:text-properties fo:font-size="11pt" fo:font-style="italic" style:text-underline-style="none" fo:font-weight="normal" officeooo:rsid="018ac10d" style:font-size-asian="9.60000038146973pt" style:font-style-asian="italic" style:font-weight-asian="normal" style:font-size-complex="11pt" style:font-style-complex="italic" style:font-weight-complex="normal"/>
    </style:style>
    <style:style style:name="T270" style:family="text">
      <style:text-properties fo:font-size="11pt" fo:font-style="italic" style:text-underline-style="none" fo:font-weight="normal" officeooo:rsid="0191ef3f" style:font-size-asian="9.60000038146973pt" style:font-style-asian="italic" style:font-weight-asian="normal" style:font-size-complex="11pt" style:font-style-complex="italic" style:font-weight-complex="normal"/>
    </style:style>
    <style:style style:name="T271" style:family="text">
      <style:text-properties fo:font-size="11pt" fo:font-style="italic" style:text-underline-style="none" fo:font-weight="normal" officeooo:rsid="01960c0a" style:font-size-asian="9.60000038146973pt" style:font-style-asian="italic" style:font-weight-asian="normal" style:font-size-complex="11pt" style:font-style-complex="italic" style:font-weight-complex="normal"/>
    </style:style>
    <style:style style:name="T272" style:family="text">
      <style:text-properties fo:font-size="11pt" fo:font-style="italic" style:text-underline-style="none" fo:font-weight="normal" officeooo:rsid="019e209e" style:font-size-asian="9.60000038146973pt" style:font-style-asian="italic" style:font-weight-asian="normal" style:font-size-complex="11pt" style:font-style-complex="italic" style:font-weight-complex="normal"/>
    </style:style>
    <style:style style:name="T273" style:family="text">
      <style:text-properties fo:font-size="11pt" fo:font-style="italic" style:text-underline-style="none" fo:font-weight="normal" officeooo:rsid="01a184a5" style:font-size-asian="9.60000038146973pt" style:font-style-asian="italic" style:font-weight-asian="normal" style:font-size-complex="11pt" style:font-style-complex="italic" style:font-weight-complex="normal"/>
    </style:style>
    <style:style style:name="T274" style:family="text">
      <style:text-properties fo:font-size="11pt" fo:font-style="italic" style:text-underline-style="none" fo:font-weight="normal" officeooo:rsid="01a796f1" style:font-size-asian="9.60000038146973pt" style:font-style-asian="italic" style:font-weight-asian="normal" style:font-size-complex="11pt" style:font-style-complex="italic" style:font-weight-complex="normal"/>
    </style:style>
    <style:style style:name="T275" style:family="text">
      <style:text-properties fo:font-size="11pt" fo:font-style="italic" style:text-underline-style="none" fo:font-weight="normal" officeooo:rsid="01abbf85" style:font-size-asian="9.60000038146973pt" style:font-style-asian="italic" style:font-weight-asian="normal" style:font-size-complex="11pt" style:font-style-complex="italic" style:font-weight-complex="normal"/>
    </style:style>
    <style:style style:name="T276" style:family="text">
      <style:text-properties fo:font-size="11pt" fo:font-style="italic" style:text-underline-style="none" fo:font-weight="normal" officeooo:rsid="01b842be" style:font-size-asian="9.60000038146973pt" style:font-style-asian="italic" style:font-weight-asian="normal" style:font-size-complex="11pt" style:font-style-complex="italic" style:font-weight-complex="normal"/>
    </style:style>
    <style:style style:name="T277" style:family="text">
      <style:text-properties fo:font-size="11pt" fo:font-style="italic" style:text-underline-style="none" fo:font-weight="normal" officeooo:rsid="01bdb74e" style:font-size-asian="9.60000038146973pt" style:font-style-asian="italic" style:font-weight-asian="normal" style:font-size-complex="11pt" style:font-style-complex="italic" style:font-weight-complex="normal"/>
    </style:style>
    <style:style style:name="T278" style:family="text">
      <style:text-properties fo:font-size="11pt" fo:font-style="italic" style:text-underline-style="none" fo:font-weight="normal" officeooo:rsid="01cbd276" style:font-size-asian="9.60000038146973pt" style:font-style-asian="italic" style:font-weight-asian="normal" style:font-size-complex="11pt" style:font-style-complex="italic" style:font-weight-complex="normal"/>
    </style:style>
    <style:style style:name="T279" style:family="text">
      <style:text-properties fo:font-size="11pt" fo:font-style="italic" style:text-underline-style="none" fo:font-weight="normal" officeooo:rsid="01ce6dae" style:font-size-asian="9.60000038146973pt" style:font-style-asian="italic" style:font-weight-asian="normal" style:font-size-complex="11pt" style:font-style-complex="italic" style:font-weight-complex="normal"/>
    </style:style>
    <style:style style:name="T280" style:family="text">
      <style:text-properties fo:font-size="11pt" fo:font-style="italic" style:text-underline-style="none" fo:font-weight="normal" officeooo:rsid="01cf4f87" style:font-size-asian="9.60000038146973pt" style:font-style-asian="italic" style:font-weight-asian="normal" style:font-size-complex="11pt" style:font-style-complex="italic" style:font-weight-complex="normal"/>
    </style:style>
    <style:style style:name="T281" style:family="text">
      <style:text-properties fo:font-size="11pt" fo:font-style="italic" style:text-underline-style="none" fo:font-weight="normal" officeooo:rsid="01d3e361" style:font-size-asian="9.60000038146973pt" style:font-style-asian="italic" style:font-weight-asian="normal" style:font-size-complex="11pt" style:font-style-complex="italic" style:font-weight-complex="normal"/>
    </style:style>
    <style:style style:name="T282" style:family="text">
      <style:text-properties fo:font-size="11pt" fo:font-style="italic" style:text-underline-style="none" fo:font-weight="normal" officeooo:rsid="01dad674" style:font-size-asian="9.60000038146973pt" style:font-style-asian="italic" style:font-weight-asian="normal" style:font-size-complex="11pt" style:font-style-complex="italic" style:font-weight-complex="normal"/>
    </style:style>
    <style:style style:name="T283" style:family="text">
      <style:text-properties fo:font-size="11pt" fo:font-style="italic" style:text-underline-style="none" fo:font-weight="normal" officeooo:rsid="01e812a6" style:font-size-asian="9.60000038146973pt" style:font-style-asian="italic" style:font-weight-asian="normal" style:font-size-complex="11pt" style:font-style-complex="italic" style:font-weight-complex="normal"/>
    </style:style>
    <style:style style:name="T284" style:family="text">
      <style:text-properties fo:font-size="11pt" fo:font-style="italic" style:text-underline-style="none" fo:font-weight="normal" officeooo:rsid="01ea329e" style:font-size-asian="9.60000038146973pt" style:font-style-asian="italic" style:font-weight-asian="normal" style:font-size-complex="11pt" style:font-style-complex="italic" style:font-weight-complex="normal"/>
    </style:style>
    <style:style style:name="T285" style:family="text">
      <style:text-properties fo:font-size="11pt" fo:font-style="italic" style:text-underline-style="none" fo:font-weight="normal" officeooo:rsid="01ecf5ad" style:font-size-asian="9.60000038146973pt" style:font-style-asian="italic" style:font-weight-asian="normal" style:font-size-complex="11pt" style:font-style-complex="italic" style:font-weight-complex="normal"/>
    </style:style>
    <style:style style:name="T286" style:family="text">
      <style:text-properties fo:font-size="11pt" fo:font-style="italic" style:text-underline-style="none" fo:font-weight="normal" officeooo:rsid="0187c036" style:font-size-asian="9.60000038146973pt" style:font-style-asian="italic" style:font-weight-asian="normal" style:font-size-complex="11pt" style:font-style-complex="italic" style:font-weight-complex="normal"/>
    </style:style>
    <style:style style:name="T287" style:family="text">
      <style:text-properties fo:font-size="11pt" fo:font-style="italic" style:text-underline-style="none" fo:font-weight="normal" officeooo:rsid="01efb88f" style:font-size-asian="9.60000038146973pt" style:font-style-asian="italic" style:font-weight-asian="normal" style:font-size-complex="11pt" style:font-style-complex="italic" style:font-weight-complex="normal"/>
    </style:style>
    <style:style style:name="T288" style:family="text">
      <style:text-properties fo:font-size="11pt" fo:font-style="italic" style:text-underline-style="solid" style:text-underline-width="auto" style:text-underline-color="font-color" fo:font-weight="normal" officeooo:rsid="013c8760" style:font-size-asian="9.60000038146973pt" style:font-style-asian="italic" style:font-weight-asian="normal" style:font-size-complex="11pt" style:font-style-complex="italic" style:font-weight-complex="normal"/>
    </style:style>
    <style:style style:name="T289" style:family="text">
      <style:text-properties fo:font-size="11pt" fo:font-style="italic" style:text-underline-style="solid" style:text-underline-width="auto" style:text-underline-color="font-color" fo:font-weight="normal" officeooo:rsid="01ecf5ad" style:font-size-asian="9.60000038146973pt" style:font-style-asian="italic" style:font-weight-asian="normal" style:font-size-complex="11pt" style:font-style-complex="italic" style:font-weight-complex="normal"/>
    </style:style>
    <style:style style:name="T290" style:family="text">
      <style:text-properties officeooo:rsid="00da53f5"/>
    </style:style>
    <style:style style:name="T291" style:family="text">
      <style:text-properties officeooo:rsid="00dfed27"/>
    </style:style>
    <style:style style:name="T292" style:family="text">
      <style:text-properties fo:font-size="12pt" fo:font-style="normal" style:text-underline-style="solid" style:text-underline-width="auto" style:text-underline-color="font-color" fo:font-weight="normal" officeooo:rsid="00f9da4b" style:font-size-asian="12pt" style:font-style-asian="normal" style:font-weight-asian="normal" style:font-size-complex="12pt" style:font-style-complex="normal" style:font-weight-complex="normal"/>
    </style:style>
    <style:style style:name="T293" style:family="text">
      <style:text-properties fo:font-size="12pt" fo:font-style="normal" style:text-underline-style="solid" style:text-underline-width="auto" style:text-underline-color="font-color" fo:font-weight="normal" officeooo:rsid="00fbc53b" style:font-size-asian="12pt" style:font-style-asian="normal" style:font-weight-asian="normal" style:font-size-complex="12pt" style:font-style-complex="normal" style:font-weight-complex="normal"/>
    </style:style>
    <style:style style:name="T294" style:family="text">
      <style:text-properties fo:font-size="12pt" fo:font-style="normal" style:text-underline-style="solid" style:text-underline-width="auto" style:text-underline-color="font-color" fo:font-weight="normal" officeooo:rsid="013598e2" style:font-size-asian="12pt" style:font-style-asian="normal" style:font-weight-asian="normal" style:font-size-complex="12pt" style:font-style-complex="normal" style:font-weight-complex="normal"/>
    </style:style>
    <style:style style:name="T295" style:family="text">
      <style:text-properties fo:font-size="12pt" fo:font-style="normal" style:text-underline-style="solid" style:text-underline-width="auto" style:text-underline-color="font-color" fo:font-weight="normal" officeooo:rsid="0136a5a6" style:font-size-asian="12pt" style:font-style-asian="normal" style:font-weight-asian="normal" style:font-size-complex="12pt" style:font-style-complex="normal" style:font-weight-complex="normal"/>
    </style:style>
    <style:style style:name="T296" style:family="text">
      <style:text-properties fo:font-size="12pt" fo:font-style="normal" style:text-underline-style="solid" style:text-underline-width="auto" style:text-underline-color="font-color" fo:font-weight="normal" officeooo:rsid="016ea56d" style:font-size-asian="12pt" style:font-style-asian="normal" style:font-weight-asian="normal" style:font-size-complex="12pt" style:font-style-complex="normal" style:font-weight-complex="normal"/>
    </style:style>
    <text:list-style style:name="L1">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space-before="6.034cm" text:min-label-width="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space-before="9.842cm" text:min-label-width="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space-before="13.65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Calibri"/>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Compte-rendu TP<text:span text:style-name="T23">3</text:span></text:p>
      <text:p text:style-name="P8"><text:span text:style-name="T23">A</text:span>nalyse de logs apache <text:span text:style-name="T26">(analog)</text:span></text:p>
      <text:p text:style-name="P1"/>
      <text:p text:style-name="P1">Loïc Touzard<text:line-break/>David Wobrock<text:line-break/>B3308</text:p>
      <text:p text:style-name="Normal"/>
      <text:p text:style-name="Normal"/>
      <text:p text:style-name="Normal"/>
      <text:p text:style-name="Normal"/>
      <text:p text:style-name="Normal"/>
      <text:p text:style-name="P2">Sommaire :</text:p>
      <text:p text:style-name="P2"/>
      <text:p text:style-name="P42"><text:span text:style-name="T291">I</text:span>. Architecture globale</text:p>
      <text:p text:style-name="P42"><text:span text:style-name="T290"><text:tab/>1. Architecture de l'application</text:span></text:p>
      <text:p text:style-name="P42"><text:span text:style-name="T290"><text:tab/>2. Les classes</text:span></text:p>
      <text:p text:style-name="P42"><text:span text:style-name="T290"><text:tab/>3. Les structures de données</text:span></text:p>
      <text:p text:style-name="P41"><text:span text:style-name="T291">II. Spécifications des tests</text:span></text:p>
      <text:p text:style-name="P15"/>
      <text:list xml:id="list8579388615647061616" text:style-name="L1">
        <text:list-item>
          <text:p text:style-name="P21">Spécifications</text:p>
          <text:list>
            <text:list-item>
              <text:p text:style-name="P22">Interpréteur de commande<text:span text:style-name="T24"> </text:span><text:span text:style-name="T17">(CommandReader)</text:span></text:p>
            </text:list-item>
          </text:list>
        </text:list-item>
      </text:list>
      <text:p text:style-name="P9">Ce module nous permet <text:span text:style-name="T25">de lire la ligne de commande passée au programme analog.</text:span></text:p>
      <text:p text:style-name="P6">Constructeur :</text:p>
      <text:p text:style-name="P3"><text:bookmark-start text:name="__DdeLink__1516_1890266335"/><text:span text:style-name="T27">CommandReader</text:span> (<text:span text:style-name="T28">int argc, char** argv</text:span>);<text:bookmark-end text:name="__DdeLink__1516_1890266335"/></text:p>
      <text:p text:style-name="P6">Méthodes publiques :</text:p>
      <text:p text:style-name="P4">bool IsGood();<text:line-break/>map&lt;string, string&gt;* GetParameters();</text:p>
      <text:p text:style-name="P7">Méthode<text:span text:style-name="T29">s</text:span> protégées :</text:p>
      <text:p text:style-name="P5">int insertParameter<text:span text:style-name="T30">s(string key, string value);<text:line-break/>void setError(string message);<text:line-break/>void displayHelp();<text:line-break/>void displaySyntaxe();</text:span></text:p>
      <text:p text:style-name="P6">Attributs protégés :</text:p>
      <text:p text:style-name="P10"><text:span text:style-name="T1">b</text:span><text:span text:style-name="T12">ool isGood;</text:span><text:span text:style-name="T1"><text:line-break/>m</text:span><text:span text:style-name="T12">ap&lt;string, string&gt;* parameters;</text:span><text:span text:style-name="T1">;<text:line-break/>s</text:span><text:span text:style-name="T12">tring errorMessage;</text:span></text:p>
      <text:p text:style-name="P10"><text:span text:style-name="T19"><text:tab/></text:span><text:span text:style-name="T18">Spécifications des méthodes :</text:span></text:p>
      <text:list xml:id="list9004882861822006787" text:style-name="L2">
        <text:list-item>
          <text:p text:style-name="P20">Le constructeur<text:line-break/><text:span text:style-name="Police_20_par_20_défaut"><text:span text:style-name="T13">CommandReader</text:span></text:span><text:span text:style-name="Police_20_par_20_défaut"><text:span text:style-name="T1"> (</text:span></text:span><text:span text:style-name="Police_20_par_20_défaut"><text:span text:style-name="T14">int argc, char** argv</text:span></text:span><text:span text:style-name="Police_20_par_20_défaut"><text:span text:style-name="T1">);</text:span></text:span></text:p>
        </text:list-item>
      </text:list>
      <text:p text:style-name="P11">Construit et analyse <text:span text:style-name="T31">la ligne de commande passée au programme analog. Analyse la ligne et extrait les options et le nom du fichier apache dans une map. Cette map contient comme clé l'option (-h, -t, …) et son argument en valeur. Si c'est une option qui n'attend pas d'argument (-x, -o, -i, ...), alors la valeur liée à la clé est une chaîne de caractères vide. Le nom du fichier de logs apache est une paire dans la map dont la clé est </text:span><text:span text:style-name="T9">LOG_FILE_NAME_</text:span><text:span text:style-name="T10">KEY</text:span><text:span text:style-name="T31"> (constante de classe de CommandReader), et la valeur associée est le nom du fichier de log. Le nom du fichier se différencie des options car il ne comemnce pas par un tiret.</text:span></text:p>
      <text:p text:style-name="P12"><text:span text:style-name="T31">L</text:span>ors de la construction <text:span text:style-name="T33">un booléen est renseignée pour dire si la ligne est correcte ou non. Si elle est incorrecte, on remplit en plus un message d'erreur. Ceux-ci seront affichés lors de l'appel de la méthode </text:span><text:span text:style-name="T2">IsGood().</text:span></text:p>
      <text:p text:style-name="Normal">Contrat : l<text:span text:style-name="T32">es paramètres passés sont ceux passés au main()</text:span></text:p>
      <text:list xml:id="list134438536782928" text:continue-numbering="true" text:style-name="L2">
        <text:list-item>
          <text:p text:style-name="P19">La méthode « <text:span text:style-name="T57">IsGood »</text:span><text:line-break/><text:span text:style-name="T58">bool</text:span><text:span text:style-name="Police_20_par_20_défaut"><text:span text:style-name="T1"> </text:span></text:span><text:span text:style-name="Police_20_par_20_défaut"><text:span text:style-name="T15">IsGood</text:span></text:span><text:span text:style-name="Police_20_par_20_défaut"><text:span text:style-name="T1">();</text:span></text:span></text:p>
        </text:list-item>
      </text:list>
      <text:p text:style-name="P13"><text:soft-page-break/><text:span text:style-name="T59">La méthode renvoie </text:span><text:span text:style-name="T6">true</text:span><text:span text:style-name="T40"> si la ligne est bien formée. </text:span><text:span text:style-name="T35">Cela signifie également que lors de l'appel à la méthode </text:span><text:span text:style-name="T3">GetParameters();</text:span><text:span text:style-name="T35"> </text:span><text:span text:style-name="T36">on récupère les paramètres. Si la méthode renvoie faux, </text:span><text:span text:style-name="T4">GetParameters();</text:span><text:span text:style-name="T36"> renvoie un pointeur nul.</text:span><text:span text:style-name="T37"> La méthode </text:span><text:span text:style-name="T5">IsGood()</text:span><text:span text:style-name="T37"> affiche de plus un message d'erreur expliquant pourquoi </text:span><text:span text:style-name="T38">la ligne </text:span><text:span text:style-name="T41">de commande</text:span><text:span text:style-name="T38"> est mal formée. </text:span><text:span text:style-name="T39">Le message d'erreur est suivi d'un rappel général de la syntaxe </text:span><text:span text:style-name="T42">de la commande</text:span><text:span text:style-name="T39">. </text:span><text:span text:style-name="T56">Si la ligne de commande possède plusieurs erreurs, une seule est détectée et renvoyée.</text:span><text:span text:style-name="T39"><text:line-break/></text:span><text:span text:style-name="T49">La liste des erreurs est explicitée </text:span><text:span text:style-name="T52">dans les tests de CommandReader </text:span><text:span text:style-name="T53">(voir</text:span></text:p>
      <text:list xml:id="list134438764237455" text:continue-numbering="true" text:style-name="L2">
        <text:list-item>
          <text:p text:style-name="P19">La méthode « <text:span text:style-name="T60">GetParameters »</text:span><text:line-break/><text:span text:style-name="T61">map&lt;string, string&gt;*</text:span><text:span text:style-name="Police_20_par_20_défaut"><text:span text:style-name="T1"> </text:span></text:span><text:span text:style-name="Police_20_par_20_défaut"><text:span text:style-name="T16">GetParameters</text:span></text:span><text:span text:style-name="Police_20_par_20_défaut"><text:span text:style-name="T1">();</text:span></text:span></text:p>
        </text:list-item>
      </text:list>
      <text:p text:style-name="P14"><text:span text:style-name="T62">Il est fortement conseillé d'utiliser cette méthode seulement après l'appel de </text:span><text:span text:style-name="T7">IsGood()</text:span><text:span text:style-name="T51">. Si la ligne était mal formée, cette méthode renvoie un pointeur nul. Sinon, elle renvoie </text:span><text:span text:style-name="T43">une map, ayant en clé </text:span><text:span text:style-name="T44">les options et en valeur leurs arguments associés. </text:span><text:span text:style-name="T45">Si l'option n'attendait pas d'argument,</text:span><text:span text:style-name="T46"> la valeur associée à la clé </text:span><text:span text:style-name="T47">est une chaîne de caractères vide. </text:span><text:span text:style-name="T48">Le nom du fichier de log </text:span><text:span text:style-name="T50">apache </text:span><text:span text:style-name="T48">est </text:span><text:span text:style-name="T54">la valeur dans la map, associée à la clé «</text:span><text:span text:style-name="T8"> LOG_FILE_NAME_</text:span><text:span text:style-name="T11">KEY</text:span><text:span text:style-name="T54"> » </text:span><text:span text:style-name="T55">(constante de classe de CommandReader)</text:span><text:span text:style-name="T54">.</text:span></text:p>
      <text:p text:style-name="P16"><text:span text:style-name="Police_20_par_20_défaut"><text:span text:style-name="T34"><text:tab/></text:span></text:span><text:span text:style-name="Police_20_par_20_défaut"><text:span text:style-name="T20">Tests </text:span></text:span><text:span text:style-name="Police_20_par_20_défaut"><text:span text:style-name="T21">fonctionnels</text:span></text:span><text:span text:style-name="Police_20_par_20_défaut"><text:span text:style-name="T20"> de CommandReader</text:span></text:span></text:p>
      <text:p text:style-name="P17"><text:span text:style-name="Police_20_par_20_défaut"><text:span text:style-name="T221">C</text:span></text:span><text:span text:style-name="Police_20_par_20_défaut"><text:span text:style-name="T222">ertains c</text:span></text:span><text:span text:style-name="Police_20_par_20_défaut"><text:span text:style-name="T221">as testés et </text:span></text:span><text:span text:style-name="Police_20_par_20_défaut"><text:span text:style-name="T223">le </text:span></text:span><text:span text:style-name="Police_20_par_20_défaut"><text:span text:style-name="T221">message d'erreur correspondant :</text:span></text:span></text:p>
      <text:p text:style-name="P18"><text:span text:style-name="Police_20_par_20_défaut"><text:span text:style-name="T82"/></text:span></text:p>
      <text:p text:style-name="P38"><text:span text:style-name="Police_20_par_20_défaut"><text:span text:style-name="T22">II. Spécifications des tests</text:span></text:span></text:p>
      <text:p text:style-name="P23"><text:span text:style-name="Police_20_par_20_défaut"><text:span text:style-name="T83"><text:tab/>Pour </text:span></text:span><text:span text:style-name="Police_20_par_20_défaut"><text:span text:style-name="T84">chaque classe nous avons, en plus des tests fonctionnels de l'application fai</text:span></text:span><text:span text:style-name="Police_20_par_20_défaut"><text:span text:style-name="T86">t</text:span></text:span><text:span text:style-name="Police_20_par_20_défaut"><text:span text:style-name="T85">s</text:span></text:span><text:span text:style-name="Police_20_par_20_défaut"><text:span text:style-name="T84"> grâce au framework, </text:span></text:span><text:span text:style-name="Police_20_par_20_défaut"><text:span text:style-name="T87">des </text:span></text:span><text:span text:style-name="Police_20_par_20_défaut"><text:span text:style-name="T90">tests </text:span></text:span><text:span text:style-name="Police_20_par_20_défaut"><text:span text:style-name="T87">unitaires (</text:span></text:span><text:span text:style-name="Police_20_par_20_défaut"><text:span text:style-name="T88">T</text:span></text:span><text:span text:style-name="Police_20_par_20_défaut"><text:span text:style-name="T89">nom</text:span></text:span><text:span text:style-name="Police_20_par_20_défaut"><text:span text:style-name="T88">Classe.cpp) </text:span></text:span><text:span text:style-name="Police_20_par_20_défaut"><text:span text:style-name="T91">pour </text:span></text:span><text:span text:style-name="Police_20_par_20_défaut"><text:span text:style-name="T92">vérifier </text:span></text:span><text:span text:style-name="Police_20_par_20_défaut"><text:span text:style-name="T93">le bon fonctionnement des méthodes de chaque classe. </text:span></text:span><text:span text:style-name="Police_20_par_20_défaut"><text:span text:style-name="T94">Ces tests ne seront pas expliqués </text:span></text:span><text:span text:style-name="Police_20_par_20_défaut"><text:span text:style-name="T95">dans ce rapport</text:span></text:span><text:span text:style-name="Police_20_par_20_défaut"><text:span text:style-name="T94">.</text:span></text:span></text:p>
      <text:p text:style-name="P23"><text:span text:style-name="Police_20_par_20_défaut"><text:span text:style-name="T94"/></text:span></text:p>
      <text:p text:style-name="P23"><text:span text:style-name="Police_20_par_20_défaut"><text:span text:style-name="T96"><text:tab/></text:span></text:span><text:span text:style-name="Police_20_par_20_défaut"><text:span text:style-name="T292">1. Tests </text:span></text:span><text:span text:style-name="Police_20_par_20_défaut"><text:span text:style-name="T293">de l'interpréteur de commande </text:span></text:span><text:span text:style-name="Police_20_par_20_défaut"><text:span text:style-name="T294">(Test_CommandReader_1.*)</text:span></text:span></text:p>
      <text:p text:style-name="P23"><text:span text:style-name="Police_20_par_20_défaut"><text:span text:style-name="T97"/></text:span></text:p>
      <text:p text:style-name="P24"><text:span text:style-name="Police_20_par_20_défaut"><text:span text:style-name="T98">- </text:span></text:span><text:span text:style-name="Police_20_par_20_défaut"><text:span text:style-name="T202">1.0</text:span></text:span><text:span text:style-name="Police_20_par_20_défaut"><text:span text:style-name="T99"> : </text:span></text:span><text:span text:style-name="Police_20_par_20_défaut"><text:span text:style-name="T100">Vérifie le comportement du programme sans argument.<text:line-break/></text:span></text:span><text:span text:style-name="Police_20_par_20_défaut"><text:span text:style-name="T239">&gt; </text:span></text:span><text:span text:style-name="Police_20_par_20_défaut"><text:span text:style-name="T230">./</text:span></text:span><text:span text:style-name="Police_20_par_20_défaut"><text:span text:style-name="T231">analog <text:line-break/></text:span></text:span><text:span text:style-name="Police_20_par_20_défaut"><text:span text:style-name="T227">stderr.out :</text:span></text:span><text:span text:style-name="Police_20_par_20_défaut"><text:span text:style-name="T63"><text:line-break/>Fichier de log apache manquant.<text:line-break/></text:span></text:span><text:span text:style-name="Police_20_par_20_défaut"><text:span text:style-name="T82">./analog FICHIERLOG [-g FICHIERGRAPH] [-t HEURE] [-l NBLIENS=10] [-x] [-i] [-s] [-o]</text:span></text:span></text:p>
      <text:p text:style-name="P33"><text:span text:style-name="Police_20_par_20_défaut"><text:span text:style-name="T239">- </text:span></text:span><text:span text:style-name="Police_20_par_20_défaut"><text:span text:style-name="T204">1.</text:span></text:span><text:span text:style-name="Police_20_par_20_défaut"><text:span text:style-name="T205">1</text:span></text:span><text:span text:style-name="Police_20_par_20_défaut"><text:span text:style-name="T239"> : </text:span></text:span><text:span text:style-name="Police_20_par_20_défaut"><text:span text:style-name="T104">Vérifie le comportement du programme avec un nom de fichier trop court.</text:span></text:span><text:span text:style-name="Police_20_par_20_défaut"><text:span text:style-name="T239"><text:line-break/>&gt; </text:span></text:span><text:span text:style-name="Police_20_par_20_défaut"><text:span text:style-name="T230">./</text:span></text:span><text:span text:style-name="Police_20_par_20_défaut"><text:span text:style-name="T232">analog </text:span></text:span><text:span text:style-name="Police_20_par_20_défaut"><text:span text:style-name="T233">log<text:line-break/></text:span></text:span><text:span text:style-name="Police_20_par_20_défaut"><text:span text:style-name="T227">stderr.out :</text:span></text:span><text:span text:style-name="Police_20_par_20_défaut"><text:span text:style-name="T63"><text:line-break/></text:span></text:span><text:bookmark-start text:name="__DdeLink__1839_1890266335"/><text:span text:style-name="Police_20_par_20_défaut"><text:span text:style-name="T63">Le nom du fichier log apache est trop court.</text:span></text:span><text:bookmark-end text:name="__DdeLink__1839_1890266335"/><text:span text:style-name="Police_20_par_20_défaut"><text:span text:style-name="T63"><text:line-break/></text:span></text:span><text:span text:style-name="Police_20_par_20_défaut"><text:span text:style-name="T82">./analog FICHIERLOG [-g FICHIERGRAPH] [-t HEURE] [-l NBLIENS=10] [-x] [-i] [-s] [-o]</text:span></text:span></text:p>
      <text:p text:style-name="P33"><text:bookmark-start text:name="__DdeLink__666_174786856"/><text:span text:style-name="Police_20_par_20_défaut"><text:span text:style-name="T239">- </text:span></text:span><text:span text:style-name="Police_20_par_20_défaut"><text:span text:style-name="T203">1.</text:span></text:span><text:span text:style-name="Police_20_par_20_défaut"><text:span text:style-name="T206">2.</text:span></text:span><text:span text:style-name="Police_20_par_20_défaut"><text:span text:style-name="T207">1</text:span></text:span><text:span text:style-name="Police_20_par_20_défaut"><text:span text:style-name="T101"> : </text:span></text:span><text:span text:style-name="Police_20_par_20_défaut"><text:span text:style-name="T105">Vérifie le comportement du programme avec un nom de fichier invalide (pas d'extension ou extension invalide).</text:span></text:span><text:span text:style-name="Police_20_par_20_défaut"><text:span text:style-name="T239"><text:line-break/>&gt; </text:span></text:span><text:span text:style-name="Police_20_par_20_défaut"><text:span text:style-name="T234">./analog fichierLog<text:line-break/></text:span></text:span><text:span text:style-name="Police_20_par_20_défaut"><text:span text:style-name="T227">stderr.out :</text:span></text:span><text:span text:style-name="Police_20_par_20_défaut"><text:span text:style-name="T64"><text:line-break/></text:span></text:span><text:bookmark-start text:name="__DdeLink__1841_1890266335"/><text:span text:style-name="Police_20_par_20_défaut"><text:span text:style-name="T64">L'extension du fichier de log apache est invalide.</text:span></text:span><text:bookmark-end text:name="__DdeLink__1841_1890266335"/><text:span text:style-name="Police_20_par_20_défaut"><text:span text:style-name="T64"><text:line-break/></text:span></text:span><text:span text:style-name="Police_20_par_20_défaut"><text:span text:style-name="T82">./analog FICHIERLOG [-g FICHIERGRAPH] [-t HEURE] [-l NBLIENS=10] [-x] [-i] [-s] [-o]</text:span></text:span><text:bookmark-end text:name="__DdeLink__666_174786856"/></text:p>
      <text:p text:style-name="P33"><text:span text:style-name="Police_20_par_20_défaut"><text:span text:style-name="T239">- </text:span></text:span><text:span text:style-name="Police_20_par_20_défaut"><text:span text:style-name="T203">1.</text:span></text:span><text:span text:style-name="Police_20_par_20_défaut"><text:span text:style-name="T206">2.</text:span></text:span><text:span text:style-name="Police_20_par_20_défaut"><text:span text:style-name="T208">2</text:span></text:span><text:span text:style-name="Police_20_par_20_défaut"><text:span text:style-name="T101"> : </text:span></text:span><text:span text:style-name="Police_20_par_20_défaut"><text:span text:style-name="T105">Vérifie le comportement du programme avec un nom de fichier invalide (pas d'extension ou extension invalide).</text:span></text:span><text:span text:style-name="Police_20_par_20_défaut"><text:span text:style-name="T239"><text:line-break/>&gt; </text:span></text:span><text:span text:style-name="Police_20_par_20_défaut"><text:span text:style-name="T234">./analog fichierLog.</text:span></text:span><text:span text:style-name="Police_20_par_20_défaut"><text:span text:style-name="T255">doc<text:line-break/></text:span></text:span><text:span text:style-name="Police_20_par_20_défaut"><text:span text:style-name="T227">stderr.out :</text:span></text:span><text:span text:style-name="Police_20_par_20_défaut"><text:span text:style-name="T64"><text:line-break/></text:span></text:span><text:bookmark-start text:name="__DdeLink__1841_18902663351"/><text:span text:style-name="Police_20_par_20_défaut"><text:span text:style-name="T64">L'extension du fichier de log apache est invalide.</text:span></text:span><text:bookmark-end text:name="__DdeLink__1841_18902663351"/><text:span text:style-name="Police_20_par_20_défaut"><text:span text:style-name="T64"><text:line-break/></text:span></text:span><text:span text:style-name="Police_20_par_20_défaut"><text:span text:style-name="T82">./analog FICHIERLOG [-g FICHIERGRAPH] [-t HEURE] [-l NBLIENS=10] [-x] [-i] [-s] [-o]</text:span></text:span></text:p>
      <text:p text:style-name="P33"><text:span text:style-name="Police_20_par_20_défaut"><text:span text:style-name="T239">- </text:span></text:span><text:span text:style-name="Police_20_par_20_défaut"><text:span text:style-name="T203">1.</text:span></text:span><text:span text:style-name="Police_20_par_20_défaut"><text:span text:style-name="T206">3</text:span></text:span><text:span text:style-name="Police_20_par_20_défaut"><text:span text:style-name="T101"> : </text:span></text:span><text:span text:style-name="Police_20_par_20_défaut"><text:span text:style-name="T106">Vérifie le comportement du programme avec plusieurs fichiers de logs valides.</text:span></text:span><text:span text:style-name="Police_20_par_20_défaut"><text:span text:style-name="T72"><text:line-break/>&gt; </text:span></text:span><text:span text:style-name="Police_20_par_20_défaut"><text:span text:style-name="T63">.</text:span></text:span><text:span text:style-name="Police_20_par_20_défaut"><text:span text:style-name="T230">/</text:span></text:span><text:span text:style-name="Police_20_par_20_défaut"><text:span text:style-name="T235">analog</text:span></text:span><text:span text:style-name="Police_20_par_20_défaut"><text:span text:style-name="T236"> fichierLog.txt </text:span></text:span><text:span text:style-name="Police_20_par_20_défaut"><text:span text:style-name="T237">fichier.</text:span></text:span><text:span text:style-name="Police_20_par_20_défaut"><text:span text:style-name="T238">l</text:span></text:span><text:span text:style-name="Police_20_par_20_défaut"><text:span text:style-name="T237">og<text:line-break/></text:span></text:span><text:span text:style-name="Police_20_par_20_défaut"><text:span text:style-name="T227">stderr.out :</text:span></text:span><text:span text:style-name="Police_20_par_20_défaut"><text:span text:style-name="T63"><text:line-break/></text:span></text:span><text:bookmark-start text:name="__DdeLink__1843_1890266335"/><text:span text:style-name="Police_20_par_20_défaut"><text:span text:style-name="T63">Plus d'un fichier de log apache a été détecté.</text:span></text:span><text:bookmark-end text:name="__DdeLink__1843_1890266335"/><text:span text:style-name="Police_20_par_20_défaut"><text:span text:style-name="T63"><text:line-break/></text:span></text:span><text:span text:style-name="Police_20_par_20_défaut"><text:span text:style-name="T82">./analog FICHIERLOG [-g FICHIERGRAPH] [-t HEURE] [-l NBLIENS=10] [-x] [-i] [-s] [-o]</text:span></text:span></text:p>
      <text:p text:style-name="P33"><text:span text:style-name="Police_20_par_20_défaut"><text:span text:style-name="T239">- </text:span></text:span><text:span text:style-name="Police_20_par_20_défaut"><text:span text:style-name="T203">1.</text:span></text:span><text:span text:style-name="Police_20_par_20_défaut"><text:span text:style-name="T206">4</text:span></text:span><text:span text:style-name="Police_20_par_20_défaut"><text:span text:style-name="T101"> : </text:span></text:span><text:span text:style-name="Police_20_par_20_défaut"><text:span text:style-name="T107">Vérifie le comportement du programme avec un nom de fichier de logs valide et un seul tiret.</text:span></text:span><text:span text:style-name="Police_20_par_20_défaut"><text:span text:style-name="T73"><text:line-break/>&gt; </text:span></text:span><text:span text:style-name="Police_20_par_20_défaut"><text:span text:style-name="T240">./</text:span></text:span><text:span text:style-name="Police_20_par_20_défaut"><text:span text:style-name="T241">analog fichierLog.txt -<text:line-break/></text:span></text:span><text:span text:style-name="Police_20_par_20_défaut"><text:span text:style-name="T227">stderr.out :</text:span></text:span><text:span text:style-name="Police_20_par_20_défaut"><text:span text:style-name="T65"><text:line-break/>L'option a besoin d'un nom après le tiret.<text:line-break/></text:span></text:span><text:bookmark-start text:name="__DdeLink__1832_1890266335"/><text:span text:style-name="Police_20_par_20_défaut"><text:span text:style-name="T82">./analog FICHIERLOG [-g FICHIERGRAPH] [-t HEURE] [-l NBLIENS=10] [-x] [-i] [-s] [-o]</text:span></text:span><text:bookmark-end text:name="__DdeLink__1832_1890266335"/></text:p>
      <text:p text:style-name="P33"><text:soft-page-break/><text:span text:style-name="Police_20_par_20_défaut"><text:span text:style-name="T239">- </text:span></text:span><text:span text:style-name="Police_20_par_20_défaut"><text:span text:style-name="T203">1.</text:span></text:span><text:span text:style-name="Police_20_par_20_défaut"><text:span text:style-name="T206">5.1</text:span></text:span><text:span text:style-name="Police_20_par_20_défaut"><text:span text:style-name="T101"> : </text:span></text:span><text:span text:style-name="Police_20_par_20_défaut"><text:span text:style-name="T108">Vérifie le comportement du programme avec plusieurs fois la même options.</text:span></text:span><text:span text:style-name="Police_20_par_20_défaut"><text:span text:style-name="T74"><text:line-break/>&gt; </text:span></text:span><text:span text:style-name="Police_20_par_20_défaut"><text:span text:style-name="T242">./analog -</text:span></text:span><text:span text:style-name="Police_20_par_20_défaut"><text:span text:style-name="T243">x fichier.log -x<text:line-break/></text:span></text:span><text:span text:style-name="Police_20_par_20_défaut"><text:span text:style-name="T227">stderr.out :</text:span></text:span><text:span text:style-name="Police_20_par_20_défaut"><text:span text:style-name="T66"><text:line-break/>L'argument -</text:span></text:span><text:span text:style-name="Police_20_par_20_défaut"><text:span text:style-name="T75">x</text:span></text:span><text:span text:style-name="Police_20_par_20_défaut"><text:span text:style-name="T66"> est présent plus d'une fois.<text:line-break/></text:span></text:span><text:span text:style-name="Police_20_par_20_défaut"><text:span text:style-name="T82">./analog FICHIERLOG [-g FICHIERGRAPH] [-t HEURE] [-l NBLIENS=10] [-x] [-i] [-s] [-o]</text:span></text:span></text:p>
      <text:p text:style-name="P33"><text:span text:style-name="Police_20_par_20_défaut"><text:span text:style-name="T239">- </text:span></text:span><text:span text:style-name="Police_20_par_20_défaut"><text:span text:style-name="T203">1.</text:span></text:span><text:span text:style-name="Police_20_par_20_défaut"><text:span text:style-name="T206">5.2</text:span></text:span><text:span text:style-name="Police_20_par_20_défaut"><text:span text:style-name="T101"> : </text:span></text:span><text:span text:style-name="Police_20_par_20_défaut"><text:span text:style-name="T109">Vérifie le comportement du programme avec plusieurs fois la même options.</text:span></text:span><text:span text:style-name="Police_20_par_20_défaut"><text:span text:style-name="T76"><text:line-break/>&gt; </text:span></text:span><text:span text:style-name="Police_20_par_20_défaut"><text:span text:style-name="T244">./</text:span></text:span><text:span text:style-name="Police_20_par_20_défaut"><text:span text:style-name="T245">analog</text:span></text:span><text:span text:style-name="Police_20_par_20_défaut"><text:span text:style-name="T246"> </text:span></text:span><text:span text:style-name="Police_20_par_20_défaut"><text:span text:style-name="T256">fichier.txt -t 2 -t 5 -x<text:line-break/></text:span></text:span><text:span text:style-name="Police_20_par_20_défaut"><text:span text:style-name="T227">stderr.out :</text:span></text:span><text:span text:style-name="Police_20_par_20_défaut"><text:span text:style-name="T67"><text:line-break/></text:span></text:span><text:span text:style-name="Police_20_par_20_défaut"><text:span text:style-name="T110">L'argument -t est présent plus d'une fois.<text:line-break/>./analog FICHIERLOG [-g FICHIERGRAPH] [-t HEURE] [-l NBLIENS=10] [-x] [-i] [-s] [-o]</text:span></text:span></text:p>
      <text:p text:style-name="P33"><text:span text:style-name="Police_20_par_20_défaut"><text:span text:style-name="T111">- </text:span></text:span><text:span text:style-name="Police_20_par_20_défaut"><text:span text:style-name="T209">1.6.1</text:span></text:span><text:span text:style-name="Police_20_par_20_défaut"><text:span text:style-name="T111"> : Vérifie le comportement du programme sans l'argument correspondant à une option.<text:line-break/></text:span></text:span><text:span text:style-name="Police_20_par_20_défaut"><text:span text:style-name="T112">&gt; </text:span></text:span><text:span text:style-name="Police_20_par_20_défaut"><text:span text:style-name="T257">./analog fichier.txt -g<text:line-break/></text:span></text:span><text:span text:style-name="Police_20_par_20_défaut"><text:span text:style-name="T227">stderr.out :</text:span></text:span><text:span text:style-name="Police_20_par_20_défaut"><text:span text:style-name="T257"><text:line-break/></text:span></text:span><text:span text:style-name="Police_20_par_20_défaut"><text:span text:style-name="T113">Il manque l'argument après -g.<text:line-break/>./analog FICHIERLOG [-g FICHIERGRAPH] [-t HEURE] [-l NBLIENS=10] [-x] [-i] [-s] [-o]</text:span></text:span></text:p>
      <text:p text:style-name="P33"><text:span text:style-name="Police_20_par_20_défaut"><text:span text:style-name="T72">- </text:span></text:span><text:span text:style-name="Police_20_par_20_défaut"><text:span text:style-name="T210">1.6.2</text:span></text:span><text:span text:style-name="Police_20_par_20_défaut"><text:span text:style-name="T114"> : Vérifie le comportement du programme sans l'argument correspondant à une option.<text:line-break/></text:span></text:span><text:span text:style-name="Police_20_par_20_défaut"><text:span text:style-name="T115">&gt; </text:span></text:span><text:span text:style-name="Police_20_par_20_défaut"><text:span text:style-name="T258">./analog fichier.txt -t<text:line-break/></text:span></text:span><text:span text:style-name="Police_20_par_20_défaut"><text:span text:style-name="T227">stderr.out :</text:span></text:span><text:span text:style-name="Police_20_par_20_défaut"><text:span text:style-name="T115"><text:line-break/></text:span></text:span><text:span text:style-name="Police_20_par_20_défaut"><text:span text:style-name="T116">Il manque l'argument après -t.<text:line-break/>./analog FICHIERLOG [-g FICHIERGRAPH] [-t HEURE] [-l NBLIENS=10] [-x] [-i] [-s] [-o]</text:span></text:span></text:p>
      <text:p text:style-name="P33"><text:span text:style-name="Police_20_par_20_défaut"><text:span text:style-name="T239">- </text:span></text:span><text:span text:style-name="Police_20_par_20_défaut"><text:span text:style-name="T203">1.</text:span></text:span><text:span text:style-name="Police_20_par_20_défaut"><text:span text:style-name="T211">7.</text:span></text:span><text:span text:style-name="Police_20_par_20_défaut"><text:span text:style-name="T212">1</text:span></text:span><text:span text:style-name="Police_20_par_20_défaut"><text:span text:style-name="T203"> </text:span></text:span><text:span text:style-name="Police_20_par_20_défaut"><text:span text:style-name="T101">: </text:span></text:span><text:span text:style-name="Police_20_par_20_défaut"><text:span text:style-name="T117">Vérifie le comportement du programme avec un argument trop court après l'option -g.</text:span></text:span><text:span text:style-name="Police_20_par_20_défaut"><text:span text:style-name="T68"><text:line-break/>&gt; </text:span></text:span><text:span text:style-name="Police_20_par_20_défaut"><text:span text:style-name="T247">./</text:span></text:span><text:span text:style-name="Police_20_par_20_défaut"><text:span text:style-name="T248">a</text:span></text:span><text:span text:style-name="Police_20_par_20_défaut"><text:span text:style-name="T249">nalog </text:span></text:span><text:span text:style-name="Police_20_par_20_défaut"><text:span text:style-name="T250">fichier.txt -g gr<text:line-break/></text:span></text:span><text:span text:style-name="Police_20_par_20_défaut"><text:span text:style-name="T227">stderr.out :</text:span></text:span><text:span text:style-name="Police_20_par_20_défaut"><text:span text:style-name="T68"><text:line-break/>L'argument de l'option -g est trop court.<text:line-break/></text:span></text:span><text:span text:style-name="Police_20_par_20_défaut"><text:span text:style-name="T82">./analog FICHIERLOG [-g FICHIERGRAPH] [-t HEURE] [-l NBLIENS=10] [-x] [-i] [-s] [-o]</text:span></text:span></text:p>
      <text:p text:style-name="P33"><text:span text:style-name="Police_20_par_20_défaut"><text:span text:style-name="T239">- </text:span></text:span><text:span text:style-name="Police_20_par_20_défaut"><text:span text:style-name="T203">1.</text:span></text:span><text:span text:style-name="Police_20_par_20_défaut"><text:span text:style-name="T212">7.2</text:span></text:span><text:span text:style-name="Police_20_par_20_défaut"><text:span text:style-name="T101"> : </text:span></text:span><text:span text:style-name="Police_20_par_20_défaut"><text:span text:style-name="T118">Vérifie le comportement du programme avec un argument invalide pour l'option -g (extension .dot).</text:span></text:span><text:span text:style-name="Police_20_par_20_défaut"><text:span text:style-name="T77"><text:line-break/>&gt; </text:span></text:span><text:span text:style-name="Police_20_par_20_défaut"><text:span text:style-name="T251">./analog fichier.txt -g </text:span></text:span><text:span text:style-name="Police_20_par_20_défaut"><text:span text:style-name="T259">graphe<text:line-break/></text:span></text:span><text:span text:style-name="Police_20_par_20_défaut"><text:span text:style-name="T227">stderr.out :</text:span></text:span><text:span text:style-name="Police_20_par_20_défaut"><text:span text:style-name="T69"><text:line-break/>L'argument de l'option -g doit avoir l'extension .dot.<text:line-break/></text:span></text:span><text:span text:style-name="Police_20_par_20_défaut"><text:span text:style-name="T82">./analog FICHIERLOG [-g FICHIERGRAPH] [-t HEURE] [-l NBLIENS=10] [-x] [-i] [-s] [-o]</text:span></text:span></text:p>
      <text:p text:style-name="P33"><text:span text:style-name="Police_20_par_20_défaut"><text:span text:style-name="T239">- </text:span></text:span><text:span text:style-name="Police_20_par_20_défaut"><text:span text:style-name="T203">1.</text:span></text:span><text:span text:style-name="Police_20_par_20_défaut"><text:span text:style-name="T213">8.</text:span></text:span><text:span text:style-name="Police_20_par_20_défaut"><text:span text:style-name="T214">1</text:span></text:span><text:span text:style-name="Police_20_par_20_défaut"><text:span text:style-name="T101"> : </text:span></text:span><text:span text:style-name="Police_20_par_20_défaut"><text:span text:style-name="T119">Vérifie le comportement du programme avec un argument invalide pour l'option -t (n'est pas un entier).</text:span></text:span><text:span text:style-name="Police_20_par_20_défaut"><text:span text:style-name="T78"><text:line-break/>&gt; </text:span></text:span><text:span text:style-name="Police_20_par_20_défaut"><text:span text:style-name="T252">./analog fichier.txt -</text:span></text:span><text:span text:style-name="Police_20_par_20_défaut"><text:span text:style-name="T253">g graphe.dot -t </text:span></text:span><text:span text:style-name="Police_20_par_20_défaut"><text:span text:style-name="T260">deux<text:line-break/></text:span></text:span><text:span text:style-name="Police_20_par_20_défaut"><text:span text:style-name="T227">stderr.out :</text:span></text:span><text:span text:style-name="Police_20_par_20_défaut"><text:span text:style-name="T70"><text:line-break/>L'argument de l'option -t n'est pas un entier.<text:line-break/></text:span></text:span><text:span text:style-name="Police_20_par_20_défaut"><text:span text:style-name="T82">./analog FICHIERLOG [-g FICHIERGRAPH] [-t HEURE] [-l NBLIENS=10] [-x] [-i] [-s] [-o]</text:span></text:span></text:p>
      <text:p text:style-name="P33"><text:span text:style-name="Police_20_par_20_défaut"><text:span text:style-name="T239">- </text:span></text:span><text:span text:style-name="Police_20_par_20_défaut"><text:span text:style-name="T203">1.</text:span></text:span><text:span text:style-name="Police_20_par_20_défaut"><text:span text:style-name="T215">8.</text:span></text:span><text:span text:style-name="Police_20_par_20_défaut"><text:span text:style-name="T214">2</text:span></text:span><text:span text:style-name="Police_20_par_20_défaut"><text:span text:style-name="T101"> : </text:span></text:span><text:span text:style-name="Police_20_par_20_défaut"><text:span text:style-name="T120">Vérifie le comportement du programme avec un argument invalide pour l'option -t (entier non compris entre 0 et 23).</text:span></text:span><text:span text:style-name="Police_20_par_20_défaut"><text:span text:style-name="T79"><text:line-break/>&gt; </text:span></text:span><text:span text:style-name="Police_20_par_20_défaut"><text:span text:style-name="T254">./analog fichier.log -g graphe.dot -t 42<text:line-break/></text:span></text:span><text:span text:style-name="Police_20_par_20_défaut"><text:span text:style-name="T227">stderr.out :</text:span></text:span><text:span text:style-name="Police_20_par_20_défaut"><text:span text:style-name="T71"><text:line-break/></text:span></text:span><text:soft-page-break/><text:span text:style-name="Police_20_par_20_défaut"><text:span text:style-name="T71">L'argument de l'option -t n'est pas compris entre 0 et 23.<text:line-break/></text:span></text:span><text:span text:style-name="Police_20_par_20_défaut"><text:span text:style-name="T82">./analog FICHIERLOG [-g FICHIERGRAPH] [-t HEURE] [-l NBLIENS=10] [-x] [-i] [-s] [-o]</text:span></text:span></text:p>
      <text:p text:style-name="P33"><text:span text:style-name="Police_20_par_20_défaut"><text:span text:style-name="T239">- </text:span></text:span><text:span text:style-name="Police_20_par_20_défaut"><text:span text:style-name="T203">1.</text:span></text:span><text:span text:style-name="Police_20_par_20_défaut"><text:span text:style-name="T215">9.1</text:span></text:span><text:span text:style-name="Police_20_par_20_défaut"><text:span text:style-name="T101"> : </text:span></text:span><text:span text:style-name="Police_20_par_20_défaut"><text:span text:style-name="T121">Vérifie le comportement du programme sans argument pour l'option -l.</text:span></text:span><text:span text:style-name="Police_20_par_20_défaut"><text:span text:style-name="T80"><text:line-break/>&gt; </text:span></text:span><text:span text:style-name="Police_20_par_20_défaut"><text:span text:style-name="T261">./analog fichier.txt -t 4 -l<text:line-break/></text:span></text:span><text:span text:style-name="Police_20_par_20_défaut"><text:span text:style-name="T227">stderr.out :</text:span></text:span><text:span text:style-name="Police_20_par_20_défaut"><text:span text:style-name="T81"><text:line-break/></text:span></text:span><text:span text:style-name="Police_20_par_20_défaut"><text:span text:style-name="T122">Il manque l'argument après -l.</text:span></text:span><text:span text:style-name="Police_20_par_20_défaut"><text:span text:style-name="T82"><text:line-break/>./analog FICHIERLOG [-g FICHIERGRAPH] [-t HEURE] [-l NBLIENS=10] [-x] [-i] [-s] [-o]</text:span></text:span></text:p>
      <text:p text:style-name="P33"><text:span text:style-name="Police_20_par_20_défaut"><text:span text:style-name="T239">- </text:span></text:span><text:span text:style-name="Police_20_par_20_défaut"><text:span text:style-name="T203">1.</text:span></text:span><text:span text:style-name="Police_20_par_20_défaut"><text:span text:style-name="T215">9.</text:span></text:span><text:span text:style-name="Police_20_par_20_défaut"><text:span text:style-name="T216">2</text:span></text:span><text:span text:style-name="Police_20_par_20_défaut"><text:span text:style-name="T101"> : </text:span></text:span><text:span text:style-name="Police_20_par_20_défaut"><text:span text:style-name="T123">Vérifie le comportement du programme avec un argument invalide pour l'option -l (n'est pas un entier).</text:span></text:span><text:span text:style-name="Police_20_par_20_défaut"><text:span text:style-name="T80"><text:line-break/>&gt; </text:span></text:span><text:span text:style-name="Police_20_par_20_défaut"><text:span text:style-name="T262">./analog fichier.txt -l deux<text:line-break/></text:span></text:span><text:span text:style-name="Police_20_par_20_défaut"><text:span text:style-name="T227">stderr.out :</text:span></text:span><text:span text:style-name="Police_20_par_20_défaut"><text:span text:style-name="T81"><text:line-break/></text:span></text:span><text:span text:style-name="Police_20_par_20_défaut"><text:span text:style-name="T124">L'argument de l'option -l n'est pas un entier.</text:span></text:span><text:span text:style-name="Police_20_par_20_défaut"><text:span text:style-name="T82"><text:line-break/>./analog FICHIERLOG [-g FICHIERGRAPH] [-t HEURE] [-l NBLIENS=10] [-x] [-i] [-s] [-o]</text:span></text:span></text:p>
      <text:p text:style-name="P39"><text:span text:style-name="Police_20_par_20_défaut"><text:span text:style-name="T125"><text:tab/></text:span></text:span><text:span text:style-name="Police_20_par_20_défaut"><text:span text:style-name="T295">2. Tests du fonctionnement du programme </text:span></text:span><text:span text:style-name="Police_20_par_20_défaut"><text:span text:style-name="T296">(Test_Analog_*)</text:span></text:span></text:p>
      <text:p text:style-name="P25"><text:span text:style-name="Police_20_par_20_défaut"><text:span text:style-name="T125"/></text:span></text:p>
      <text:p text:style-name="P26"><text:span text:style-name="Police_20_par_20_défaut"><text:span text:style-name="T125"><text:tab/>Nous utilisons pour tester le programme un </text:span></text:span><text:span text:style-name="Police_20_par_20_défaut"><text:span text:style-name="T126">fichier de log de test </text:span></text:span><text:span text:style-name="Police_20_par_20_défaut"><text:span text:style-name="T128">(</text:span></text:span><text:span text:style-name="Police_20_par_20_défaut"><text:span text:style-name="T264">Tests/</text:span></text:span><text:span text:style-name="Police_20_par_20_défaut"><text:span text:style-name="T263">testLogFile.log</text:span></text:span><text:span text:style-name="Police_20_par_20_défaut"><text:span text:style-name="T128">)</text:span></text:span><text:span text:style-name="Police_20_par_20_défaut"><text:span text:style-name="T126">, contenant que quelques lignes afin de </text:span></text:span><text:span text:style-name="Police_20_par_20_défaut"><text:span text:style-name="T127">pouvoir vérifier le résultat et tous les cas spéciaux.</text:span></text:span></text:p>
      <text:p text:style-name="P27"><text:span text:style-name="Police_20_par_20_défaut"><text:span text:style-name="T224">D</text:span></text:span><text:span text:style-name="Police_20_par_20_défaut"><text:span text:style-name="T225">escription du f</text:span></text:span><text:span text:style-name="Police_20_par_20_défaut"><text:span text:style-name="T224">ichier </text:span></text:span><text:span text:style-name="Police_20_par_20_défaut"><text:span text:style-name="T288">testLogFile.log</text:span></text:span><text:span text:style-name="Police_20_par_20_défaut"><text:span text:style-name="T224"> :</text:span></text:span></text:p>
      <text:p text:style-name="P29"><text:span text:style-name="Police_20_par_20_défaut"><text:span text:style-name="T152">(forme </text:span></text:span><text:span text:style-name="Police_20_par_20_défaut"><text:span text:style-name="T154">de présentation </text:span></text:span><text:span text:style-name="Police_20_par_20_défaut"><text:span text:style-name="T155">des liens du fichier</text:span></text:span><text:span text:style-name="Police_20_par_20_défaut"><text:span text:style-name="T152"> :<text:line-break/><text:tab/>referer :<text:line-break/><text:tab/><text:tab/>→ lien</text:span></text:span><text:span text:style-name="Police_20_par_20_défaut"><text:span text:style-name="T153">)</text:span></text:span></text:p>
      <table:table table:name="Table1" table:style-name="Table1">
        <table:table-column table:style-name="Table1.A"/>
        <table:table-row>
          <table:table-cell table:style-name="Table1.A1" office:value-type="string">
            <text:p text:style-name="P32"><text:span text:style-name="Police_20_par_20_défaut"><text:span text:style-name="T129">1</text:span></text:span><text:span text:style-name="Police_20_par_20_défaut"><text:span text:style-name="T157">1</text:span></text:span><text:span text:style-name="Police_20_par_20_défaut"><text:span text:style-name="T129">h :</text:span></text:span></text:p>
            <text:p text:style-name="P32"><text:span text:style-name="Police_20_par_20_défaut"><text:span text:style-name="T129"><text:tab/></text:span></text:span><text:span text:style-name="Police_20_par_20_défaut"><text:span text:style-name="T148">http://intranet-if.insa-lyon.fr</text:span></text:span><text:span text:style-name="Police_20_par_20_défaut"><text:span text:style-name="T130">/temps/4IF15.html <text:line-break/><text:tab/><text:tab/>→ </text:span></text:span><text:span text:style-name="Police_20_par_20_défaut"><text:span text:style-name="T131">/temps/4IF16.html/<text:line-break/><text:tab/></text:span></text:span><text:span text:style-name="Police_20_par_20_défaut"><text:span text:style-name="T148">http://intranet-if.insa-lyon.fr</text:span></text:span><text:span text:style-name="Police_20_par_20_défaut"><text:span text:style-name="T130">/temps/4IF1</text:span></text:span><text:span text:style-name="Police_20_par_20_défaut"><text:span text:style-name="T132">6</text:span></text:span><text:span text:style-name="Police_20_par_20_défaut"><text:span text:style-name="T130">.html <text:line-break/><text:tab/><text:tab/>→ </text:span></text:span><text:span text:style-name="Police_20_par_20_défaut"><text:span text:style-name="T131">/temps/4IF1</text:span></text:span><text:span text:style-name="Police_20_par_20_défaut"><text:span text:style-name="T132">7</text:span></text:span><text:span text:style-name="Police_20_par_20_défaut"><text:span text:style-name="T131">.html<text:line-break/><text:tab/></text:span></text:span><text:span text:style-name="Police_20_par_20_défaut"><text:span text:style-name="T148">http://intranet-if.insa-lyon.fr</text:span></text:span><text:span text:style-name="Police_20_par_20_défaut"><text:span text:style-name="T130">/temps/4IF1</text:span></text:span><text:span text:style-name="Police_20_par_20_défaut"><text:span text:style-name="T132">7</text:span></text:span><text:span text:style-name="Police_20_par_20_défaut"><text:span text:style-name="T130">.html/ <text:line-break/><text:tab/><text:tab/>→ </text:span></text:span><text:span text:style-name="Police_20_par_20_défaut"><text:span text:style-name="T131">/temps/4IF1</text:span></text:span><text:span text:style-name="Police_20_par_20_défaut"><text:span text:style-name="T132">8</text:span></text:span><text:span text:style-name="Police_20_par_20_défaut"><text:span text:style-name="T131">.html/<text:line-break/><text:tab/></text:span></text:span><text:span text:style-name="Police_20_par_20_défaut"><text:span text:style-name="T148">http://intranet-if.insa-lyon.fr</text:span></text:span><text:span text:style-name="Police_20_par_20_défaut"><text:span text:style-name="T130">/temps/4IF1</text:span></text:span><text:span text:style-name="Police_20_par_20_défaut"><text:span text:style-name="T132">8</text:span></text:span><text:span text:style-name="Police_20_par_20_défaut"><text:span text:style-name="T130">.html <text:line-break/><text:tab/><text:tab/>→ </text:span></text:span><text:span text:style-name="Police_20_par_20_défaut"><text:span text:style-name="T131">/temps/4IF1</text:span></text:span><text:span text:style-name="Police_20_par_20_défaut"><text:span text:style-name="T132">9</text:span></text:span><text:span text:style-name="Police_20_par_20_défaut"><text:span text:style-name="T131">.html<text:line-break/><text:tab/></text:span></text:span><text:span text:style-name="Police_20_par_20_défaut"><text:span text:style-name="T148">http://intranet-if.insa-lyon.fr</text:span></text:span><text:span text:style-name="Police_20_par_20_défaut"><text:span text:style-name="T130">/temps/4IF1</text:span></text:span><text:span text:style-name="Police_20_par_20_défaut"><text:span text:style-name="T132">9</text:span></text:span><text:span text:style-name="Police_20_par_20_défaut"><text:span text:style-name="T130">.html <text:line-break/><text:tab/><text:tab/>→ </text:span></text:span><text:span text:style-name="Police_20_par_20_défaut"><text:span text:style-name="T131">/temps/4IF1</text:span></text:span><text:span text:style-name="Police_20_par_20_défaut"><text:span text:style-name="T132">5</text:span></text:span><text:span text:style-name="Police_20_par_20_défaut"><text:span text:style-name="T131">.html</text:span></text:span></text:p>
            <text:p text:style-name="P32"><text:span text:style-name="Police_20_par_20_défaut"><text:span text:style-name="T133">12</text:span></text:span><text:span text:style-name="Police_20_par_20_défaut"><text:span text:style-name="T143">h</text:span></text:span><text:span text:style-name="Police_20_par_20_défaut"><text:span text:style-name="T133"> :</text:span></text:span></text:p>
            <text:p text:style-name="P32"><text:span text:style-name="Police_20_par_20_défaut"><text:span text:style-name="T129"><text:tab/></text:span></text:span><text:a xlink:type="simple" xlink:href="http://www.google.fr/"><text:span text:style-name="Police_20_par_20_défaut">www.google.fr</text:span></text:a><text:span text:style-name="Police_20_par_20_défaut"><text:span text:style-name="T134"> <text:tab/><text:tab/><text:tab/><text:tab/><text:tab/><text:line-break/><text:tab/><text:tab/></text:span></text:span><text:span text:style-name="Police_20_par_20_défaut"><text:span text:style-name="T130">→ </text:span></text:span><text:span text:style-name="Police_20_par_20_défaut"><text:span text:style-name="T135">/favicon.ico/</text:span></text:span><text:span text:style-name="Police_20_par_20_défaut"><text:span text:style-name="T131"><text:line-break/><text:tab/></text:span></text:span><text:span text:style-name="Police_20_par_20_défaut"><text:span text:style-name="T129">-</text:span></text:span><text:span text:style-name="Police_20_par_20_défaut"><text:span text:style-name="T130"> <text:tab/><text:tab/><text:tab/><text:tab/><text:tab/><text:tab/><text:tab/><text:tab/><text:line-break/><text:tab/><text:tab/>→ </text:span></text:span><text:span text:style-name="Police_20_par_20_défaut"><text:span text:style-name="T136">/favicon.ico</text:span></text:span><text:span text:style-name="Police_20_par_20_défaut"><text:span text:style-name="T131"><text:line-break/><text:tab/></text:span></text:span><text:span text:style-name="Police_20_par_20_défaut"><text:span text:style-name="T129">- <text:tab/><text:tab/><text:tab/><text:tab/><text:tab/><text:tab/><text:tab/><text:tab/><text:line-break/><text:tab/><text:tab/></text:span></text:span><text:span text:style-name="Police_20_par_20_défaut"><text:span text:style-name="T130">→ </text:span></text:span><text:span text:style-name="Police_20_par_20_défaut"><text:span text:style-name="T131">/temps/4IF1</text:span></text:span><text:span text:style-name="Police_20_par_20_défaut"><text:span text:style-name="T137">5</text:span></text:span><text:span text:style-name="Police_20_par_20_défaut"><text:span text:style-name="T131">.html<text:line-break/><text:tab/></text:span></text:span><text:span text:style-name="Police_20_par_20_défaut"><text:span text:style-name="T151">http://intranet-if.insa-lyon.fr</text:span></text:span><text:span text:style-name="Police_20_par_20_défaut"><text:span text:style-name="T130">/temps/4IF15.html <text:tab/><text:line-break/><text:tab/><text:tab/>→ </text:span></text:span><text:span text:style-name="Police_20_par_20_défaut"><text:span text:style-name="T138">/temps/style_emploi_du_temps.css</text:span></text:span><text:span text:style-name="Police_20_par_20_défaut"><text:span text:style-name="T131"><text:line-break/><text:tab/></text:span></text:span><text:span text:style-name="Police_20_par_20_défaut"><text:span text:style-name="T129">- <text:tab/><text:tab/><text:tab/><text:tab/><text:tab/><text:tab/><text:tab/><text:tab/><text:line-break/><text:tab/><text:tab/></text:span></text:span><text:span text:style-name="Police_20_par_20_défaut"><text:span text:style-name="T130">→ </text:span></text:span><text:span text:style-name="Police_20_par_20_défaut"><text:span text:style-name="T138">/temps/style_emploi_du_temps.css/</text:span></text:span></text:p>
          </table:table-cell>
        </table:table-row>
      </table:table>
      <text:p text:style-name="P28"><text:span text:style-name="Police_20_par_20_défaut"><text:span text:style-name="T139">On notera les spécificités du fichier :<text:line-break/><text:tab/>- </text:span></text:span><text:span text:style-name="Police_20_par_20_défaut"><text:span text:style-name="T140">accès depuis un lien extérieur (google.fr)<text:line-break/><text:tab/>- accès depuis </text:span></text:span><text:span text:style-name="Police_20_par_20_défaut"><text:span text:style-name="T141">'</text:span></text:span><text:span text:style-name="Police_20_par_20_défaut"><text:span text:style-name="T140">-</text:span></text:span><text:span text:style-name="Police_20_par_20_défaut"><text:span text:style-name="T141">'</text:span></text:span><text:span text:style-name="Police_20_par_20_défaut"><text:span text:style-name="T140"><text:line-break/><text:tab/>- </text:span></text:span><text:span text:style-name="Police_20_par_20_défaut"><text:span text:style-name="T142">présence de fichier de style (</text:span></text:span><text:span text:style-name="Police_20_par_20_défaut"><text:span text:style-name="T265">.css</text:span></text:span><text:span text:style-name="Police_20_par_20_défaut"><text:span text:style-name="T142">)</text:span></text:span><text:span text:style-name="Police_20_par_20_défaut"><text:span text:style-name="T265"> </text:span></text:span><text:span text:style-name="Police_20_par_20_défaut"><text:span text:style-name="T142">et image (</text:span></text:span><text:span text:style-name="Police_20_par_20_défaut"><text:span text:style-name="T265">.ico</text:span></text:span><text:span text:style-name="Police_20_par_20_défaut"><text:span text:style-name="T142">)<text:line-break/><text:tab/>-</text:span></text:span><text:span text:style-name="Police_20_par_20_défaut"><text:span text:style-name="T144"> des navigations sont faites à différentes heure</text:span></text:span><text:span text:style-name="Police_20_par_20_défaut"><text:span text:style-name="T145">s<text:line-break/><text:tab/>- </text:span></text:span><text:span text:style-name="Police_20_par_20_défaut"><text:span text:style-name="T150">les mêmes liens</text:span></text:span><text:span text:style-name="Police_20_par_20_défaut"><text:span text:style-name="T146"> ont, </text:span></text:span><text:span text:style-name="Police_20_par_20_défaut"><text:span text:style-name="T150">ou n'ont pas,</text:span></text:span><text:span text:style-name="Police_20_par_20_défaut"><text:span text:style-name="T146"> un </text:span></text:span><text:span text:style-name="Police_20_par_20_défaut"><text:span text:style-name="T149">'</text:span></text:span><text:span text:style-name="Police_20_par_20_défaut"><text:span text:style-name="T146">/</text:span></text:span><text:span text:style-name="Police_20_par_20_défaut"><text:span text:style-name="T149">'</text:span></text:span><text:span text:style-name="Police_20_par_20_défaut"><text:span text:style-name="T146"> </text:span></text:span><text:span text:style-name="Police_20_par_20_défaut"><text:span text:style-name="T147">à la fin</text:span></text:span></text:p>
      <text:p text:style-name="P28"><text:span text:style-name="Police_20_par_20_défaut"><text:span text:style-name="T147"/></text:span></text:p>
      <text:p text:style-name="P30"><text:span text:style-name="Police_20_par_20_défaut"><text:span text:style-name="T147">- </text:span></text:span><text:span text:style-name="Police_20_par_20_défaut"><text:span text:style-name="T217">1.0 </text:span></text:span><text:span text:style-name="Police_20_par_20_défaut"><text:span text:style-name="T156">: </text:span></text:span><text:span text:style-name="Police_20_par_20_défaut"><text:span text:style-name="T158">Exécution du programme avec le fichier de log de test sans argument.<text:line-break/></text:span></text:span><text:bookmark-start text:name="__DdeLink__672_174786856"/><text:span text:style-name="Police_20_par_20_défaut"><text:span text:style-name="T159">&gt; </text:span></text:span><text:span text:style-name="Police_20_par_20_défaut"><text:span text:style-name="T266">./analog </text:span></text:span><text:span text:style-name="Police_20_par_20_défaut"><text:span text:style-name="T267">Tests</text:span></text:span><text:span text:style-name="Police_20_par_20_défaut"><text:span text:style-name="T266">/testLogFile.log</text:span></text:span><text:bookmark-end text:name="__DdeLink__672_174786856"/><text:span text:style-name="Police_20_par_20_défaut"><text:span text:style-name="T266"><text:line-break/></text:span></text:span><text:span text:style-name="Police_20_par_20_défaut"><text:span text:style-name="T228">std.out :</text:span></text:span><text:span text:style-name="Police_20_par_20_défaut"><text:span text:style-name="T159"><text:line-break/></text:span></text:span><text:soft-page-break/><text:span text:style-name="Police_20_par_20_défaut"><text:span text:style-name="T160">/temps/style_emploi_du_temps.css (2 hits)<text:line-break/>/temps/4IF15.html (2 hits)<text:line-break/>/favicon.ico (2 hits)<text:line-break/>/temps/4IF19.html (1 hits)<text:line-break/>/temps/4IF18.html (1 hits)<text:line-break/>/temps/4IF17.html (1 hits)<text:line-break/>/temps/4IF16.html (1 hits)</text:span></text:span></text:p>
      <text:p text:style-name="P34"><text:span text:style-name="Police_20_par_20_défaut"><text:span text:style-name="T160">- </text:span></text:span><text:span text:style-name="Police_20_par_20_défaut"><text:span text:style-name="T218">1.1.</text:span></text:span><text:span text:style-name="Police_20_par_20_défaut"><text:span text:style-name="T219">1</text:span></text:span><text:span text:style-name="Police_20_par_20_défaut"><text:span text:style-name="T161"> : </text:span></text:span><text:span text:style-name="Police_20_par_20_défaut"><text:span text:style-name="T164">Exécution du programme avec le fichier de log de test en générant le fichier graphe .dot correspondant.</text:span></text:span><text:span text:style-name="Police_20_par_20_défaut"><text:span text:style-name="T161"><text:line-break/></text:span></text:span><text:span text:style-name="Police_20_par_20_défaut"><text:span text:style-name="T159">&gt; </text:span></text:span><text:span text:style-name="Police_20_par_20_défaut"><text:span text:style-name="T266">./analog </text:span></text:span><text:span text:style-name="Police_20_par_20_défaut"><text:span text:style-name="T267">Tests</text:span></text:span><text:span text:style-name="Police_20_par_20_défaut"><text:span text:style-name="T266">/testLogFile.log </text:span></text:span><text:span text:style-name="Police_20_par_20_défaut"><text:span text:style-name="T268">-g graphe.dot<text:line-break/></text:span></text:span><text:span text:style-name="Police_20_par_20_défaut"><text:span text:style-name="T228">std.out :</text:span></text:span><text:span text:style-name="Police_20_par_20_défaut"><text:span text:style-name="T268"><text:line-break/></text:span></text:span><text:span text:style-name="Police_20_par_20_défaut"><text:span text:style-name="T165">Dot-file graphe.dot generated<text:line-break/>/temps/style_emploi_du_temps.css (2 hits)<text:line-break/>/temps/4IF15.html (2 hits)<text:line-break/>/favicon.ico (2 hits)<text:line-break/>/temps/4IF19.html (1 hits)<text:line-break/>/temps/4IF18.html (1 hits)<text:line-break/>/temps/4IF17.html (1 hits)<text:line-break/>/temps/4IF16.html (1 hits)<text:line-break/></text:span></text:span><text:span text:style-name="Police_20_par_20_défaut"><text:span text:style-name="T226">graphe.dot.</text:span></text:span><text:span text:style-name="Police_20_par_20_défaut"><text:span text:style-name="T229">outfile</text:span></text:span><text:span text:style-name="Police_20_par_20_défaut"><text:span text:style-name="T226"> :</text:span></text:span><text:span text:style-name="Police_20_par_20_défaut"><text:span text:style-name="T165"><text:line-break/></text:span></text:span><text:span text:style-name="Police_20_par_20_défaut"><text:span text:style-name="T166">digraph {<text:line-break/>"-" -&gt; "/favicon.ico" [label="1"];<text:line-break/>"www.google.fr" -&gt; "/favicon.ico" [label="1"];<text:line-break/>"-" -&gt; "/temps/4IF15.html" [label="1"];<text:line-break/>"/temps/4IF19.html" -&gt; "/temps/4IF15.html" [label="1"];<text:line-break/>"/temps/4IF15.html" -&gt; "/temps/4IF16.html" [label="1"];<text:line-break/>"/temps/4IF16.html" -&gt; "/temps/4IF17.html" [label="1"];<text:line-break/>"/temps/4IF17.html" -&gt; "/temps/4IF18.html" [label="1"];<text:line-break/>"/temps/4IF18.html" -&gt; "/temps/4IF19.html" [label="1"];<text:line-break/>"-" -&gt; "/temps/style_emploi_du_temps.css" [label="1"];<text:line-break/>"/temps/4IF15.html" -&gt; "/temps/style_emploi_du_temps.css" [label="1"];<text:line-break/>}</text:span></text:span></text:p>
      <text:p text:style-name="P35"><text:span text:style-name="Police_20_par_20_défaut"><text:span text:style-name="T161">- </text:span></text:span><text:span text:style-name="Police_20_par_20_défaut"><text:span text:style-name="T219">1.1.2</text:span></text:span><text:span text:style-name="Police_20_par_20_défaut"><text:span text:style-name="T162"> : </text:span></text:span><text:span text:style-name="Police_20_par_20_défaut"><text:span text:style-name="T168">Exécution du programme avec le fichier de log de test en générant le fichier graphe .dot correspondant ainsi que l'image graphe.png (+ ouverture)</text:span></text:span><text:span text:style-name="Police_20_par_20_défaut"><text:span text:style-name="T162"><text:line-break/></text:span></text:span><text:span text:style-name="Police_20_par_20_défaut"><text:span text:style-name="T159">&gt; </text:span></text:span><text:span text:style-name="Police_20_par_20_défaut"><text:span text:style-name="T266">./analog </text:span></text:span><text:span text:style-name="Police_20_par_20_défaut"><text:span text:style-name="T267">Tests</text:span></text:span><text:span text:style-name="Police_20_par_20_défaut"><text:span text:style-name="T266">/testLogFile.log </text:span></text:span><text:span text:style-name="Police_20_par_20_défaut"><text:span text:style-name="T269">-g graphe.dot -o<text:line-break/></text:span></text:span><text:span text:style-name="Police_20_par_20_défaut"><text:span text:style-name="T228">std.out :</text:span></text:span><text:span text:style-name="Police_20_par_20_défaut"><text:span text:style-name="T269"><text:line-break/></text:span></text:span><text:span text:style-name="Police_20_par_20_défaut"><text:span text:style-name="T165">Dot-file graphe.dot generated<text:line-break/>/temps/style_emploi_du_temps.css (2 hits)<text:line-break/>/temps/4IF15.html (2 hits)<text:line-break/>/favicon.ico (2 hits)<text:line-break/>/temps/4IF19.html (1 hits)<text:line-break/>/temps/4IF18.html (1 hits)<text:line-break/>/temps/4IF17.html (1 hits)<text:line-break/>/temps/4IF16.html (1 hits)<text:line-break/></text:span></text:span><text:span text:style-name="Police_20_par_20_défaut"><text:span text:style-name="T169">Generating graphe.png. Please wait... (this might take a while)<text:line-break/>Image generated.<text:line-break/></text:span></text:span><text:span text:style-name="Police_20_par_20_défaut"><text:span text:style-name="T226">graphe.dot.</text:span></text:span><text:span text:style-name="Police_20_par_20_défaut"><text:span text:style-name="T229">outfile</text:span></text:span><text:span text:style-name="Police_20_par_20_défaut"><text:span text:style-name="T226"> :</text:span></text:span><text:span text:style-name="Police_20_par_20_défaut"><text:span text:style-name="T165"><text:line-break/></text:span></text:span><text:span text:style-name="Police_20_par_20_défaut"><text:span text:style-name="T166">digraph {<text:line-break/></text:span></text:span><text:soft-page-break/><text:span text:style-name="Police_20_par_20_défaut"><text:span text:style-name="T166">"-" -&gt; "/favicon.ico" [label="1"];<text:line-break/>"www.google.fr" -&gt; "/favicon.ico" [label="1"];<text:line-break/>"-" -&gt; "/temps/4IF15.html" [label="1"];<text:line-break/>"/temps/4IF19.html" -&gt; "/temps/4IF15.html" [label="1"];<text:line-break/>"/temps/4IF15.html" -&gt; "/temps/4IF16.html" [label="1"];<text:line-break/>"/temps/4IF16.html" -&gt; "/temps/4IF17.html" [label="1"];<text:line-break/>"/temps/4IF17.html" -&gt; "/temps/4IF18.html" [label="1"];<text:line-break/>"/temps/4IF18.html" -&gt; "/temps/4IF19.html" [label="1"];<text:line-break/>"-" -&gt; "/temps/style_emploi_du_temps.css" [label="1"];<text:line-break/>"/temps/4IF15.html" -&gt; "/temps/style_emploi_du_temps.css" [label="1"];<text:line-break/>}</text:span></text:span></text:p>
      <text:p text:style-name="P34"><text:span text:style-name="Police_20_par_20_défaut"><text:span text:style-name="T162">- </text:span></text:span><text:span text:style-name="Police_20_par_20_défaut"><text:span text:style-name="T219">1.2.1</text:span></text:span><text:span text:style-name="Police_20_par_20_défaut"><text:span text:style-name="T162"> : </text:span></text:span><text:span text:style-name="Police_20_par_20_défaut"><text:span text:style-name="T170">Exécution du programme avec le fichier de log de test avec l'option -l pour n'afficher que les trois liens les plus visités.</text:span></text:span><text:span text:style-name="Police_20_par_20_défaut"><text:span text:style-name="T162"><text:line-break/></text:span></text:span><text:span text:style-name="Police_20_par_20_défaut"><text:span text:style-name="T159">&gt; </text:span></text:span><text:span text:style-name="Police_20_par_20_défaut"><text:span text:style-name="T266">./analog </text:span></text:span><text:span text:style-name="Police_20_par_20_défaut"><text:span text:style-name="T267">Tests</text:span></text:span><text:span text:style-name="Police_20_par_20_défaut"><text:span text:style-name="T266">/testLogFile.log</text:span></text:span><text:span text:style-name="Police_20_par_20_défaut"><text:span text:style-name="T270"> -l 3<text:line-break/></text:span></text:span><text:span text:style-name="Police_20_par_20_défaut"><text:span text:style-name="T228">std.out :</text:span></text:span><text:span text:style-name="Police_20_par_20_défaut"><text:span text:style-name="T270"><text:line-break/></text:span></text:span><text:span text:style-name="Police_20_par_20_défaut"><text:span text:style-name="T165">/temps/style_emploi_du_temps.css (2 hits)<text:line-break/>/temps/4IF15.html (2 hits)<text:line-break/>/favicon.ico (2 hits)</text:span></text:span></text:p>
      <text:p text:style-name="P35"><text:span text:style-name="Police_20_par_20_défaut"><text:span text:style-name="T162">- </text:span></text:span><text:span text:style-name="Police_20_par_20_défaut"><text:span text:style-name="T219">1.2.2 </text:span></text:span><text:span text:style-name="Police_20_par_20_défaut"><text:span text:style-name="T162">: </text:span></text:span><text:span text:style-name="Police_20_par_20_défaut"><text:span text:style-name="T171">Exécution du programme avec le fichier de log de test avec l'option -l pour n'afficher que les trois liens les plus visités, et l'option -g.</text:span></text:span><text:span text:style-name="Police_20_par_20_défaut"><text:span text:style-name="T162"><text:line-break/></text:span></text:span><text:span text:style-name="Police_20_par_20_défaut"><text:span text:style-name="T159">&gt; </text:span></text:span><text:span text:style-name="Police_20_par_20_défaut"><text:span text:style-name="T266">./analog </text:span></text:span><text:span text:style-name="Police_20_par_20_défaut"><text:span text:style-name="T267">Tests</text:span></text:span><text:span text:style-name="Police_20_par_20_défaut"><text:span text:style-name="T266">/testLogFile.log</text:span></text:span><text:span text:style-name="Police_20_par_20_défaut"><text:span text:style-name="T271"> -l 3 -g graphe.dot<text:line-break/></text:span></text:span><text:span text:style-name="Police_20_par_20_défaut"><text:span text:style-name="T228">std.out :</text:span></text:span><text:span text:style-name="Police_20_par_20_défaut"><text:span text:style-name="T271"><text:line-break/></text:span></text:span><text:span text:style-name="Police_20_par_20_défaut"><text:span text:style-name="T165">Dot-file graphe.dot generated</text:span></text:span><text:span text:style-name="Police_20_par_20_défaut"><text:span text:style-name="T271"><text:line-break/></text:span></text:span><text:span text:style-name="Police_20_par_20_défaut"><text:span text:style-name="T165">/temps/style_emploi_du_temps.css (2 hits)<text:line-break/>/temps/4IF15.html (2 hits)<text:line-break/>/favicon.ico (2 hits)<text:line-break/></text:span></text:span><text:span text:style-name="Police_20_par_20_défaut"><text:span text:style-name="T226">graphe.dot.</text:span></text:span><text:span text:style-name="Police_20_par_20_défaut"><text:span text:style-name="T229">outfile</text:span></text:span><text:span text:style-name="Police_20_par_20_défaut"><text:span text:style-name="T226"> :</text:span></text:span><text:span text:style-name="Police_20_par_20_défaut"><text:span text:style-name="T165"><text:line-break/></text:span></text:span><text:span text:style-name="Police_20_par_20_défaut"><text:span text:style-name="T172">digraph {<text:line-break/>"-" -&gt; "/favicon.ico" [label="1"];<text:line-break/>"www.google.fr" -&gt; "/favicon.ico" [label="1"];<text:line-break/>"-" -&gt; "/temps/4IF15.html" [label="1"];<text:line-break/>"/temps/4IF19.html" -&gt; "/temps/4IF15.html" [label="1"];<text:line-break/>"/temps/4IF15.html" -&gt; "/temps/4IF16.html" [label="1"];<text:line-break/>"/temps/4IF16.html" -&gt; "/temps/4IF17.html" [label="1"];<text:line-break/>"/temps/4IF17.html" -&gt; "/temps/4IF18.html" [label="1"];<text:line-break/>"/temps/4IF18.html" -&gt; "/temps/4IF19.html" [label="1"];<text:line-break/>"-" -&gt; "/temps/style_emploi_du_temps.css" [label="1"];<text:line-break/>"/temps/4IF15.html" -&gt; "/temps/style_emploi_du_temps.css" [label="1"];<text:line-break/>}</text:span></text:span></text:p>
      <text:p text:style-name="P34"><text:span text:style-name="Police_20_par_20_défaut"><text:span text:style-name="T162">- </text:span></text:span><text:span text:style-name="Police_20_par_20_défaut"><text:span text:style-name="T219">1.3.1</text:span></text:span><text:span text:style-name="Police_20_par_20_défaut"><text:span text:style-name="T162"> : </text:span></text:span><text:span text:style-name="Police_20_par_20_défaut"><text:span text:style-name="T174">Exécution du programme avec le fichier de log de test avec l'option -x pour ne pas considérer les fichiers images, style, javascript...</text:span></text:span><text:span text:style-name="Police_20_par_20_défaut"><text:span text:style-name="T162"><text:line-break/></text:span></text:span><text:span text:style-name="Police_20_par_20_défaut"><text:span text:style-name="T159">&gt; </text:span></text:span><text:span text:style-name="Police_20_par_20_défaut"><text:span text:style-name="T266">./analog </text:span></text:span><text:span text:style-name="Police_20_par_20_défaut"><text:span text:style-name="T267">Tests</text:span></text:span><text:span text:style-name="Police_20_par_20_défaut"><text:span text:style-name="T266">/testLogFile.log -</text:span></text:span><text:span text:style-name="Police_20_par_20_défaut"><text:span text:style-name="T272">x<text:line-break/></text:span></text:span><text:span text:style-name="Police_20_par_20_défaut"><text:span text:style-name="T228">std.out :</text:span></text:span><text:span text:style-name="Police_20_par_20_défaut"><text:span text:style-name="T272"><text:line-break/></text:span></text:span><text:span text:style-name="Police_20_par_20_défaut"><text:span text:style-name="T175">/temps/4IF15.html (2 hits)<text:line-break/>/temps/4IF19.html (1 hits)<text:line-break/>/temps/4IF18.html (1 hits)<text:line-break/>/temps/4IF17.html (1 hits)<text:line-break/>/temps/4IF16.html (1 hits)</text:span></text:span></text:p>
      <text:p text:style-name="P35"><text:soft-page-break/><text:span text:style-name="Police_20_par_20_défaut"><text:span text:style-name="T162">- </text:span></text:span><text:span text:style-name="Police_20_par_20_défaut"><text:span text:style-name="T219">1.3.2 </text:span></text:span><text:span text:style-name="Police_20_par_20_défaut"><text:span text:style-name="T162">: </text:span></text:span><text:span text:style-name="Police_20_par_20_défaut"><text:span text:style-name="T176">Exécution du programme avec le fichier de log de test avec l'option -x pour ne pas considérer les images, style, javascript... Et l'option -g.</text:span></text:span><text:span text:style-name="Police_20_par_20_défaut"><text:span text:style-name="T162"><text:line-break/></text:span></text:span><text:span text:style-name="Police_20_par_20_défaut"><text:span text:style-name="T159">&gt; </text:span></text:span><text:span text:style-name="Police_20_par_20_défaut"><text:span text:style-name="T266">./analog </text:span></text:span><text:span text:style-name="Police_20_par_20_défaut"><text:span text:style-name="T267">Tests</text:span></text:span><text:span text:style-name="Police_20_par_20_défaut"><text:span text:style-name="T266">/testLogFile.log</text:span></text:span><text:span text:style-name="Police_20_par_20_défaut"><text:span text:style-name="T273"> -x -g graphe.dot<text:line-break/></text:span></text:span><text:span text:style-name="Police_20_par_20_défaut"><text:span text:style-name="T228">std.out :</text:span></text:span><text:span text:style-name="Police_20_par_20_défaut"><text:span text:style-name="T273"><text:line-break/></text:span></text:span><text:span text:style-name="Police_20_par_20_défaut"><text:span text:style-name="T177">Dot-file graphe.dot generated</text:span></text:span><text:span text:style-name="Police_20_par_20_défaut"><text:span text:style-name="T272"><text:line-break/></text:span></text:span><text:span text:style-name="Police_20_par_20_défaut"><text:span text:style-name="T175">/temps/4IF15.html (2 hits)<text:line-break/>/temps/4IF19.html (1 hits)<text:line-break/>/temps/4IF18.html (1 hits)<text:line-break/>/temps/4IF17.html (1 hits)<text:line-break/>/temps/4IF16.html (1 hits)<text:line-break/></text:span></text:span><text:span text:style-name="Police_20_par_20_défaut"><text:span text:style-name="T226">graphe.dot.</text:span></text:span><text:span text:style-name="Police_20_par_20_défaut"><text:span text:style-name="T229">outfile</text:span></text:span><text:span text:style-name="Police_20_par_20_défaut"><text:span text:style-name="T226"> :</text:span></text:span><text:span text:style-name="Police_20_par_20_défaut"><text:span text:style-name="T178"><text:line-break/>digraph {<text:line-break/>"-" -&gt; "/temps/4IF15.html" [label="1"];<text:line-break/>"/temps/4IF19.html" -&gt; "/temps/4IF15.html" [label="1"];<text:line-break/>"/temps/4IF15.html" -&gt; "/temps/4IF16.html" [label="1"];<text:line-break/>"/temps/4IF16.html" -&gt; "/temps/4IF17.html" [label="1"];<text:line-break/>"/temps/4IF17.html" -&gt; "/temps/4IF18.html" [label="1"];<text:line-break/>"/temps/4IF18.html" -&gt; "/temps/4IF19.html" [label="1"];<text:line-break/>}</text:span></text:span></text:p>
      <text:p text:style-name="P34"><text:span text:style-name="Police_20_par_20_défaut"><text:span text:style-name="T162">- </text:span></text:span><text:span text:style-name="Police_20_par_20_défaut"><text:span text:style-name="T219">1.4.1</text:span></text:span><text:span text:style-name="Police_20_par_20_défaut"><text:span text:style-name="T162"> : </text:span></text:span><text:span text:style-name="Police_20_par_20_défaut"><text:span text:style-name="T179">Exécution du programme avec le fichier de log de test avec l'option -t pour afficher uniquement les navigations à 11h.</text:span></text:span><text:span text:style-name="Police_20_par_20_défaut"><text:span text:style-name="T162"><text:line-break/></text:span></text:span><text:span text:style-name="Police_20_par_20_défaut"><text:span text:style-name="T159">&gt; </text:span></text:span><text:span text:style-name="Police_20_par_20_défaut"><text:span text:style-name="T266">./analog </text:span></text:span><text:span text:style-name="Police_20_par_20_défaut"><text:span text:style-name="T267">Tests</text:span></text:span><text:span text:style-name="Police_20_par_20_défaut"><text:span text:style-name="T266">/testLogFile.log – </text:span></text:span><text:span text:style-name="Police_20_par_20_défaut"><text:span text:style-name="T274">11<text:line-break/></text:span></text:span><text:span text:style-name="Police_20_par_20_défaut"><text:span text:style-name="T228">std.out :</text:span></text:span><text:span text:style-name="Police_20_par_20_défaut"><text:span text:style-name="T274"><text:line-break/></text:span></text:span><text:span text:style-name="Police_20_par_20_défaut"><text:span text:style-name="T180">/temps/4IF19.html (1 hits)<text:line-break/>/temps/4IF18.html (1 hits)<text:line-break/>/temps/4IF17.html (1 hits)<text:line-break/>/temps/4IF16.html (1 hits)<text:line-break/>/temps/4IF15.html (1 hits)</text:span></text:span></text:p>
      <text:p text:style-name="P35"><text:span text:style-name="Police_20_par_20_défaut"><text:span text:style-name="T162">- </text:span></text:span><text:span text:style-name="Police_20_par_20_défaut"><text:span text:style-name="T219">1.4.2</text:span></text:span><text:span text:style-name="Police_20_par_20_défaut"><text:span text:style-name="T162"> : </text:span></text:span><text:span text:style-name="Police_20_par_20_défaut"><text:span text:style-name="T181">Exécution du programme avec le fichier de log de test avec l'option -t pour afficher uniquement les navigations à 11h, et l'option -g.</text:span></text:span><text:span text:style-name="Police_20_par_20_défaut"><text:span text:style-name="T162"><text:line-break/></text:span></text:span><text:span text:style-name="Police_20_par_20_défaut"><text:span text:style-name="T159">&gt; </text:span></text:span><text:span text:style-name="Police_20_par_20_défaut"><text:span text:style-name="T266">./analog </text:span></text:span><text:span text:style-name="Police_20_par_20_défaut"><text:span text:style-name="T267">Tests</text:span></text:span><text:span text:style-name="Police_20_par_20_défaut"><text:span text:style-name="T266">/testLogFile.log</text:span></text:span><text:span text:style-name="Police_20_par_20_défaut"><text:span text:style-name="T275"> -t 11 -g graphe.dot<text:line-break/></text:span></text:span><text:span text:style-name="Police_20_par_20_défaut"><text:span text:style-name="T228">std.out :</text:span></text:span><text:span text:style-name="Police_20_par_20_défaut"><text:span text:style-name="T275"><text:line-break/></text:span></text:span><text:span text:style-name="Police_20_par_20_défaut"><text:span text:style-name="T182">Dot-file graphe.dot generated</text:span></text:span><text:span text:style-name="Police_20_par_20_défaut"><text:span text:style-name="T275"><text:line-break/></text:span></text:span><text:span text:style-name="Police_20_par_20_défaut"><text:span text:style-name="T180">/temps/4IF19.html (1 hits)<text:line-break/>/temps/4IF18.html (1 hits)<text:line-break/>/temps/4IF17.html (1 hits)<text:line-break/>/temps/4IF16.html (1 hits)<text:line-break/>/temps/4IF15.html (1 hits)<text:line-break/></text:span></text:span><text:span text:style-name="Police_20_par_20_défaut"><text:span text:style-name="T226">graphe.dot.</text:span></text:span><text:span text:style-name="Police_20_par_20_défaut"><text:span text:style-name="T229">outfile</text:span></text:span><text:span text:style-name="Police_20_par_20_défaut"><text:span text:style-name="T226"> :</text:span></text:span><text:span text:style-name="Police_20_par_20_défaut"><text:span text:style-name="T180"><text:line-break/></text:span></text:span><text:span text:style-name="Police_20_par_20_défaut"><text:span text:style-name="T183">digraph {<text:line-break/>"/temps/4IF19.html" -&gt; "/temps/4IF15.html" [label="1"];<text:line-break/>"/temps/4IF15.html" -&gt; "/temps/4IF16.html" [label="1"]<text:line-break/>"/temps/4IF16.html" -&gt; "/temps/4IF17.html" [label="1"];<text:line-break/>"/temps/4IF17.html" -&gt; "/temps/4IF18.html" [label="1"];<text:line-break/>"/temps/4IF18.html" -&gt; "/temps/4IF19.html" [label="1"];<text:line-break/>}</text:span></text:span></text:p>
      <text:p text:style-name="P34"><text:span text:style-name="Police_20_par_20_défaut"><text:span text:style-name="T162">- </text:span></text:span><text:span text:style-name="Police_20_par_20_défaut"><text:span text:style-name="T219">1.4.3</text:span></text:span><text:span text:style-name="Police_20_par_20_défaut"><text:span text:style-name="T162"> : </text:span></text:span><text:span text:style-name="Police_20_par_20_défaut"><text:span text:style-name="T185">Exécution du programme avec le fichier de log de test avec l'option -t pour afficher uniquement les navigations à 12h.</text:span></text:span><text:span text:style-name="Police_20_par_20_défaut"><text:span text:style-name="T162"><text:line-break/></text:span></text:span><text:soft-page-break/><text:span text:style-name="Police_20_par_20_défaut"><text:span text:style-name="T159">&gt; </text:span></text:span><text:span text:style-name="Police_20_par_20_défaut"><text:span text:style-name="T266">./analog </text:span></text:span><text:span text:style-name="Police_20_par_20_défaut"><text:span text:style-name="T267">Tests</text:span></text:span><text:span text:style-name="Police_20_par_20_défaut"><text:span text:style-name="T266">/testLogFile.log </text:span></text:span><text:span text:style-name="Police_20_par_20_défaut"><text:span text:style-name="T276">-t 12<text:line-break/></text:span></text:span><text:span text:style-name="Police_20_par_20_défaut"><text:span text:style-name="T228">std.out :</text:span></text:span><text:span text:style-name="Police_20_par_20_défaut"><text:span text:style-name="T276"><text:line-break/></text:span></text:span><text:span text:style-name="Police_20_par_20_défaut"><text:span text:style-name="T186">/temps/style_emploi_du_temps.css (2 hits)<text:line-break/>/favicon.ico (2 hits)<text:line-break/>/temps/4IF15.html (1 hits)</text:span></text:span></text:p>
      <text:p text:style-name="P35"><text:span text:style-name="Police_20_par_20_défaut"><text:span text:style-name="T162">- </text:span></text:span><text:span text:style-name="Police_20_par_20_défaut"><text:span text:style-name="T219">1.4.4</text:span></text:span><text:span text:style-name="Police_20_par_20_défaut"><text:span text:style-name="T162"> : </text:span></text:span><text:span text:style-name="Police_20_par_20_défaut"><text:span text:style-name="T187">Exécution du programme avec le fichier de log de test avec l'option -t pour afficher uniquement les navigations à 12h, et l'option -g.</text:span></text:span><text:span text:style-name="Police_20_par_20_défaut"><text:span text:style-name="T162"><text:line-break/></text:span></text:span><text:span text:style-name="Police_20_par_20_défaut"><text:span text:style-name="T159">&gt; </text:span></text:span><text:span text:style-name="Police_20_par_20_défaut"><text:span text:style-name="T266">./analog </text:span></text:span><text:span text:style-name="Police_20_par_20_défaut"><text:span text:style-name="T267">Tests</text:span></text:span><text:span text:style-name="Police_20_par_20_défaut"><text:span text:style-name="T266">/testLogFile.log </text:span></text:span><text:span text:style-name="Police_20_par_20_défaut"><text:span text:style-name="T277">-t 12 -g graphe.dot<text:line-break/></text:span></text:span><text:span text:style-name="Police_20_par_20_défaut"><text:span text:style-name="T228">std.out :</text:span></text:span><text:span text:style-name="Police_20_par_20_défaut"><text:span text:style-name="T277"><text:line-break/></text:span></text:span><text:span text:style-name="Police_20_par_20_défaut"><text:span text:style-name="T188">Dot-file graphe.dot generated</text:span></text:span><text:span text:style-name="Police_20_par_20_défaut"><text:span text:style-name="T277"><text:line-break/></text:span></text:span><text:span text:style-name="Police_20_par_20_défaut"><text:span text:style-name="T186">/temps/style_emploi_du_temps.css (2 hits)<text:line-break/>/favicon.ico (2 hits)<text:line-break/>/temps/4IF15.html (1 hits)<text:line-break/></text:span></text:span><text:span text:style-name="Police_20_par_20_défaut"><text:span text:style-name="T226">graphe.dot.</text:span></text:span><text:span text:style-name="Police_20_par_20_défaut"><text:span text:style-name="T229">outfile</text:span></text:span><text:span text:style-name="Police_20_par_20_défaut"><text:span text:style-name="T226"> :</text:span></text:span><text:span text:style-name="Police_20_par_20_défaut"><text:span text:style-name="T189"><text:line-break/></text:span></text:span><text:span text:style-name="Police_20_par_20_défaut"><text:span text:style-name="T190">digraph {<text:line-break/>"-" -&gt; "/favicon.ico" [label="1"];<text:line-break/>"www.google.fr" -&gt; "/favicon.ico" [label="1"];<text:line-break/>"-" -&gt; "/temps/4IF15.html" [label="1"];<text:line-break/>"-" -&gt; "/temps/style_emploi_du_temps.css" [label="1"];<text:line-break/>"/temps/4IF15.html" -&gt; "/temps/style_emploi_du_temps.css" [label="1"];<text:line-break/>}</text:span></text:span></text:p>
      <text:p text:style-name="P34"><text:span text:style-name="Police_20_par_20_défaut"><text:span text:style-name="T162">-</text:span></text:span><text:span text:style-name="Police_20_par_20_défaut"><text:span text:style-name="T219"> 1.4.5 </text:span></text:span><text:span text:style-name="Police_20_par_20_défaut"><text:span text:style-name="T162">: </text:span></text:span><text:span text:style-name="Police_20_par_20_défaut"><text:span text:style-name="T191">Exécution du programme avec le fichier de log de test avec l'option -t pour afficher uniquement les navigations à 13h.</text:span></text:span><text:span text:style-name="Police_20_par_20_défaut"><text:span text:style-name="T162"><text:line-break/></text:span></text:span><text:span text:style-name="Police_20_par_20_défaut"><text:span text:style-name="T159">&gt; </text:span></text:span><text:span text:style-name="Police_20_par_20_défaut"><text:span text:style-name="T266">./analog </text:span></text:span><text:span text:style-name="Police_20_par_20_défaut"><text:span text:style-name="T267">Tests</text:span></text:span><text:span text:style-name="Police_20_par_20_défaut"><text:span text:style-name="T266">/testLogFile.log -</text:span></text:span><text:span text:style-name="Police_20_par_20_défaut"><text:span text:style-name="T278">t 13<text:line-break/></text:span></text:span><text:span text:style-name="Police_20_par_20_défaut"><text:span text:style-name="T228">std.out :</text:span></text:span><text:span text:style-name="Police_20_par_20_défaut"><text:span text:style-name="T278"><text:line-break/></text:span></text:span></text:p>
      <text:p text:style-name="P36"><text:span text:style-name="Police_20_par_20_défaut"><text:span text:style-name="T162">- </text:span></text:span><text:span text:style-name="Police_20_par_20_défaut"><text:span text:style-name="T219">1.4.6 </text:span></text:span><text:span text:style-name="Police_20_par_20_défaut"><text:span text:style-name="T162">: </text:span></text:span><text:span text:style-name="Police_20_par_20_défaut"><text:span text:style-name="T192">Exécution du programme avec le fichier de log de test avec l'option -t pour afficher uniquement les navigations à 13h, et l'option -g.</text:span></text:span><text:span text:style-name="Police_20_par_20_défaut"><text:span text:style-name="T162"><text:line-break/></text:span></text:span><text:span text:style-name="Police_20_par_20_défaut"><text:span text:style-name="T159">&gt; </text:span></text:span><text:span text:style-name="Police_20_par_20_défaut"><text:span text:style-name="T266">./analog </text:span></text:span><text:span text:style-name="Police_20_par_20_défaut"><text:span text:style-name="T267">Tests</text:span></text:span><text:span text:style-name="Police_20_par_20_défaut"><text:span text:style-name="T266">/testLogFile.log –</text:span></text:span><text:span text:style-name="Police_20_par_20_défaut"><text:span text:style-name="T279">t</text:span></text:span><text:span text:style-name="Police_20_par_20_défaut"><text:span text:style-name="T266"> </text:span></text:span><text:span text:style-name="Police_20_par_20_défaut"><text:span text:style-name="T279">13 </text:span></text:span><text:span text:style-name="Police_20_par_20_défaut"><text:span text:style-name="T280">-g graphe.dot<text:line-break/></text:span></text:span><text:span text:style-name="Police_20_par_20_défaut"><text:span text:style-name="T228">std.out :</text:span></text:span><text:span text:style-name="Police_20_par_20_défaut"><text:span text:style-name="T280"><text:line-break/></text:span></text:span><text:span text:style-name="Police_20_par_20_défaut"><text:span text:style-name="T193">Dot-file graphe.dot generated<text:line-break/></text:span></text:span><text:span text:style-name="Police_20_par_20_défaut"><text:span text:style-name="T226">graphe.dot.</text:span></text:span><text:span text:style-name="Police_20_par_20_défaut"><text:span text:style-name="T229">outfile</text:span></text:span><text:span text:style-name="Police_20_par_20_défaut"><text:span text:style-name="T226"> :</text:span></text:span><text:span text:style-name="Police_20_par_20_défaut"><text:span text:style-name="T193"><text:line-break/></text:span></text:span><text:span text:style-name="Police_20_par_20_défaut"><text:span text:style-name="T194">digraph {<text:line-break/>}</text:span></text:span></text:p>
      <text:p text:style-name="P34"><text:span text:style-name="Police_20_par_20_défaut"><text:span text:style-name="T162">- </text:span></text:span><text:span text:style-name="Police_20_par_20_défaut"><text:span text:style-name="T219">1.</text:span></text:span><text:span text:style-name="Police_20_par_20_défaut"><text:span text:style-name="T220">5.1</text:span></text:span><text:span text:style-name="Police_20_par_20_défaut"><text:span text:style-name="T219"> </text:span></text:span><text:span text:style-name="Police_20_par_20_défaut"><text:span text:style-name="T162">: </text:span></text:span><text:span text:style-name="Police_20_par_20_défaut"><text:span text:style-name="T195">Exécution du programme avec le fichier de log de test avec l'option -i pour afficher uniquement les navigations internes.</text:span></text:span><text:span text:style-name="Police_20_par_20_défaut"><text:span text:style-name="T162"><text:line-break/></text:span></text:span><text:span text:style-name="Police_20_par_20_défaut"><text:span text:style-name="T159">&gt; </text:span></text:span><text:span text:style-name="Police_20_par_20_défaut"><text:span text:style-name="T266">./analog </text:span></text:span><text:span text:style-name="Police_20_par_20_défaut"><text:span text:style-name="T267">Tests</text:span></text:span><text:span text:style-name="Police_20_par_20_défaut"><text:span text:style-name="T266">/testLogFile.log -</text:span></text:span><text:span text:style-name="Police_20_par_20_défaut"><text:span text:style-name="T281">i<text:line-break/></text:span></text:span><text:span text:style-name="Police_20_par_20_défaut"><text:span text:style-name="T228">std.out :</text:span></text:span><text:span text:style-name="Police_20_par_20_défaut"><text:span text:style-name="T281"><text:line-break/></text:span></text:span><text:span text:style-name="Police_20_par_20_défaut"><text:span text:style-name="T196">/temps/style_emploi_du_temps.css (1 hits)<text:line-break/>/temps/4IF19.html (1 hits)<text:line-break/>/temps/4IF18.html (1 hits)<text:line-break/>/temps/4IF17.html (1 hits)<text:line-break/>/temps/4IF16.html (1 hits)<text:line-break/>/temps/4IF15.html (1 hits)</text:span></text:span></text:p>
      <text:p text:style-name="P37"><text:span text:style-name="Police_20_par_20_défaut"><text:span text:style-name="T162">- </text:span></text:span><text:span text:style-name="Police_20_par_20_défaut"><text:span text:style-name="T219">1.</text:span></text:span><text:span text:style-name="Police_20_par_20_défaut"><text:span text:style-name="T220">5.2</text:span></text:span><text:span text:style-name="Police_20_par_20_défaut"><text:span text:style-name="T162"> : </text:span></text:span><text:span text:style-name="Police_20_par_20_défaut"><text:span text:style-name="T197">Exécution du programme avec le fichier de log de test avec l'option -i pour afficher uniquement les navigations internes, et l'option -g.</text:span></text:span><text:span text:style-name="Police_20_par_20_défaut"><text:span text:style-name="T162"><text:line-break/></text:span></text:span><text:soft-page-break/><text:span text:style-name="Police_20_par_20_défaut"><text:span text:style-name="T159">&gt; </text:span></text:span><text:span text:style-name="Police_20_par_20_défaut"><text:span text:style-name="T266">./analog </text:span></text:span><text:span text:style-name="Police_20_par_20_défaut"><text:span text:style-name="T267">Tests</text:span></text:span><text:span text:style-name="Police_20_par_20_défaut"><text:span text:style-name="T266">/testLogFile.log</text:span></text:span><text:span text:style-name="Police_20_par_20_défaut"><text:span text:style-name="T282"> -i -g graphe.dot<text:line-break/></text:span></text:span><text:span text:style-name="Police_20_par_20_défaut"><text:span text:style-name="T228">std.out :</text:span></text:span><text:span text:style-name="Police_20_par_20_défaut"><text:span text:style-name="T282"><text:line-break/></text:span></text:span><text:span text:style-name="Police_20_par_20_défaut"><text:span text:style-name="T198">Dot-file graphe.dot generated</text:span></text:span><text:span text:style-name="Police_20_par_20_défaut"><text:span text:style-name="T282"><text:line-break/></text:span></text:span><text:span text:style-name="Police_20_par_20_défaut"><text:span text:style-name="T196">/temps/style_emploi_du_temps.css (1 hits)<text:line-break/>/temps/4IF19.html (1 hits)<text:line-break/>/temps/4IF18.html (1 hits)<text:line-break/>/temps/4IF17.html (1 hits)<text:line-break/>/temps/4IF16.html (1 hits)<text:line-break/>/temps/4IF15.html (1 hits)<text:line-break/></text:span></text:span><text:span text:style-name="Police_20_par_20_défaut"><text:span text:style-name="T226">graphe.dot.</text:span></text:span><text:span text:style-name="Police_20_par_20_défaut"><text:span text:style-name="T229">outfile</text:span></text:span><text:span text:style-name="Police_20_par_20_défaut"><text:span text:style-name="T226"> :</text:span></text:span><text:span text:style-name="Police_20_par_20_défaut"><text:span text:style-name="T199"><text:line-break/>digraph {<text:line-break/>"/temps/4IF19.html" -&gt; "/temps/4IF15.html" [label="1"];<text:line-break/>"/temps/4IF15.html" -&gt; "/temps/4IF16.html" [label="1"];<text:line-break/>"/temps/4IF16.html" -&gt; "/temps/4IF17.html" [label="1"];<text:line-break/>"/temps/4IF17.html" -&gt; "/temps/4IF18.html" [label="1"];<text:line-break/>"/temps/4IF18.html" -&gt; "/temps/4IF19.html" [label="1"];<text:line-break/>"/temps/4IF15.html" -&gt; "/temps/style_emploi_du_temps.css" [label="1"];<text:line-break/>}</text:span></text:span></text:p>
      <text:p text:style-name="P31"><text:span text:style-name="Police_20_par_20_défaut"><text:span text:style-name="T1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2cm" fo:margin-bottom="1.752cm" fo:margin-left="2.251cm" fo:margin-right="1.998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David</meta:initial-creator>
    <meta:creation-date>2014-10-16T14:55:00Z</meta:creation-date>
    <dc:date>2014-12-13T13:44:37.521889182</dc:date>
    <meta:editing-cycles>699</meta:editing-cycles>
    <meta:editing-duration>PT9H7M3S</meta:editing-duration>
    <dc:creator>David Wobrock</dc:creator>
    <meta:document-statistic meta:table-count="1" meta:image-count="0" meta:object-count="0" meta:page-count="12" meta:paragraph-count="74" meta:word-count="2285" meta:character-count="16873" meta:non-whitespace-character-count="14577"/>
    <meta:template xlink:type="simple" xlink:actuate="onRequest" xlink:title="" xlink:href="../../../../var/tmp/CR_B3308_Touzard_Wobrock.odt/Normal"/>
  </office:meta>
</office:document-meta>
</file>